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1" svg:font-family="Arial"/>
    <style:font-face style:name="Roboto Mono" svg:font-family="'Roboto Mono'"/>
    <style:font-face style:name="Ultra" svg:font-family="Ultra"/>
    <style:font-face style:name="mmmmonospace" svg:font-family="mmmmonospace"/>
    <style:font-face style:name="monospace" svg:font-family="monospace"/>
    <style:font-face style:name="Monospace" svg:font-family="Monospace" style:font-pitch="fixed"/>
    <style:font-face style:name="monospace1" svg:font-family="monospace" style:font-pitch="fixed"/>
    <style:font-face style:name="Arial" svg:font-family="Arial" style:font-pitch="variable"/>
    <style:font-face style:name="Caladea1" svg:font-family="Caladea"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draw:fill="solid" draw:fill-color="#2121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8" style:family="presentation" style:parent-style-name="Title_20_and_20_bod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9"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and_20_body-outline1">
      <style:graphic-properties draw:stroke="solid" svg:stroke-width="0.026cm" svg:stroke-color="#ff9900" draw:stroke-linejoin="round" draw:fill="none" draw:textarea-vertical-align="top" draw:auto-grow-height="false" draw:fit-to-size="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41.2000007629395pt"/>
    </style:style>
    <style:style style:name="P4" style:family="paragraph">
      <style:paragraph-properties fo:margin-left="0cm" fo:margin-right="0cm" fo:margin-top="0cm" fo:margin-bottom="0cm" fo:line-height="100%" fo:text-align="start" fo:text-indent="0cm" style:writing-mode="lr-tb"/>
      <style:text-properties fo:font-size="20.6000003814697pt" style:font-size-asian="14pt" style:font-size-complex="14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20.6000003814697pt" style:font-size-asian="14pt" style:font-size-complex="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564cm" fo:line-height="10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564cm" fo:line-height="100%" fo:text-align="center" fo:text-indent="0cm" style:writing-mode="lr-tb"/>
    </style:style>
    <style:style style:name="P12" style:family="paragraph">
      <style:paragraph-properties fo:margin-left="1.27cm" fo:margin-right="0cm" fo:margin-top="0cm" fo:margin-bottom="0.564cm" fo:line-height="100%" fo:text-align="start" fo:text-indent="-1.057cm" style:writing-mode="lr-tb">
        <style:tab-stops>
          <style:tab-stop style:position="0cm"/>
        </style:tab-stops>
      </style:paragraph-properties>
    </style:style>
    <style:style style:name="P13" style:family="paragraph">
      <style:paragraph-properties fo:margin-left="2.54cm" fo:margin-right="0cm" fo:margin-top="0cm" fo:margin-bottom="0.564cm" fo:text-align="start" fo:text-indent="-1.057cm">
        <style:tab-stops>
          <style:tab-stop style:position="0cm"/>
        </style:tab-stops>
      </style:paragraph-properties>
    </style:style>
    <style:style style:name="P14" style:family="paragraph">
      <style:paragraph-properties fo:margin-top="0cm" fo:margin-bottom="0cm" fo:line-height="100%" fo:text-align="start" style:writing-mode="lr-tb"/>
    </style:style>
    <style:style style:name="P15" style:family="paragraph">
      <style:paragraph-properties fo:margin-top="0cm" fo:margin-bottom="0cm" fo:line-height="100%" fo:text-align="start"/>
    </style:style>
    <style:style style:name="P16" style:family="paragraph">
      <style:paragraph-properties fo:margin-left="0cm" fo:margin-right="0cm" fo:margin-top="0cm" fo:margin-bottom="0cm" fo:line-height="90%" fo:text-align="start" fo:text-indent="0cm" style:writing-mode="lr-tb"/>
    </style:style>
    <style:style style:name="P17" style:family="paragraph">
      <style:paragraph-properties fo:margin-left="0cm" fo:margin-right="0cm" fo:margin-top="0cm" fo:margin-bottom="0.564cm" fo:line-height="90%" fo:text-align="start" fo:text-indent="0cm" style:writing-mode="lr-tb"/>
    </style:style>
    <style:style style:name="P18" style:family="paragraph">
      <loext:graphic-properties draw:fill="none"/>
      <style:paragraph-properties fo:line-height="90%" fo:text-align="start" style:writing-mode="lr-tb" style:font-independent-line-spacing="true"/>
      <style:text-properties style:font-name="monospace1" fo:font-size="32pt" style:font-size-asian="32pt" style:font-size-complex="32pt"/>
    </style:style>
    <style:style style:name="P19" style:family="paragraph">
      <loext:graphic-properties draw:fill="none"/>
      <style:paragraph-properties fo:line-height="90%" fo:text-align="start" style:writing-mode="lr-tb" style:font-independent-line-spacing="true"/>
      <style:text-properties style:font-name="monospace1" fo:font-size="26pt" style:font-size-asian="26pt" style:font-size-complex="26pt"/>
    </style:style>
    <style:style style:name="P20" style:family="paragraph">
      <loext:graphic-properties draw:fill="none"/>
      <style:paragraph-properties fo:line-height="90%" fo:text-align="start" style:writing-mode="lr-tb" style:font-independent-line-spacing="true"/>
      <style:text-properties style:font-name="monospace1" fo:font-size="24pt" style:font-size-asian="24pt" style:font-size-complex="24pt"/>
    </style:style>
    <style:style style:name="P21" style:family="paragraph">
      <style:paragraph-properties fo:margin-left="0cm" fo:margin-right="0cm" fo:margin-top="0cm" fo:margin-bottom="0cm" fo:line-height="90%" fo:text-align="start" fo:text-indent="0cm" style:writing-mode="lr-tb"/>
      <style:text-properties style:font-name="monospace1" fo:font-size="22pt" style:font-size-asian="22pt" style:font-size-complex="22pt"/>
    </style:style>
    <style:style style:name="P22" style:family="paragraph">
      <style:paragraph-properties fo:margin-left="0cm" fo:margin-right="0cm" fo:margin-top="0cm" fo:margin-bottom="0.564cm" fo:line-height="90%" fo:text-align="start" fo:text-indent="0cm" style:writing-mode="lr-tb"/>
      <style:text-properties style:font-name="monospace1" fo:font-size="22pt" style:font-size-asian="22pt" style:font-size-complex="22pt"/>
    </style:style>
    <style:style style:name="P23" style:family="paragraph">
      <loext:graphic-properties draw:fill="none"/>
      <style:paragraph-properties fo:line-height="90%" fo:text-align="start" style:writing-mode="lr-tb" style:font-independent-line-spacing="true"/>
      <style:text-properties style:font-name="monospace1" fo:font-size="22pt" style:font-size-asian="22pt" style:font-size-complex="22pt"/>
    </style:style>
    <style:style style:name="P24" style:family="paragraph">
      <style:paragraph-properties fo:margin-left="0cm" fo:margin-right="0cm" fo:margin-top="0cm" fo:margin-bottom="0cm" fo:line-height="135%" fo:text-align="start" fo:text-indent="0cm" style:writing-mode="lr-tb"/>
      <style:text-properties style:font-name="monospace1" fo:font-size="13pt" style:font-size-asian="13pt" style:font-size-complex="13pt"/>
    </style:style>
    <style:style style:name="P25" style:family="paragraph">
      <style:paragraph-properties fo:margin-left="0cm" fo:margin-right="0cm" fo:margin-top="0cm" fo:margin-bottom="0.564cm" fo:line-height="100%" fo:text-align="start" fo:text-indent="0cm" style:writing-mode="lr-tb"/>
      <style:text-properties style:font-name="monospace1" fo:font-size="13pt" style:font-size-asian="13pt" style:font-size-complex="13pt"/>
    </style:style>
    <style:style style:name="P26" style:family="paragraph">
      <loext:graphic-properties draw:fill="none"/>
      <style:paragraph-properties fo:text-align="start" style:font-independent-line-spacing="true"/>
      <style:text-properties style:font-name="monospace1" fo:font-size="13pt" style:font-size-asian="13pt" style:font-size-complex="13pt"/>
    </style:style>
    <style:style style:name="P27" style:family="paragraph">
      <style:paragraph-properties fo:margin-left="0cm" fo:margin-right="0cm" fo:margin-top="0cm" fo:margin-bottom="0cm" fo:line-height="135%" fo:text-align="start" fo:text-indent="0cm" style:writing-mode="lr-tb"/>
      <style:text-properties style:font-name="monospace1" fo:font-size="14pt" style:font-size-asian="14pt" style:font-size-complex="14pt"/>
    </style:style>
    <style:style style:name="P28" style:family="paragraph">
      <style:paragraph-properties fo:margin-left="0cm" fo:margin-right="0cm" fo:margin-top="0cm" fo:margin-bottom="0cm" fo:line-height="135%" fo:text-align="start" fo:text-indent="0cm" style:writing-mode="lr-tb">
        <style:tab-stops>
          <style:tab-stop style:position="0cm"/>
        </style:tab-stops>
      </style:paragraph-properties>
      <style:text-properties style:font-name="monospace1" fo:font-size="14pt" style:font-size-asian="14pt" style:font-size-complex="14pt"/>
    </style:style>
    <style:style style:name="P29" style:family="paragraph">
      <style:paragraph-properties fo:margin-left="0cm" fo:margin-right="0cm" fo:margin-top="0cm" fo:margin-bottom="0.564cm" fo:line-height="100%" fo:text-align="start" fo:text-indent="0cm" style:writing-mode="lr-tb">
        <style:tab-stops>
          <style:tab-stop style:position="0cm"/>
        </style:tab-stops>
      </style:paragraph-properties>
      <style:text-properties style:font-name="monospace1" fo:font-size="14pt" style:font-size-asian="14pt" style:font-size-complex="14pt"/>
    </style:style>
    <style:style style:name="P30" style:family="paragraph">
      <loext:graphic-properties draw:fill="none"/>
      <style:paragraph-properties fo:margin-left="0cm" fo:margin-right="0cm" fo:text-align="start" fo:text-indent="0cm" style:font-independent-line-spacing="true"/>
      <style:text-properties style:font-name="monospace1" fo:font-size="14pt" style:font-size-asian="14pt" style:font-size-complex="14pt"/>
    </style:style>
    <style:style style:name="P31" style:family="paragraph">
      <style:paragraph-properties fo:margin-left="0cm" fo:margin-right="0cm" fo:margin-top="0cm" fo:margin-bottom="0cm" fo:line-height="135%" fo:text-align="start" fo:text-indent="0cm" style:writing-mode="lr-tb"/>
      <style:text-properties style:font-name="monospace1" fo:font-size="22pt" style:font-size-asian="22pt" style:font-size-complex="22pt"/>
    </style:style>
    <style:style style:name="P32" style:family="paragraph">
      <style:paragraph-properties fo:margin-left="0cm" fo:margin-right="0cm" fo:margin-top="0cm" fo:margin-bottom="0.564cm" fo:line-height="100%" fo:text-align="start" fo:text-indent="0cm" style:writing-mode="lr-tb"/>
      <style:text-properties style:font-name="monospace1" fo:font-size="22pt" style:font-size-asian="22pt" style:font-size-complex="22pt"/>
    </style:style>
    <style:style style:name="P33" style:family="paragraph">
      <loext:graphic-properties draw:fill="none"/>
      <style:paragraph-properties fo:text-align="start" style:font-independent-line-spacing="true"/>
      <style:text-properties style:font-name="monospace1" fo:font-size="22pt" style:font-size-asian="22pt" style:font-size-complex="22pt"/>
    </style:style>
    <style:style style:name="P34" style:family="paragraph">
      <style:paragraph-properties fo:margin-left="0cm" fo:margin-right="0cm" fo:margin-top="0cm" fo:margin-bottom="0cm" fo:line-height="135%" fo:text-align="start" fo:text-indent="0cm" style:writing-mode="lr-tb"/>
      <style:text-properties style:font-name="monospace1" fo:font-size="18pt" style:font-size-asian="18pt" style:font-size-complex="18pt"/>
    </style:style>
    <style:style style:name="P35" style:family="paragraph">
      <style:paragraph-properties fo:margin-left="0cm" fo:margin-right="0cm" fo:margin-top="0cm" fo:margin-bottom="0.564cm" fo:line-height="100%" fo:text-align="start" fo:text-indent="0cm" style:writing-mode="lr-tb"/>
      <style:text-properties style:font-name="monospace1" fo:font-size="18pt" style:font-size-asian="18pt" style:font-size-complex="18pt"/>
    </style:style>
    <style:style style:name="P36" style:family="paragraph">
      <loext:graphic-properties draw:fill="none"/>
      <style:paragraph-properties fo:text-align="start" style:font-independent-line-spacing="true"/>
      <style:text-properties style:font-name="monospace1" fo:font-size="18pt" style:font-size-asian="18pt" style:font-size-complex="18pt"/>
    </style:style>
    <style:style style:name="P37" style:family="paragraph">
      <style:paragraph-properties fo:margin-left="0cm" fo:margin-right="0cm" fo:margin-top="0cm" fo:margin-bottom="0cm" fo:line-height="135%" fo:text-align="start" fo:text-indent="0cm" style:writing-mode="lr-tb"/>
      <style:text-properties style:font-name="Monospace" fo:font-size="16pt" style:font-size-asian="16pt" style:font-size-complex="16pt"/>
    </style:style>
    <style:style style:name="P38" style:family="paragraph">
      <style:paragraph-properties fo:margin-left="0cm" fo:margin-right="0cm" fo:margin-top="0cm" fo:margin-bottom="0.564cm" fo:line-height="100%" fo:text-align="start" fo:text-indent="0cm" style:writing-mode="lr-tb"/>
      <style:text-properties style:font-name="Monospace" fo:font-size="16pt" style:font-size-asian="16pt" style:font-size-complex="16pt"/>
    </style:style>
    <style:style style:name="P39" style:family="paragraph">
      <loext:graphic-properties draw:fill="none"/>
      <style:paragraph-properties fo:text-align="start" style:font-independent-line-spacing="true"/>
      <style:text-properties style:font-name="Monospace" fo:font-size="16pt" style:font-size-asian="16pt" style:font-size-complex="16pt"/>
    </style:style>
    <style:style style:name="P40" style:family="paragraph">
      <style:paragraph-properties fo:margin-left="0cm" fo:margin-right="0cm" fo:margin-top="0cm" fo:margin-bottom="0cm" fo:line-height="135%" fo:text-align="start" fo:text-indent="0cm" style:writing-mode="lr-tb"/>
    </style:style>
    <style:style style:name="P41"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42" style:family="paragraph">
      <style:paragraph-properties fo:margin-left="0cm" fo:margin-right="0cm" fo:margin-top="0cm" fo:margin-bottom="0.564cm" fo:line-height="100%" fo:text-align="start" fo:text-indent="1.27cm" style:writing-mode="lr-tb">
        <style:tab-stops>
          <style:tab-stop style:position="0cm"/>
        </style:tab-stops>
      </style:paragraph-properties>
    </style:style>
    <style:style style:name="P43"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44" style:family="paragraph">
      <style:paragraph-properties fo:margin-left="2.54cm" fo:margin-right="0cm" fo:margin-top="0cm" fo:margin-bottom="0.564cm" fo:line-height="100%" fo:text-align="start" fo:text-indent="-1.057cm" style:writing-mode="lr-tb">
        <style:tab-stops>
          <style:tab-stop style:position="0cm"/>
        </style:tab-stops>
      </style:paragraph-properties>
    </style:style>
    <style:style style:name="P45" style:family="paragraph">
      <style:paragraph-properties fo:margin-left="2.54cm" fo:margin-right="0cm" fo:margin-top="0cm" fo:margin-bottom="0.564cm" fo:line-height="100%" fo:text-align="start" fo:text-indent="1.27cm" style:writing-mode="lr-tb">
        <style:tab-stops>
          <style:tab-stop style:position="0cm"/>
        </style:tab-stops>
      </style:paragraph-properties>
    </style:style>
    <style:style style:name="P46"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47" style:family="paragraph">
      <style:paragraph-properties fo:margin-left="1.27cm" fo:margin-right="0cm" fo:margin-top="0cm" fo:margin-bottom="0.564cm" fo:line-height="100%" fo:text-align="center" fo:text-indent="-1.057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Ultra" fo:font-size="52pt" fo:letter-spacing="normal" fo:font-style="normal" style:text-underline-style="none" fo:font-weight="normal" style:font-name-asian="Ultra" style:font-size-asian="52pt" style:font-style-asian="normal" style:font-weight-asian="normal" style:font-name-complex="Ultra"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ff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oboto Mono" fo:font-size="30pt" fo:letter-spacing="normal" fo:font-style="normal" style:text-underline-style="none" fo:font-weight="bold" style:font-name-asian="Roboto Mono" style:font-size-asian="30pt" style:font-style-asian="normal" style:font-weight-asian="bold" style:font-name-complex="Roboto Mono" style:font-size-complex="30pt" style:font-style-complex="normal" style:font-weight-complex="bold"/>
    </style:style>
    <style:style style:name="T7" style:family="text">
      <style:text-properties fo:font-variant="normal" fo:text-transform="none" fo:color="#ffab40" style:text-line-through-style="none" style:text-line-through-type="none" style:text-position="0% 100%" style:font-name="Roboto Mono" fo:font-size="36pt" fo:letter-spacing="normal" fo:font-style="normal" style:text-underline-style="none" fo:font-weight="bold" style:font-name-asian="Roboto Mono" style:font-size-asian="36pt" style:font-style-asian="normal" style:font-weight-asian="bold" style:font-name-complex="Roboto Mono" style:font-size-complex="36pt" style:font-style-complex="normal" style:font-weight-complex="bold"/>
    </style:style>
    <style:style style:name="T8" style:family="text">
      <style:text-properties fo:font-variant="normal" fo:text-transform="none" fo:color="#ffffff" style:text-line-through-style="none" style:text-line-through-type="none" style:text-position="0% 100%" style:font-name="Roboto Mono" fo:font-size="36pt" fo:letter-spacing="normal" fo:font-style="normal" style:text-underline-style="none" fo:font-weight="normal" style:font-name-asian="Roboto Mono" style:font-size-asian="36pt" style:font-style-asian="normal" style:font-weight-asian="normal" style:font-name-complex="Roboto Mono" style:font-size-complex="3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oboto Mono" fo:font-size="24pt" fo:letter-spacing="normal" fo:font-style="normal" style:text-underline-style="none" fo:font-weight="bold" style:font-name-asian="Roboto Mono" style:font-size-asian="24pt" style:font-style-asian="normal" style:font-weight-asian="bold" style:font-name-complex="Roboto Mono" style:font-size-complex="24pt" style:font-style-complex="normal" style:font-weight-complex="bold"/>
    </style:style>
    <style:style style:name="T10"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1" style:family="text">
      <style:text-properties fo:font-variant="normal" fo:text-transform="none" fo:color="#ff99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12" style:family="text">
      <style:text-properties fo:font-variant="normal" fo:text-transform="none" fo:color="#ffffff" style:text-line-through-style="solid" style:text-line-through-type="singl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ff99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ff99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7" style:family="text">
      <style:text-properties fo:font-variant="normal" fo:text-transform="none" fo:color="#ff99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18" style:family="text">
      <style:text-properties fo:font-variant="normal" fo:text-transform="none" fo:color="#ffffff"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1" style:family="text">
      <style:text-properties fo:font-variant="normal" fo:text-transform="none" fo:color="#ff9900" style:text-line-through-style="none" style:text-line-through-type="none" style:text-position="0% 100%" style:font-name="Roboto Mono" fo:font-size="24pt" fo:letter-spacing="normal" fo:font-style="normal" style:text-underline-style="none" fo:font-weight="bold" style:font-name-asian="Roboto Mono" style:font-size-asian="24pt" style:font-style-asian="normal" style:font-weight-asian="bold" style:font-name-complex="Roboto Mono" style:font-size-complex="24pt" style:font-style-complex="normal" style:font-weight-complex="bold"/>
    </style:style>
    <style:style style:name="T22" style:family="text">
      <style:text-properties fo:font-variant="normal" fo:text-transform="none" fo:color="#ff99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23" style:family="text">
      <style:text-properties fo:font-variant="normal" fo:text-transform="none" fo:color="#ff9900"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24" style:family="text">
      <style:text-properties fo:font-variant="normal" fo:text-transform="none" fo:color="#569cd6" style:text-line-through-style="none" style:text-line-through-type="none" style:text-position="0% 100%" style:font-name="monospace1" fo:font-size="32pt" fo:letter-spacing="normal" fo:font-style="normal" style:text-underline-style="none" fo:font-weight="normal" style:font-name-asian="Roboto Mono" style:font-size-asian="32pt" style:font-style-asian="normal" style:font-weight-asian="normal" style:font-name-complex="Roboto Mono" style:font-size-complex="32pt" style:font-style-complex="normal" style:font-weight-complex="normal"/>
    </style:style>
    <style:style style:name="T25" style:family="text">
      <style:text-properties fo:font-variant="normal" fo:text-transform="none" fo:color="#d4d4d4" style:text-line-through-style="none" style:text-line-through-type="none" style:text-position="0% 100%" style:font-name="monospace1" fo:font-size="32pt" fo:letter-spacing="normal" fo:font-style="normal" style:text-underline-style="none" fo:font-weight="normal" style:font-name-asian="Roboto Mono" style:font-size-asian="32pt" style:font-style-asian="normal" style:font-weight-asian="normal" style:font-name-complex="Roboto Mono" style:font-size-complex="32pt" style:font-style-complex="normal" style:font-weight-complex="normal"/>
    </style:style>
    <style:style style:name="T26" style:family="text">
      <style:text-properties fo:font-variant="normal" fo:text-transform="none" fo:color="#608b4e" style:text-line-through-style="none" style:text-line-through-type="none" style:text-position="0% 100%" style:font-name="monospace1" fo:font-size="32pt" fo:letter-spacing="normal" fo:font-style="normal" style:text-underline-style="none" fo:font-weight="normal" style:font-name-asian="Roboto Mono" style:font-size-asian="32pt" style:font-style-asian="normal" style:font-weight-asian="normal" style:font-name-complex="Roboto Mono" style:font-size-complex="32pt" style:font-style-complex="normal" style:font-weight-complex="normal"/>
    </style:style>
    <style:style style:name="T27" style:family="text">
      <style:text-properties fo:font-variant="normal" fo:text-transform="none" fo:color="#ff9900" style:text-line-through-style="none" style:text-line-through-type="none" style:text-position="0% 100%" style:font-name="monospace1" fo:font-size="32pt" fo:letter-spacing="normal" fo:font-style="normal" style:text-underline-style="none" fo:font-weight="normal" style:font-name-asian="Roboto Mono" style:font-size-asian="32pt" style:font-style-asian="normal" style:font-weight-asian="normal" style:font-name-complex="Roboto Mono" style:font-size-complex="32pt" style:font-style-complex="normal" style:font-weight-complex="normal"/>
    </style:style>
    <style:style style:name="T28" style:family="text">
      <style:text-properties fo:font-variant="normal" fo:text-transform="none" fo:color="#b5cea8" style:text-line-through-style="none" style:text-line-through-type="none" style:text-position="0% 100%" style:font-name="monospace1" fo:font-size="32pt" fo:letter-spacing="normal" fo:font-style="normal" style:text-underline-style="none" fo:font-weight="normal" style:font-name-asian="Roboto Mono" style:font-size-asian="32pt" style:font-style-asian="normal" style:font-weight-asian="normal" style:font-name-complex="Roboto Mono" style:font-size-complex="32pt" style:font-style-complex="normal" style:font-weight-complex="normal"/>
    </style:style>
    <style:style style:name="T29" style:family="text">
      <style:text-properties fo:font-variant="normal" fo:text-transform="none" fo:color="#ff0000" style:text-line-through-style="none" style:text-line-through-type="none" style:text-position="0% 100%" style:font-name="monospace1" fo:font-size="32pt" fo:letter-spacing="normal" fo:font-style="normal" style:text-underline-style="none" fo:font-weight="normal" style:font-name-asian="Roboto Mono" style:font-size-asian="32pt" style:font-style-asian="normal" style:font-weight-asian="normal" style:font-name-complex="Roboto Mono" style:font-size-complex="32pt" style:font-style-complex="normal" style:font-weight-complex="normal"/>
    </style:style>
    <style:style style:name="T30" style:family="text">
      <style:text-properties fo:font-variant="normal" fo:text-transform="none" fo:color="#d4d4d4" style:text-line-through-style="none" style:text-line-through-type="none" style:text-position="0% 100%" style:font-name="monospace1" fo:font-size="26pt" fo:letter-spacing="normal" fo:font-style="normal" style:text-underline-style="none" fo:font-weight="normal" style:font-name-asian="Roboto Mono" style:font-size-asian="26pt" style:font-style-asian="normal" style:font-weight-asian="normal" style:font-name-complex="Roboto Mono" style:font-size-complex="26pt" style:font-style-complex="normal" style:font-weight-complex="normal"/>
    </style:style>
    <style:style style:name="T31" style:family="text">
      <style:text-properties fo:font-variant="normal" fo:text-transform="none" fo:color="#569cd6" style:text-line-through-style="none" style:text-line-through-type="none" style:text-position="0% 100%" style:font-name="monospace1" fo:font-size="26pt" fo:letter-spacing="normal" fo:font-style="normal" style:text-underline-style="none" fo:font-weight="normal" style:font-name-asian="Roboto Mono" style:font-size-asian="26pt" style:font-style-asian="normal" style:font-weight-asian="normal" style:font-name-complex="Roboto Mono" style:font-size-complex="26pt" style:font-style-complex="normal" style:font-weight-complex="normal"/>
    </style:style>
    <style:style style:name="T32" style:family="text">
      <style:text-properties fo:font-variant="normal" fo:text-transform="none" fo:color="#608b4e" style:text-line-through-style="none" style:text-line-through-type="none" style:text-position="0% 100%" style:font-name="monospace1" fo:font-size="26pt" fo:letter-spacing="normal" fo:font-style="normal" style:text-underline-style="none" fo:font-weight="normal" style:font-name-asian="Roboto Mono" style:font-size-asian="26pt" style:font-style-asian="normal" style:font-weight-asian="normal" style:font-name-complex="Roboto Mono" style:font-size-complex="26pt" style:font-style-complex="normal" style:font-weight-complex="normal"/>
    </style:style>
    <style:style style:name="T33" style:family="text">
      <style:text-properties fo:font-variant="normal" fo:text-transform="none" fo:color="#b5cea8" style:text-line-through-style="none" style:text-line-through-type="none" style:text-position="0% 100%" style:font-name="monospace1" fo:font-size="26pt" fo:letter-spacing="normal" fo:font-style="normal" style:text-underline-style="none" fo:font-weight="normal" style:font-name-asian="Roboto Mono" style:font-size-asian="26pt" style:font-style-asian="normal" style:font-weight-asian="normal" style:font-name-complex="Roboto Mono" style:font-size-complex="26pt" style:font-style-complex="normal" style:font-weight-complex="normal"/>
    </style:style>
    <style:style style:name="T34" style:family="text">
      <style:text-properties fo:font-variant="normal" fo:text-transform="none" fo:color="#569cd6" style:text-line-through-style="none" style:text-line-through-type="none" style:text-position="0% 100%" style:font-name="monospace1"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35" style:family="text">
      <style:text-properties fo:font-variant="normal" fo:text-transform="none" fo:color="#d4d4d4" style:text-line-through-style="none" style:text-line-through-type="none" style:text-position="0% 100%" style:font-name="monospace1"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36" style:family="text">
      <style:text-properties fo:font-variant="normal" fo:text-transform="none" fo:color="#608b4e" style:text-line-through-style="none" style:text-line-through-type="none" style:text-position="0% 100%" style:font-name="monospace1"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37" style:family="text">
      <style:text-properties fo:font-variant="normal" fo:text-transform="none" fo:color="#569cd6" style:text-line-through-style="none" style:text-line-through-type="none" style:text-position="0% 100%" style:font-name="monospace1" fo:font-size="22pt" fo:letter-spacing="normal" fo:font-style="normal" style:text-underline-style="none" fo:font-weight="normal" style:font-name-asian="Roboto Mono" style:font-size-asian="22pt" style:font-style-asian="normal" style:font-weight-asian="normal" style:font-name-complex="Roboto Mono" style:font-size-complex="22pt" style:font-style-complex="normal" style:font-weight-complex="normal"/>
    </style:style>
    <style:style style:name="T38" style:family="text">
      <style:text-properties fo:font-variant="normal" fo:text-transform="none" fo:color="#d4d4d4" style:text-line-through-style="none" style:text-line-through-type="none" style:text-position="0% 100%" style:font-name="monospace1" fo:font-size="22pt" fo:letter-spacing="normal" fo:font-style="normal" style:text-underline-style="none" fo:font-weight="normal" style:font-name-asian="Roboto Mono" style:font-size-asian="22pt" style:font-style-asian="normal" style:font-weight-asian="normal" style:font-name-complex="Roboto Mono" style:font-size-complex="22pt" style:font-style-complex="normal" style:font-weight-complex="normal"/>
    </style:style>
    <style:style style:name="T39" style:family="text">
      <style:text-properties fo:font-variant="normal" fo:text-transform="none" fo:color="#608b4e" style:text-line-through-style="none" style:text-line-through-type="none" style:text-position="0% 100%" style:font-name="monospace1" fo:font-size="22pt" fo:letter-spacing="normal" fo:font-style="normal" style:text-underline-style="none" fo:font-weight="normal" style:font-name-asian="Roboto Mono" style:font-size-asian="22pt" style:font-style-asian="normal" style:font-weight-asian="normal" style:font-name-complex="Roboto Mono" style:font-size-complex="22pt" style:font-style-complex="normal" style:font-weight-complex="normal"/>
    </style:style>
    <style:style style:name="T40" style:family="text">
      <style:text-properties fo:font-variant="normal" fo:text-transform="none" fo:color="#ffffff" style:text-line-through-style="solid" style:text-line-through-type="singl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41" style:family="text">
      <style:text-properties fo:font-variant="normal" fo:text-transform="none" fo:color="#d4d4d4" style:text-line-through-style="none" style:text-line-through-type="none" style:text-position="0% 100%" style:font-name="monospace1" fo:font-size="13pt" fo:letter-spacing="normal" fo:font-style="normal" style:text-underline-style="none" fo:font-weight="normal" style:font-name-asian="Roboto Mono" style:font-size-asian="13pt" style:font-style-asian="normal" style:font-weight-asian="normal" style:font-name-complex="Roboto Mono" style:font-size-complex="13pt" style:font-style-complex="normal" style:font-weight-complex="normal"/>
    </style:style>
    <style:style style:name="T42" style:family="text">
      <style:text-properties fo:font-variant="normal" fo:text-transform="none" fo:color="#569cd6" style:text-line-through-style="none" style:text-line-through-type="none" style:text-position="0% 100%" style:font-name="monospace1" fo:font-size="13pt" fo:letter-spacing="normal" fo:font-style="normal" style:text-underline-style="none" fo:font-weight="normal" style:font-name-asian="Roboto Mono" style:font-size-asian="13pt" style:font-style-asian="normal" style:font-weight-asian="normal" style:font-name-complex="Roboto Mono" style:font-size-complex="13pt" style:font-style-complex="normal" style:font-weight-complex="normal"/>
    </style:style>
    <style:style style:name="T43" style:family="text">
      <style:text-properties fo:font-variant="normal" fo:text-transform="none" fo:color="#608b4e" style:text-line-through-style="none" style:text-line-through-type="none" style:text-position="0% 100%" style:font-name="monospace1" fo:font-size="13pt" fo:letter-spacing="normal" fo:font-style="normal" style:text-underline-style="none" fo:font-weight="normal" style:font-name-asian="Roboto Mono" style:font-size-asian="13pt" style:font-style-asian="normal" style:font-weight-asian="normal" style:font-name-complex="Roboto Mono" style:font-size-complex="13pt" style:font-style-complex="normal" style:font-weight-complex="normal"/>
    </style:style>
    <style:style style:name="T44" style:family="text">
      <style:text-properties fo:font-variant="normal" fo:text-transform="none" fo:color="#ff9900" style:text-line-through-style="none" style:text-line-through-type="none" style:text-position="0% 100%" style:font-name="monospace1" fo:font-size="13pt" fo:letter-spacing="normal" fo:font-style="normal" style:text-underline-style="none" fo:font-weight="normal" style:font-name-asian="Roboto Mono" style:font-size-asian="13pt" style:font-style-asian="normal" style:font-weight-asian="normal" style:font-name-complex="Roboto Mono" style:font-size-complex="13pt" style:font-style-complex="normal" style:font-weight-complex="normal"/>
    </style:style>
    <style:style style:name="T45" style:family="text">
      <style:text-properties fo:font-variant="normal" fo:text-transform="none" fo:color="#569cd6" style:text-line-through-style="none" style:text-line-through-type="none" style:text-position="0% 100%" style:font-name="monospace1"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46" style:family="text">
      <style:text-properties fo:font-variant="normal" fo:text-transform="none" fo:color="#d4d4d4" style:text-line-through-style="none" style:text-line-through-type="none" style:text-position="0% 100%" style:font-name="monospace1"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47" style:family="text">
      <style:text-properties fo:font-variant="normal" fo:text-transform="none" fo:color="#608b4e" style:text-line-through-style="none" style:text-line-through-type="none" style:text-position="0% 100%" style:font-name="monospace1"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48" style:family="text">
      <style:text-properties fo:font-variant="normal" fo:text-transform="none" fo:color="#ff9900" style:text-line-through-style="none" style:text-line-through-type="none" style:text-position="0% 100%" style:font-name="monospace1"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49" style:family="text">
      <style:text-properties fo:font-variant="normal" fo:text-transform="none" fo:color="#b5cea8" style:text-line-through-style="none" style:text-line-through-type="none" style:text-position="0% 100%" style:font-name="monospace1" fo:font-size="22pt" fo:letter-spacing="normal" fo:font-style="normal" style:text-underline-style="none" fo:font-weight="normal" style:font-name-asian="Roboto Mono" style:font-size-asian="22pt" style:font-style-asian="normal" style:font-weight-asian="normal" style:font-name-complex="Roboto Mono" style:font-size-complex="22pt" style:font-style-complex="normal" style:font-weight-complex="normal"/>
    </style:style>
    <style:style style:name="T50" style:family="text">
      <style:text-properties fo:font-variant="normal" fo:text-transform="none" fo:color="#d4d4d4" style:text-line-through-style="none" style:text-line-through-type="none" style:text-position="0% 100%" style:font-name="monospace1"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51" style:family="text">
      <style:text-properties fo:font-variant="normal" fo:text-transform="none" fo:color="#b5cea8" style:text-line-through-style="none" style:text-line-through-type="none" style:text-position="0% 100%" style:font-name="monospace1"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52" style:family="text">
      <style:text-properties fo:font-variant="normal" fo:text-transform="none" fo:color="#608b4e" style:text-line-through-style="none" style:text-line-through-type="none" style:text-position="0% 100%" style:font-name="monospace1"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53" style:family="text">
      <style:text-properties fo:font-variant="normal" fo:text-transform="none" fo:color="#569cd6" style:text-line-through-style="none" style:text-line-through-type="none" style:text-position="0% 100%" style:font-name="monospace1"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54" style:family="text">
      <style:text-properties fo:font-variant="normal" fo:text-transform="none" fo:color="#569cd6" style:text-line-through-style="none" style:text-line-through-type="none" style:text-position="0% 100%" style:font-name="Monospace" fo:font-size="16pt" fo:letter-spacing="normal" fo:font-style="normal" style:text-underline-style="none" fo:font-weight="normal" style:font-name-asian="Roboto Mono" style:font-size-asian="16pt" style:font-style-asian="normal" style:font-weight-asian="normal" style:font-name-complex="Roboto Mono" style:font-size-complex="16pt" style:font-style-complex="normal" style:font-weight-complex="normal"/>
    </style:style>
    <style:style style:name="T55" style:family="text">
      <style:text-properties fo:font-variant="normal" fo:text-transform="none" fo:color="#d4d4d4" style:text-line-through-style="none" style:text-line-through-type="none" style:text-position="0% 100%" style:font-name="Monospace" fo:font-size="16pt" fo:letter-spacing="normal" fo:font-style="normal" style:text-underline-style="none" fo:font-weight="normal" style:font-name-asian="Roboto Mono" style:font-size-asian="16pt" style:font-style-asian="normal" style:font-weight-asian="normal" style:font-name-complex="Roboto Mono" style:font-size-complex="16pt" style:font-style-complex="normal" style:font-weight-complex="normal"/>
    </style:style>
    <style:style style:name="T56" style:family="text">
      <style:text-properties fo:font-variant="normal" fo:text-transform="none" fo:color="#ff9900" style:text-line-through-style="none" style:text-line-through-type="none" style:text-position="0% 100%" style:font-name="Monospace" fo:font-size="16pt" fo:letter-spacing="normal" fo:font-style="normal" style:text-underline-style="none" fo:font-weight="normal" style:font-name-asian="Roboto Mono" style:font-size-asian="16pt" style:font-style-asian="normal" style:font-weight-asian="normal" style:font-name-complex="Roboto Mono" style:font-size-complex="16pt" style:font-style-complex="normal" style:font-weight-complex="normal"/>
    </style:style>
    <style:style style:name="T57" style:family="text">
      <style:text-properties fo:font-variant="normal" fo:text-transform="none" fo:color="#608b4e" style:text-line-through-style="none" style:text-line-through-type="none" style:text-position="0% 100%" style:font-name="Monospace" fo:font-size="16pt" fo:letter-spacing="normal" fo:font-style="normal" style:text-underline-style="none" fo:font-weight="normal" style:font-name-asian="Roboto Mono" style:font-size-asian="16pt" style:font-style-asian="normal" style:font-weight-asian="normal" style:font-name-complex="Roboto Mono" style:font-size-complex="16pt" style:font-style-complex="normal" style:font-weight-complex="normal"/>
    </style:style>
    <style:style style:name="T58" style:family="text">
      <style:text-properties fo:font-variant="normal" fo:text-transform="none" fo:color="#569cd6"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59" style:family="text">
      <style:text-properties fo:font-variant="normal" fo:text-transform="none" fo:color="#d4d4d4"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60" style:family="text">
      <style:text-properties fo:font-variant="normal" fo:text-transform="none" fo:color="#ff9900"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61" style:family="text">
      <style:text-properties fo:font-variant="normal" fo:text-transform="none" fo:color="#608b4e"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62" style:family="text">
      <style:text-properties fo:font-variant="normal" fo:text-transform="none" fo:color="#ff9900"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63" style:family="text">
      <style:text-properties fo:font-variant="normal" fo:text-transform="none" fo:color="#b5cea8"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64" style:family="text">
      <style:text-properties fo:font-variant="normal" fo:text-transform="none" fo:color="#ff990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65" style:family="text">
      <style:text-properties fo:font-variant="normal" fo:text-transform="none" fo:color="#ffffff"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66" style:family="text">
      <style:text-properties fo:font-variant="normal" fo:text-transform="none" fo:color="#ff9900" style:text-line-through-style="solid" style:text-line-through-type="singl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67" style:family="text">
      <style:text-properties fo:font-variant="normal" fo:text-transform="none" fo:color="#ff0000"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68" style:family="text">
      <style:text-properties fo:font-variant="normal" fo:text-transform="none" fo:color="#569cd6"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69" style:family="text">
      <style:text-properties fo:font-variant="normal" fo:text-transform="none" fo:color="#d4d4d4"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70" style:family="text">
      <style:text-properties fo:font-variant="normal" fo:text-transform="none" fo:color="#608b4e"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71" style:family="text">
      <style:text-properties fo:font-variant="normal" fo:text-transform="none" fo:color="#608b4e"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72" style:family="text">
      <style:text-properties fo:font-variant="normal" fo:text-transform="none" fo:color="#d4d4d4"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73" style:family="text">
      <style:text-properties fo:font-variant="normal" fo:text-transform="none" fo:color="#569cd6"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74" style:family="text">
      <style:text-properties fo:font-variant="normal" fo:text-transform="none" fo:color="#608b4e"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75" style:family="text">
      <style:text-properties fo:font-variant="normal" fo:text-transform="none" fo:color="#4dd0e1" style:text-line-through-style="none" style:text-line-through-type="none" style:text-position="0% 100%" style:font-name="Roboto Mono" fo:font-size="14pt" fo:letter-spacing="normal" fo:font-style="normal" style:text-underline-style="solid" style:text-underline-width="auto" style:text-underline-color="font-color" fo:font-weight="normal" style:font-name-asian="Roboto Mono" style:font-size-asian="14pt" style:font-style-asian="normal" style:font-weight-asian="normal" style:font-name-complex="Roboto Mono" style:font-size-complex="14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77" style:family="text">
      <style:text-properties fo:font-variant="normal" fo:text-transform="none" fo:color="#4dd0e1" style:text-line-through-style="none" style:text-line-through-type="none" style:text-position="0% 100%" style:font-name="Roboto Mono" fo:font-size="18pt" fo:letter-spacing="normal" fo:font-style="normal" style:text-underline-style="solid" style:text-underline-width="auto" style:text-underline-color="font-color" fo:font-weight="normal" style:font-name-asian="Roboto Mono" style:font-size-asian="18pt" style:font-style-asian="normal" style:font-weight-asian="normal" style:font-name-complex="Roboto Mono" style:font-size-complex="18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Roboto Mon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style:font-name="Roboto Mono" fo:color="#ffffff"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36cm" text:min-label-width="0.634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213cm" text:min-label-width="1.057cm"/>
        <style:text-properties fo:color="#ff99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213cm" text:min-label-width="1.057cm"/>
        <style:text-properties fo:color="#ff9900"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213cm" text:min-label-width="1.057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4" presentation:style-name="pr1" draw:text-style-name="P2" draw:layer="layout" svg:width="26.09cm" svg:height="6.676cm" svg:x="0.809cm" svg:y="0.662cm" presentation:class="title" presentation:user-transformed="true">
          <draw:text-box>
            <text:p text:style-name="P1"><text:span text:style-name="T1">Compose Chaos</text:span></text:p>
          </draw:text-box>
        </draw:frame>
        <draw:frame draw:name="Shape 55" presentation:style-name="pr2" draw:text-style-name="P3" draw:layer="layout" svg:width="26.09cm" svg:height="3.235cm" svg:x="0.954cm" svg:y="8.881cm" presentation:class="subtitle" presentation:user-transformed="true">
          <draw:text-box>
            <text:p text:style-name="P1"><text:span text:style-name="T2">Part 1: RAII Applied to Concurrency</text:span></text:p>
            <text:p text:style-name="P1"><text:span text:style-name="T3">&lt;image of “chaos” in a lego piece shape&gt;</text:span></text:p>
          </draw:text-box>
        </draw:frame>
        <draw:frame draw:name="Shape 56" presentation:style-name="pr3"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51" draw:style-name="gr1" draw:layer="layout" svg:width="14.848cm" svg:height="11.136cm" svg:x="3.075cm" svg:y="2.257cm" draw:page-number="1" presentation:class="page"/>
          <draw:frame draw:name="Shape 52" presentation:style-name="pr4" draw:text-style-name="P6" draw:layer="layout" svg:width="15.239cm" svg:height="11.429cm" svg:x="1.905cm" svg:y="12.065cm" presentation:class="notes" presentation:placeholder="true" presentation:user-transformed="true">
            <draw:text-box/>
          </draw:frame>
        </presentation:notes>
      </draw:page>
      <draw:page draw:name="A. Joël Lamotte" draw:style-name="dp3" draw:master-page-name="Title_20_and_20_body" presentation:presentation-page-layout-name="AL2T1">
        <draw:frame draw:name="Shape 61" presentation:style-name="pr5" draw:text-style-name="P8" draw:layer="layout" svg:width="26.09cm" svg:height="2.337cm" svg:x="0.954cm" svg:y="1.816cm" presentation:class="title" presentation:user-transformed="true">
          <draw:text-box>
            <text:p text:style-name="P7"><text:span text:style-name="T2">A. Joël Lamotte</text:span></text:p>
          </draw:text-box>
        </draw:frame>
        <draw:frame draw:name="Shape 62" presentation:style-name="pr6" draw:text-style-name="P10" draw:layer="layout" svg:width="26.09cm" svg:height="12.151cm" svg:x="0.954cm" svg:y="4.704cm" presentation:class="outline" presentation:user-transformed="true">
          <draw:text-box>
            <text:list text:style-name="L3">
              <text:list-item>
                <text:p text:style-name="P9"><text:span text:style-name="T5">Experience:</text:span><text:span text:style-name="T5"><text:line-break/></text:span><text:span text:style-name="T5">Games, Tools, Embedded, Mobile, Web...</text:span></text:p>
              </text:list-item>
            </text:list>
            <text:list text:style-name="L4">
              <text:list-item>
                <text:p text:style-name="P9"><text:span text:style-name="T6">C++</text:span><text:span text:style-name="T5">, Python, C#, JavaScript, Java, ActionScript...</text:span></text:p>
              </text:list-item>
            </text:list>
            <text:list text:style-name="L3">
              <text:list-item>
                <text:p text:style-name="P9"><text:span text:style-name="T5">Today: </text:span><text:span text:style-name="T7">SoftBank Robotics Europe</text:span><text:span text:style-name="T8"><text:line-break/></text:span><text:span text:style-name="T5">(</text:span><text:span text:style-name="T9">libqi</text:span><text:span text:style-name="T5">, code “expert”, etc.)</text:span><text:span text:style-name="T5"><text:line-break/></text:span><text:span text:style-name="T5"/></text:p>
              </text:list-item>
            </text:list>
            <text:p text:style-name="P9"><text:span text:style-name="T10"/></text:p>
          </draw:text-box>
        </draw:frame>
        <draw:frame draw:name="Shape 63"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64" presentation:style-name="pr8" draw:text-style-name="P10" draw:layer="layout" svg:width="26.09cm" svg:height="3.913cm" svg:x="1.053cm" svg:y="16.73cm" presentation:class="outline" presentation:user-transformed="true">
          <draw:text-box>
            <text:p text:style-name="P11"><text:span text:style-name="T11">WE ARE RECRUITING!</text:span></text:p>
          </draw:text-box>
        </draw:frame>
        <presentation:notes draw:style-name="dp2">
          <draw:page-thumbnail draw:name="Shape 58" draw:style-name="gr1" draw:layer="layout" svg:width="16.931cm" svg:height="9.524cm" svg:x="1.059cm" svg:y="1.93cm" draw:page-number="2" presentation:class="page"/>
          <draw:frame draw:name="Shape 59" presentation:style-name="pr9" draw:text-style-name="P6" draw:layer="layout" svg:width="15.239cm" svg:height="11.429cm" svg:x="1.905cm" svg:y="12.065cm" presentation:class="notes" presentation:placeholder="true" presentation:user-transformed="true">
            <draw:text-box/>
          </draw:frame>
        </presentation:notes>
      </draw:page>
      <draw:page draw:name="Are you familiar with:" draw:style-name="dp3" draw:master-page-name="Title_20_and_20_body" presentation:presentation-page-layout-name="AL2T1">
        <draw:frame draw:name="Shape 69" presentation:style-name="pr5" draw:text-style-name="P8" draw:layer="layout" svg:width="26.09cm" svg:height="2.337cm" svg:x="0.954cm" svg:y="1.816cm" presentation:class="title" presentation:user-transformed="true">
          <draw:text-box>
            <text:p text:style-name="P7"><text:span text:style-name="T2">Are you familiar with:</text:span></text:p>
          </draw:text-box>
        </draw:frame>
        <draw:frame draw:name="Shape 70" presentation:style-name="pr6" draw:text-style-name="P10" draw:layer="layout" svg:width="26.09cm" svg:height="13.947cm" svg:x="0.954cm" svg:y="4.704cm" presentation:class="outline" presentation:user-transformed="true">
          <draw:text-box>
            <text:p text:style-name="P12"><text:span text:style-name="T10">mutex/locks</text:span></text:p>
            <text:p text:style-name="P12"><text:span text:style-name="T10">atomics</text:span></text:p>
            <text:p text:style-name="P12"><text:span text:style-name="T10">futures/promises, continuations, “.then()”</text:span></text:p>
            <text:p text:style-name="P12"><text:span text:style-name="T10">“</text:span><text:span text:style-name="T10">async(task)” -like functions</text:span></text:p>
            <text:p text:style-name="P12"><text:span text:style-name="T10">concurrent containers</text:span></text:p>
            <text:p text:style-name="P12"><text:span text:style-name="T10">executors</text:span></text:p>
            <text:p text:style-name="P12"><text:span text:style-name="T10">thread-pools</text:span></text:p>
            <text:p text:style-name="P12"><text:span text:style-name="T10">strands</text:span></text:p>
            <text:p text:style-name="P12"><text:span text:style-name="T10"/></text:p>
          </draw:text-box>
        </draw:frame>
        <draw:frame draw:name="Shape 71"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66" draw:style-name="gr1" draw:layer="layout" svg:width="16.931cm" svg:height="9.524cm" svg:x="1.059cm" svg:y="1.93cm" draw:page-number="3" presentation:class="page"/>
          <draw:frame draw:name="Shape 67" presentation:style-name="pr9" draw:text-style-name="P6" draw:layer="layout" svg:width="15.239cm" svg:height="11.429cm" svg:x="1.905cm" svg:y="12.065cm" presentation:class="notes" presentation:placeholder="true" presentation:user-transformed="true">
            <draw:text-box/>
          </draw:frame>
        </presentation:notes>
      </draw:page>
      <draw:page draw:name="This talk is part of an ongoing exploration..." draw:style-name="dp3" draw:master-page-name="Title_20_and_20_body" presentation:presentation-page-layout-name="AL2T1">
        <draw:frame draw:name="Shape 76" presentation:style-name="pr5" draw:text-style-name="P8" draw:layer="layout" svg:width="26.09cm" svg:height="2.337cm" svg:x="0.954cm" svg:y="1.816cm" presentation:class="title" presentation:user-transformed="true">
          <draw:text-box>
            <text:p text:style-name="P7"><text:span text:style-name="T2">This talk is part of an ongoing exploration...</text:span></text:p>
          </draw:text-box>
        </draw:frame>
        <draw:frame draw:name="Shape 77" presentation:style-name="pr6" draw:text-style-name="P10" draw:layer="layout" svg:width="26.09cm" svg:height="13.947cm" svg:x="0.954cm" svg:y="4.704cm" presentation:class="outline" presentation:user-transformed="true">
          <draw:text-box>
            <text:p text:style-name="P12"><text:span text:style-name="T12">“</text:span><text:span text:style-name="T12">expert friendly”</text:span><text:span text:style-name="T10"> </text:span></text:p>
            <text:p text:style-name="P12"><text:span text:style-name="T12">Parallelization</text:span><text:span text:style-name="T10"> </text:span></text:p>
            <text:p text:style-name="P12"><text:span text:style-name="T10">“</text:span><text:span text:style-name="T10">Heterogeneous” Concurrency</text:span></text:p>
            <text:p text:style-name="P12"><text:span text:style-name="T10">Mostly pseudo code</text:span></text:p>
            <text:p text:style-name="P12"><text:span text:style-name="T10">Note </text:span><text:span text:style-name="T13">slides numbers</text:span><text:span text:style-name="T14"> </text:span><text:span text:style-name="T10">for questions at the end</text:span></text:p>
            <text:p text:style-name="P12"><text:span text:style-name="T10"/></text:p>
          </draw:text-box>
        </draw:frame>
        <draw:frame draw:name="Shape 78"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73" draw:style-name="gr1" draw:layer="layout" svg:width="16.931cm" svg:height="9.524cm" svg:x="1.059cm" svg:y="1.93cm" draw:page-number="4" presentation:class="page"/>
          <draw:frame draw:name="Shape 74" presentation:style-name="pr9" draw:text-style-name="P6" draw:layer="layout" svg:width="15.239cm" svg:height="11.429cm" svg:x="1.905cm" svg:y="12.065cm" presentation:class="notes" presentation:user-transformed="true">
            <draw:text-box>
              <text:list text:style-name="L6">
                <text:list-item>
                  <text:p text:style-name="P7"><text:span text:style-name="T15">Je ne suis pas un expert dans le domaine, n’hesitez pas à challenger mes idées</text:span></text:p>
                </text:list-item>
                <text:list-item>
                  <text:p text:style-name="P7"><text:span text:style-name="T15">Voyez avec l’autre Joël, Joël Falcou, pour ce qui est de la parallelization</text:span></text:p>
                </text:list-item>
              </text:list>
              <text:p text:style-name="P7"><text:span text:style-name="T15"/></text:p>
            </draw:text-box>
          </draw:frame>
        </presentation:notes>
      </draw:page>
      <draw:page draw:name="“Heterogeneous” Concurrency" draw:style-name="dp3" draw:master-page-name="Title_20_and_20_body" presentation:presentation-page-layout-name="AL2T1">
        <draw:frame draw:name="Shape 83" presentation:style-name="pr6" draw:text-style-name="P10" draw:layer="layout" svg:width="26.09cm" svg:height="13.947cm" svg:x="0.954cm" svg:y="4.704cm" presentation:class="outline" presentation:user-transformed="true">
          <draw:text-box>
            <text:p text:style-name="P9"><text:span text:style-name="T16">Different kinds</text:span><text:span text:style-name="T10"> of: </text:span></text:p>
            <text:p text:style-name="P12"><text:span text:style-name="T10">concurrency</text:span></text:p>
            <text:p text:style-name="P13"><text:span text:style-name="T10">including “fork-join” parallelization</text:span></text:p>
            <text:p text:style-name="P12"><text:span text:style-name="T10">data</text:span></text:p>
            <text:p text:style-name="P12"><text:span text:style-name="T10">processing resources</text:span></text:p>
            <text:p text:style-name="P12"><text:span text:style-name="T10">Must </text:span><text:span text:style-name="T16">work together</text:span><text:span text:style-name="T10"> in the same application</text:span></text:p>
            <text:p text:style-name="P12"><text:span text:style-name="T10"/></text:p>
          </draw:text-box>
        </draw:frame>
        <draw:frame draw:name="Shape 84" presentation:style-name="pr5" draw:text-style-name="P8" draw:layer="layout" svg:width="26.09cm" svg:height="2.337cm" svg:x="0.954cm" svg:y="1.816cm" presentation:class="title" presentation:user-transformed="true">
          <draw:text-box>
            <text:p text:style-name="P7"><text:span text:style-name="T17">“</text:span><text:span text:style-name="T17">Heterogeneous” Concurrency</text:span></text:p>
          </draw:text-box>
        </draw:frame>
        <draw:frame draw:name="Shape 85"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80" draw:style-name="gr1" draw:layer="layout" svg:width="16.931cm" svg:height="9.524cm" svg:x="1.059cm" svg:y="1.93cm" draw:page-number="5" presentation:class="page"/>
          <draw:frame draw:name="Shape 81" presentation:style-name="pr9" draw:text-style-name="P6" draw:layer="layout" svg:width="15.239cm" svg:height="11.429cm" svg:x="1.905cm" svg:y="12.065cm" presentation:class="notes" presentation:user-transformed="true">
            <draw:text-box>
              <text:p text:style-name="P14"><text:span text:style-name="T15">Application might be more than one process or machine</text:span></text:p>
            </draw:text-box>
          </draw:frame>
        </presentation:notes>
      </draw:page>
      <draw:page draw:name="Most important rule when writing concurrent code:&#10;" draw:style-name="dp3" draw:master-page-name="Title_20_and_20_body" presentation:presentation-page-layout-name="AL2T1">
        <draw:frame draw:name="Shape 90" presentation:style-name="pr5" draw:text-style-name="P8" draw:layer="layout" svg:width="26.09cm" svg:height="2.337cm" svg:x="0.954cm" svg:y="1.816cm" presentation:class="title" presentation:user-transformed="true">
          <draw:text-box>
            <text:p text:style-name="P7"><text:span text:style-name="T2">Most important rule when writing concurrent code:</text:span><text:span text:style-name="T2"><text:line-break/></text:span><text:span text:style-name="T2"/></text:p>
          </draw:text-box>
        </draw:frame>
        <draw:frame draw:name="Shape 91" presentation:style-name="pr6" draw:text-style-name="P10" draw:layer="layout" svg:width="26.09cm" svg:height="13.947cm" svg:x="0.954cm" svg:y="4.704cm" presentation:class="outline" presentation:user-transformed="true">
          <draw:text-box>
            <text:p text:style-name="P11"><text:span text:style-name="T18"/></text:p>
            <text:p text:style-name="P11"><text:span text:style-name="T19">Do not share data.</text:span></text:p>
            <text:p text:style-name="P11"><text:span text:style-name="T18">If you can.</text:span></text:p>
            <text:p text:style-name="P11"><text:span text:style-name="T20">You can’t.</text:span></text:p>
            <text:p text:style-name="P9"><text:span text:style-name="T10"/></text:p>
          </draw:text-box>
        </draw:frame>
        <draw:frame draw:name="Shape 92"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87" draw:style-name="gr1" draw:layer="layout" svg:width="16.931cm" svg:height="9.524cm" svg:x="1.059cm" svg:y="1.93cm" draw:page-number="6" presentation:class="page"/>
          <draw:frame draw:name="Shape 88" presentation:style-name="pr9" draw:text-style-name="P6" draw:layer="layout" svg:width="15.239cm" svg:height="11.429cm" svg:x="1.905cm" svg:y="12.065cm" presentation:class="notes" presentation:user-transformed="true">
            <draw:text-box>
              <text:p text:style-name="P14"><text:span text:style-name="T15">Mentionner les Languages fonctionels</text:span></text:p>
            </draw:text-box>
          </draw:frame>
        </presentation:notes>
      </draw:page>
      <draw:page draw:name="Principles/Hypotheses" draw:style-name="dp3" draw:master-page-name="Title_20_and_20_body" presentation:presentation-page-layout-name="AL2T1">
        <draw:frame draw:name="Shape 97" presentation:style-name="pr5" draw:text-style-name="P8" draw:layer="layout" svg:width="26.09cm" svg:height="2.337cm" svg:x="0.954cm" svg:y="1.816cm" presentation:class="title" presentation:user-transformed="true">
          <draw:text-box>
            <text:p text:style-name="P7"><text:span text:style-name="T17">Principles/Hypotheses</text:span></text:p>
          </draw:text-box>
        </draw:frame>
        <draw:frame draw:name="Shape 98" presentation:style-name="pr6" draw:text-style-name="P10" draw:layer="layout" svg:width="26.09cm" svg:height="13.947cm" svg:x="0.954cm" svg:y="4.704cm" presentation:class="outline" presentation:user-transformed="true">
          <draw:text-box>
            <text:list text:style-name="L7">
              <text:list-item>
                <text:p text:style-name="P9"><text:span text:style-name="T5">RAII applied to concurrency</text:span></text:p>
              </text:list-item>
              <text:list-item>
                <text:p text:style-name="P9"><text:span text:style-name="T5">No raw synchronization primitives</text:span></text:p>
              </text:list-item>
              <text:list-item>
                <text:p text:style-name="P9"><text:span text:style-name="T5">Task ⇔ message</text:span></text:p>
              </text:list-item>
              <text:list-item>
                <text:p text:style-name="P9"><text:span text:style-name="T5">System ⇔ “Actor-like”</text:span></text:p>
              </text:list-item>
              <text:list-item>
                <text:p text:style-name="P9"><text:span text:style-name="T5">1 synchronization mechanism per abstraction</text:span></text:p>
              </text:list-item>
              <text:list-item>
                <text:p text:style-name="P9"><text:span text:style-name="T5">Executor( Task{} );</text:span></text:p>
              </text:list-item>
            </text:list>
            <text:p text:style-name="P9"><text:span text:style-name="T10"/></text:p>
          </draw:text-box>
        </draw:frame>
        <draw:frame draw:name="Shape 99"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officeooo:annotation svg:x="26.977cm" svg:y="0cm">
          <dc:creator>Jérémy MONNON</dc:creator>
          <dc:date>2017-04-12T12:24:26.684000000</dc:date>
          <text:p>synchronization (minuscule)</text:p>
          <text:p/>
          <text:p>Le symbole ⇔ signifie habituellement <text:s/>"est équivalent à"</text:p>
          <text:p/>
          <text:p>executor (minuscule dans la mesure où c'est une valeur et pas un type si je comprend bien)</text:p>
        </officeooo:annotation>
        <officeooo:annotation svg:x="26.977cm" svg:y="0cm">
          <dc:creator>Joël LAMOTTE</dc:creator>
          <dc:date>2017-04-12T12:24:26.684000000</dc:date>
          <text:p>symbole: oui c'est le sens ici</text:p>
          <text:p>executor: ca peut etre les deux, ca me semble ok de laisser le grand E</text:p>
        </officeooo:annotation>
      </draw:page>
      <draw:page draw:name="Principles/Hypotheses" draw:style-name="dp3" draw:master-page-name="Title_20_and_20_body" presentation:presentation-page-layout-name="AL2T1">
        <draw:frame draw:name="Shape 104" presentation:style-name="pr5" draw:text-style-name="P8" draw:layer="layout" svg:width="26.09cm" svg:height="2.337cm" svg:x="0.954cm" svg:y="1.816cm" presentation:class="title" presentation:user-transformed="true">
          <draw:text-box>
            <text:p text:style-name="P7"><text:span text:style-name="T2">Principles/Hypotheses</text:span></text:p>
          </draw:text-box>
        </draw:frame>
        <draw:frame draw:name="Shape 105" presentation:style-name="pr6" draw:text-style-name="P10" draw:layer="layout" svg:width="26.09cm" svg:height="13.947cm" svg:x="0.954cm" svg:y="4.704cm" presentation:class="outline" presentation:user-transformed="true">
          <draw:text-box>
            <text:list text:style-name="L8">
              <text:list-item>
                <text:p text:style-name="P9"><text:span text:style-name="T21">RAII applied to concurrency</text:span></text:p>
              </text:list-item>
            </text:list>
            <text:list text:style-name="L7">
              <text:list-item>
                <text:p text:style-name="P9"><text:span text:style-name="T5">No raw synchronization primitives</text:span></text:p>
              </text:list-item>
              <text:list-item>
                <text:p text:style-name="P9"><text:span text:style-name="T5">Task ⇔ message</text:span></text:p>
              </text:list-item>
              <text:list-item>
                <text:p text:style-name="P9"><text:span text:style-name="T5">System ⇔ “Actor-like”</text:span></text:p>
              </text:list-item>
              <text:list-item>
                <text:p text:style-name="P9"><text:span text:style-name="T5">1 synchronization mechanism per abstraction</text:span></text:p>
              </text:list-item>
              <text:list-item>
                <text:p text:style-name="P9"><text:span text:style-name="T5">Executor( Task{} );</text:span></text:p>
              </text:list-item>
            </text:list>
            <text:p text:style-name="P9"><text:span text:style-name="T10"/></text:p>
          </draw:text-box>
        </draw:frame>
        <draw:frame draw:name="Shape 106"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101" draw:style-name="gr1" draw:layer="layout" svg:width="16.931cm" svg:height="9.524cm" svg:x="1.059cm" svg:y="1.93cm" draw:page-number="8" presentation:class="page"/>
          <draw:frame draw:name="Shape 102" presentation:style-name="pr9" draw:text-style-name="P6" draw:layer="layout" svg:width="15.239cm" svg:height="11.429cm" svg:x="1.905cm" svg:y="12.065cm" presentation:class="notes" presentation:placeholder="true" presentation:user-transformed="true">
            <draw:text-box/>
          </draw:frame>
        </presentation:notes>
      </draw:page>
      <draw:page draw:name="RAII applied to concurrency&#10;&#10;" draw:style-name="dp3" draw:master-page-name="Title_20_and_20_body" presentation:presentation-page-layout-name="AL2T1">
        <draw:frame draw:name="Shape 111" presentation:style-name="pr5" draw:text-style-name="P8" draw:layer="layout" svg:width="26.09cm" svg:height="2.337cm" svg:x="0.954cm" svg:y="1.816cm" presentation:class="title" presentation:user-transformed="true">
          <draw:text-box>
            <text:p text:style-name="P7"><text:span text:style-name="T17">RAII applied to concurrency</text:span><text:span text:style-name="T17"><text:line-break/></text:span><text:span text:style-name="T17"><text:line-break/></text:span><text:span text:style-name="T17"/></text:p>
          </draw:text-box>
        </draw:frame>
        <draw:frame draw:name="Shape 112" presentation:style-name="pr6" draw:text-style-name="P10" draw:layer="layout" svg:width="26.09cm" svg:height="13.947cm" svg:x="0.954cm" svg:y="4.704cm" presentation:class="outline" presentation:user-transformed="true">
          <draw:text-box>
            <text:p text:style-name="P9"><text:span text:style-name="T21">Hypotheses:</text:span></text:p>
            <text:p text:style-name="P12"><text:span text:style-name="T5">Constructor and destructor are</text:span><text:span text:style-name="T5"><text:line-break/></text:span><text:span text:style-name="T21">synchronization points</text:span><text:span text:style-name="T9">.</text:span></text:p>
            <text:p text:style-name="P12"><text:span text:style-name="T5">Tasks launched by an object and accessing internal data of </text:span><text:span text:style-name="T5">this object are </text:span><text:span text:style-name="T21">part of that object’s lifetime</text:span><text:span text:style-name="T5">.</text:span></text:p>
          </draw:text-box>
        </draw:frame>
        <draw:frame draw:name="Shape 113"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108" draw:style-name="gr1" draw:layer="layout" svg:width="16.931cm" svg:height="9.524cm" svg:x="1.059cm" svg:y="1.93cm" draw:page-number="9" presentation:class="page"/>
          <draw:frame draw:name="Shape 109" presentation:style-name="pr9" draw:text-style-name="P6" draw:layer="layout" svg:width="15.239cm" svg:height="11.429cm" svg:x="1.905cm" svg:y="12.065cm" presentation:class="notes" presentation:user-transformed="true">
            <draw:text-box>
              <text:p text:style-name="P15"><text:span text:style-name="T15">Ce sont des points de vue que l’on va prendre pour construire nos objets.</text:span></text:p>
              <text:p text:style-name="P14"><text:span text:style-name="T15"/></text:p>
            </draw:text-box>
          </draw:frame>
        </presentation:notes>
      </draw:page>
      <draw:page draw:name="RAII: Constructor and Destructor" draw:style-name="dp3" draw:master-page-name="Title_20_and_20_body" presentation:presentation-page-layout-name="AL2T1">
        <draw:frame draw:name="Shape 118" presentation:style-name="pr5" draw:text-style-name="P8" draw:layer="layout" svg:width="26.09cm" svg:height="2.337cm" svg:x="0.954cm" svg:y="1.816cm" presentation:class="title" presentation:user-transformed="true">
          <draw:text-box>
            <text:p text:style-name="P7"><text:span text:style-name="T22">RAII: </text:span><text:span text:style-name="T23">Constructor and Destructor</text:span></text:p>
          </draw:text-box>
        </draw:frame>
        <draw:frame draw:name="Shape 119" presentation:style-name="pr6" draw:text-style-name="P10" draw:layer="layout" svg:width="26.09cm" svg:height="13.947cm" svg:x="0.954cm" svg:y="4.704cm" presentation:class="outline" presentation:user-transformed="true">
          <draw:text-box>
            <text:list text:style-name="L7">
              <text:list-item>
                <text:p text:style-name="P9"><text:span text:style-name="T5">Constructor: once constructed, an object must be able </text:span><text:span text:style-name="T5">to handle concurrent member calls.</text:span><text:span text:style-name="T5"><text:line-break/></text:span><text:span text:style-name="T5"/></text:p>
              </text:list-item>
              <text:list-item>
                <text:p text:style-name="P9"><text:span text:style-name="T5">Destructor: all tasks launched by this object and </text:span><text:span text:style-name="T5">accessing its internal data</text:span><text:span text:style-name="T5"><text:line-break/></text:span><text:span text:style-name="T5">must be synchronized before the end of the destructor.</text:span></text:p>
              </text:list-item>
            </text:list>
          </draw:text-box>
        </draw:frame>
        <draw:frame draw:name="Shape 120"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officeooo:annotation svg:x="26.977cm" svg:y="0cm">
          <dc:creator>Jérémy MONNON</dc:creator>
          <dc:date>2017-04-12T12:27:47.921000000</dc:date>
          <text:p>"member calls"</text:p>
          <text:p>On peut avoir une interface avec uniquement des fonctions libres (à moins que tu les considères aussi comme membres)</text:p>
        </officeooo:annotation>
        <officeooo:annotation svg:x="26.977cm" svg:y="0cm">
          <dc:creator>Joël LAMOTTE</dc:creator>
          <dc:date>2017-04-12T12:27:47.921000000</dc:date>
          <text:p>Perso je les considère comme membres, mais je suppose qu'on comprends "l'interface" de l'objet.</text:p>
        </officeooo:annotation>
      </draw:page>
      <draw:page draw:name="RAII: Constructor and Destructor" draw:style-name="dp3" draw:master-page-name="Title_20_and_20_body" presentation:presentation-page-layout-name="AL2T1">
        <draw:frame draw:name="Shape 125" presentation:style-name="pr5" draw:text-style-name="P8" draw:layer="layout" svg:width="26.09cm" svg:height="2.337cm" svg:x="0.954cm" svg:y="1.816cm" presentation:class="title" presentation:user-transformed="true">
          <draw:text-box>
            <text:p text:style-name="P7"><text:span text:style-name="T22">RAII: </text:span><text:span text:style-name="T23">Constructor and Destructor</text:span></text:p>
          </draw:text-box>
        </draw:frame>
        <draw:frame draw:name="Shape 126" presentation:style-name="pr6" draw:text-style-name="P10" draw:layer="layout" svg:width="26.09cm" svg:height="13.947cm" svg:x="0.954cm" svg:y="4.704cm" presentation:class="outline" presentation:user-transformed="true">
          <draw:text-box>
            <text:list text:style-name="L8">
              <text:list-item>
                <text:p text:style-name="P9"><text:span text:style-name="T23">Constructor: once constructed, an object must be able </text:span><text:span text:style-name="T23">to handle concurrent member calls.</text:span><text:span text:style-name="T5"><text:line-break/></text:span><text:span text:style-name="T5"/></text:p>
              </text:list-item>
            </text:list>
            <text:list text:style-name="L7">
              <text:list-item>
                <text:p text:style-name="P9"><text:span text:style-name="T5">Destructor: all tasks launched by this object and </text:span><text:span text:style-name="T5">accessing its internal data</text:span><text:span text:style-name="T5"><text:line-break/></text:span><text:span text:style-name="T5">must be synchronized before the end of the destructor.</text:span></text:p>
              </text:list-item>
            </text:list>
          </draw:text-box>
        </draw:frame>
        <draw:frame draw:name="Shape 127"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officeooo:annotation svg:x="26.977cm" svg:y="0cm">
          <dc:creator>Jérémy MONNON</dc:creator>
          <dc:date>2017-04-12T12:28:08.589000000</dc:date>
          <text:p>Est-ce que c'est clair pour tout le monde que "synchroniser" veut dire en fait un truc comme "joindre" ?</text:p>
        </officeooo:annotation>
        <officeooo:annotation svg:x="26.977cm" svg:y="0cm">
          <dc:creator>Joël LAMOTTE</dc:creator>
          <dc:date>2017-04-12T12:28:08.589000000</dc:date>
          <text:p>Je clarifie après justement</text:p>
        </officeooo:annotation>
      </draw:page>
      <draw:page draw:name="page12" draw:style-name="dp3" draw:master-page-name="Title_20_and_20_body" presentation:presentation-page-layout-name="AL2T1">
        <draw:frame draw:name="Shape 132" presentation:style-name="pr10" draw:text-style-name="P18" draw:layer="layout" svg:width="25.724cm" svg:height="18.184cm" svg:x="0.933cm" svg:y="1.233cm" presentation:class="outline" presentation:user-transformed="true">
          <draw:text-box>
            <text:p text:style-name="P16"><text:span text:style-name="T24">struct</text:span><text:span text:style-name="T25"> Data { </text:span><text:span text:style-name="T24">int </text:span><text:span text:style-name="T25">code; </text:span><text:span text:style-name="T26">/* ... */</text:span><text:span text:style-name="T25"> };</text:span></text:p>
            <text:p text:style-name="P16"><text:span text:style-name="T25"/></text:p>
            <text:p text:style-name="P16"><text:span text:style-name="T26">// might be concurrent</text:span></text:p>
            <text:p text:style-name="P16"><text:span text:style-name="T27">future&lt;Data&gt;</text:span><text:span text:style-name="T25"> crunch(</text:span><text:span text:style-name="T24">int</text:span><text:span text:style-name="T25"> value); </text:span></text:p>
            <text:p text:style-name="P16"><text:span text:style-name="T24"/></text:p>
            <text:p text:style-name="P16"><text:span text:style-name="T24">struct </text:span><text:span text:style-name="T25">System {</text:span></text:p>
            <text:p text:style-name="P16"><text:span text:style-name="T25"><text:s/></text:span><text:span text:style-name="T24">explicit </text:span><text:span text:style-name="T25">System(int x)</text:span></text:p>
            <text:p text:style-name="P16"><text:span text:style-name="T25"><text:s text:c="3"/></text:span><text:span text:style-name="T25">: store{ crunch(</text:span><text:span text:style-name="T28">x</text:span><text:span text:style-name="T25">)</text:span><text:span text:style-name="T27">.get()</text:span><text:span text:style-name="T25"> }</text:span></text:p>
            <text:p text:style-name="P16"><text:span text:style-name="T25"><text:s/></text:span><text:span text:style-name="T25">{}</text:span></text:p>
            <text:p text:style-name="P16"><text:span text:style-name="T25"><text:s/></text:span><text:span text:style-name="T26">// ...</text:span></text:p>
            <text:p text:style-name="P16"><text:span text:style-name="T24">private:</text:span></text:p>
            <text:p text:style-name="P16"><text:span text:style-name="T25"><text:s/></text:span><text:span text:style-name="T25">vector&lt;Data&gt; store;</text:span></text:p>
            <text:p text:style-name="P16"><text:span text:style-name="T25"><text:s/></text:span><text:span text:style-name="T26">// ...</text:span></text:p>
            <text:p text:style-name="P16"><text:span text:style-name="T25">};</text:span></text:p>
            <text:p text:style-name="P17"><text:span text:style-name="T29"/></text:p>
          </draw:text-box>
        </draw:frame>
        <draw:frame draw:name="Shape 133"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129" draw:style-name="gr1" draw:layer="layout" svg:width="16.931cm" svg:height="9.524cm" svg:x="1.059cm" svg:y="1.93cm" draw:page-number="12" presentation:class="page"/>
          <draw:frame draw:name="Shape 130" presentation:style-name="pr9" draw:text-style-name="P6" draw:layer="layout" svg:width="15.239cm" svg:height="11.429cm" svg:x="1.905cm" svg:y="12.065cm" presentation:class="notes" presentation:user-transformed="true">
            <draw:text-box>
              <text:p text:style-name="P15"><text:span text:style-name="T15">// On a un simple systeme qui a besoin d'initialiser des données</text:span></text:p>
              <text:p text:style-name="P15"><text:span text:style-name="T15">// via un appel concurrent: parfaitement ok.</text:span></text:p>
              <text:p text:style-name="P14"><text:span text:style-name="T15"/></text:p>
            </draw:text-box>
          </draw:frame>
        </presentation:notes>
      </draw:page>
      <draw:page draw:name="page13" draw:style-name="dp3" draw:master-page-name="Title_20_and_20_body" presentation:presentation-page-layout-name="AL2T1">
        <draw:frame draw:name="Shape 138" presentation:style-name="pr10" draw:text-style-name="P19" draw:layer="layout" svg:width="25.768cm" svg:height="18.184cm" svg:x="0.933cm" svg:y="1.233cm" presentation:class="outline" presentation:user-transformed="true">
          <draw:text-box>
            <text:p text:style-name="P16"><text:span text:style-name="T30">future&lt;vector&lt;</text:span><text:span text:style-name="T31">int</text:span><text:span text:style-name="T30">&gt;&gt; big_fat_random_garbage();</text:span></text:p>
            <text:p text:style-name="P16"><text:span text:style-name="T31"/></text:p>
            <text:p text:style-name="P16"><text:span text:style-name="T31">struct</text:span><text:span text:style-name="T30"> System {</text:span></text:p>
            <text:p text:style-name="P16"><text:span text:style-name="T30"><text:s/></text:span><text:span text:style-name="T31">explicit</text:span><text:span text:style-name="T30"> System(</text:span><text:span text:style-name="T31">int</text:span><text:span text:style-name="T30"> x) {</text:span></text:p>
            <text:p text:style-name="P16"><text:span text:style-name="T30"><text:s text:c="3"/></text:span><text:span text:style-name="T31">auto</text:span><text:span text:style-name="T30"> ft_1 = crunch(some_cosmic_constant);</text:span></text:p>
            <text:p text:style-name="P16"><text:span text:style-name="T30"><text:s text:c="3"/></text:span><text:span text:style-name="T31">auto</text:span><text:span text:style-name="T30"> ft_2 = crunch(x);</text:span></text:p>
            <text:p text:style-name="P16"><text:span text:style-name="T30"><text:s text:c="3"/></text:span><text:span text:style-name="T31">auto</text:span><text:span text:style-name="T30"> ft_ints = big_fat_random_garbage();</text:span></text:p>
            <text:p text:style-name="P16"><text:span text:style-name="T30"/></text:p>
            <text:p text:style-name="P16"><text:span text:style-name="T30"><text:s text:c="3"/></text:span><text:span text:style-name="T30">store = {ft_1.get(), ft_2.get()};</text:span></text:p>
            <text:p text:style-name="P16"><text:span text:style-name="T30"><text:s text:c="3"/></text:span><text:span text:style-name="T30">values = ft_ints.get();</text:span></text:p>
            <text:p text:style-name="P16"><text:span text:style-name="T30"><text:s/></text:span><text:span text:style-name="T30">}</text:span></text:p>
            <text:p text:style-name="P16"><text:span text:style-name="T30"><text:s/></text:span><text:span text:style-name="T32">// ...</text:span></text:p>
            <text:p text:style-name="P16"><text:span text:style-name="T31">private:</text:span></text:p>
            <text:p text:style-name="P16"><text:span text:style-name="T30"><text:s/></text:span><text:span text:style-name="T30">vector&lt;Data&gt; store;</text:span></text:p>
            <text:p text:style-name="P16"><text:span text:style-name="T30"><text:s/></text:span><text:span text:style-name="T30">vector&lt;</text:span><text:span text:style-name="T31">int</text:span><text:span text:style-name="T30">&gt; values;</text:span></text:p>
            <text:p text:style-name="P16"><text:span text:style-name="T30"><text:s/></text:span><text:span text:style-name="T32">// ...</text:span></text:p>
            <text:p text:style-name="P16"><text:span text:style-name="T30">};</text:span></text:p>
            <text:p text:style-name="P17"><text:span text:style-name="T31"/></text:p>
          </draw:text-box>
        </draw:frame>
        <draw:frame draw:name="Shape 139"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135" draw:style-name="gr1" draw:layer="layout" svg:width="16.931cm" svg:height="9.524cm" svg:x="1.059cm" svg:y="1.93cm" draw:page-number="13" presentation:class="page"/>
          <draw:frame draw:name="Shape 136" presentation:style-name="pr9" draw:text-style-name="P6" draw:layer="layout" svg:width="15.239cm" svg:height="11.429cm" svg:x="1.905cm" svg:y="12.065cm" presentation:class="notes" presentation:user-transformed="true">
            <draw:text-box>
              <text:p text:style-name="P15"><text:span text:style-name="T15">// Idéalement les membres sont initialisés en parallèles</text:span></text:p>
              <text:p text:style-name="P15"><text:span text:style-name="T15"/></text:p>
              <text:p text:style-name="P14"><text:span text:style-name="T15"/></text:p>
            </draw:text-box>
          </draw:frame>
        </presentation:notes>
      </draw:page>
      <draw:page draw:name="page14" draw:style-name="dp3" draw:master-page-name="Title_20_and_20_body" presentation:presentation-page-layout-name="AL2T1">
        <draw:frame draw:name="Shape 144" presentation:style-name="pr10" draw:text-style-name="P19" draw:layer="layout" svg:width="25.746cm" svg:height="18.184cm" svg:x="0.933cm" svg:y="1.233cm" presentation:class="outline" presentation:user-transformed="true">
          <draw:text-box>
            <text:p text:style-name="P16"><text:span text:style-name="T31">int</text:span><text:span text:style-name="T30"> math_ninja_flip(</text:span><text:span text:style-name="T30"><text:line-break/></text:span><text:span text:style-name="T30"> <text:s text:c="3"/></text:span><text:span text:style-name="T31">const</text:span><text:span text:style-name="T30"> Data&amp; x, </text:span><text:span text:style-name="T31">const</text:span><text:span text:style-name="T30"> Data&amp; y, </text:span><text:span text:style-name="T31">int</text:span><text:span text:style-name="T30"> value);</text:span></text:p>
            <text:p text:style-name="P16"><text:span text:style-name="T31"/></text:p>
            <text:p text:style-name="P16"><text:span text:style-name="T31">struct</text:span><text:span text:style-name="T30"> System {</text:span></text:p>
            <text:p text:style-name="P16"><text:span text:style-name="T30"><text:s/></text:span><text:span text:style-name="T31">explicit</text:span><text:span text:style-name="T30"> System(</text:span><text:span text:style-name="T31">int</text:span><text:span text:style-name="T30"> x) {</text:span></text:p>
            <text:p text:style-name="P16"><text:span text:style-name="T30"><text:s text:c="3"/></text:span><text:span text:style-name="T31">auto</text:span><text:span text:style-name="T30"> ft_1 = crunch(some_cosmic_constant);</text:span></text:p>
            <text:p text:style-name="P16"><text:span text:style-name="T30"><text:s text:c="3"/></text:span><text:span text:style-name="T31">auto</text:span><text:span text:style-name="T30"> ft_2 = crunch(x);</text:span></text:p>
            <text:p text:style-name="P16"><text:span text:style-name="T30"><text:s text:c="3"/></text:span><text:span text:style-name="T30">store = {ft_1.get(), ft_2.get()};</text:span></text:p>
            <text:p text:style-name="P16"><text:span text:style-name="T30"/></text:p>
            <text:p text:style-name="P16"><text:span text:style-name="T30"><text:s text:c="3"/></text:span><text:span text:style-name="T30">values = { math_ninja_flip(store[</text:span><text:span text:style-name="T33">0</text:span><text:span text:style-name="T30">], </text:span><text:span text:style-name="T30">store[</text:span><text:span text:style-name="T33">1</text:span><text:span text:style-name="T30">], x) };</text:span></text:p>
            <text:p text:style-name="P16"><text:span text:style-name="T30"><text:s/></text:span><text:span text:style-name="T30">}</text:span></text:p>
            <text:p text:style-name="P16"><text:span text:style-name="T30"><text:s/></text:span><text:span text:style-name="T32">// ...</text:span></text:p>
            <text:p text:style-name="P16"><text:span text:style-name="T31">private:</text:span></text:p>
            <text:p text:style-name="P16"><text:span text:style-name="T30"><text:s/></text:span><text:span text:style-name="T30">vector&lt;Data&gt; store;</text:span></text:p>
            <text:p text:style-name="P16"><text:span text:style-name="T30"><text:s/></text:span><text:span text:style-name="T30">vector&lt;</text:span><text:span text:style-name="T31">int</text:span><text:span text:style-name="T30">&gt; values;</text:span></text:p>
            <text:p text:style-name="P16"><text:span text:style-name="T30"><text:s/></text:span><text:span text:style-name="T32">// ...</text:span></text:p>
            <text:p text:style-name="P16"><text:span text:style-name="T30">};</text:span></text:p>
            <text:p text:style-name="P17"><text:span text:style-name="T31"/></text:p>
          </draw:text-box>
        </draw:frame>
        <draw:frame draw:name="Shape 145"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141" draw:style-name="gr1" draw:layer="layout" svg:width="16.931cm" svg:height="9.524cm" svg:x="1.059cm" svg:y="1.93cm" draw:page-number="14" presentation:class="page"/>
          <draw:frame draw:name="Shape 142" presentation:style-name="pr9" draw:text-style-name="P6" draw:layer="layout" svg:width="15.239cm" svg:height="11.429cm" svg:x="1.905cm" svg:y="12.065cm" presentation:class="notes" presentation:user-transformed="true">
            <draw:text-box>
              <text:p text:style-name="P15"><text:span text:style-name="T15">// Parfois on a des dépendances entre les membres.</text:span></text:p>
              <text:p text:style-name="P15"><text:span text:style-name="T15"/></text:p>
              <text:p text:style-name="P14"><text:span text:style-name="T15"/></text:p>
            </draw:text-box>
          </draw:frame>
        </presentation:notes>
      </draw:page>
      <draw:page draw:name="page15" draw:style-name="dp3" draw:master-page-name="Title_20_and_20_body" presentation:presentation-page-layout-name="AL2T1">
        <draw:frame draw:name="Shape 150" presentation:style-name="pr10" draw:text-style-name="P19" draw:layer="layout" svg:width="25.746cm" svg:height="18.184cm" svg:x="0.933cm" svg:y="1.233cm" presentation:class="outline" presentation:user-transformed="true">
          <draw:text-box>
            <text:p text:style-name="P16"><text:span text:style-name="T31">int</text:span><text:span text:style-name="T30"> math_ninja_flip(</text:span></text:p>
            <text:p text:style-name="P16"><text:span text:style-name="T30"><text:s text:c="4"/></text:span><text:span text:style-name="T31">const</text:span><text:span text:style-name="T30"> Data&amp; x, </text:span><text:span text:style-name="T31">const</text:span><text:span text:style-name="T30"> Data&amp; y, </text:span><text:span text:style-name="T31">int</text:span><text:span text:style-name="T30"> value);</text:span></text:p>
            <text:p text:style-name="P16"><text:span text:style-name="T31"/></text:p>
            <text:p text:style-name="P16"><text:span text:style-name="T31">struct</text:span><text:span text:style-name="T30"> System {</text:span></text:p>
            <text:p text:style-name="P16"><text:span text:style-name="T30"><text:s/></text:span><text:span text:style-name="T31">explicit</text:span><text:span text:style-name="T30"> System(</text:span><text:span text:style-name="T31">int</text:span><text:span text:style-name="T30"> x) </text:span></text:p>
            <text:p text:style-name="P16"><text:span text:style-name="T30"><text:s text:c="3"/></text:span><text:span text:style-name="T30">: store{crunch(some_cosmic_constant).get(), </text:span><text:span text:style-name="T30">crunch(x).get()}</text:span></text:p>
            <text:p text:style-name="P16"><text:span text:style-name="T30"><text:s text:c="3"/></text:span><text:span text:style-name="T30">, values{ math_ninja_flip(store[</text:span><text:span text:style-name="T33">0</text:span><text:span text:style-name="T30">], </text:span><text:span text:style-name="T30">store[</text:span><text:span text:style-name="T33">1</text:span><text:span text:style-name="T30">], x) }</text:span></text:p>
            <text:p text:style-name="P16"><text:span text:style-name="T30"><text:s/></text:span><text:span text:style-name="T30">{</text:span></text:p>
            <text:p text:style-name="P16"><text:span text:style-name="T30"><text:s/></text:span><text:span text:style-name="T30">}</text:span></text:p>
            <text:p text:style-name="P16"><text:span text:style-name="T30"><text:s/></text:span><text:span text:style-name="T32">// ...</text:span></text:p>
            <text:p text:style-name="P16"><text:span text:style-name="T31">private:</text:span></text:p>
            <text:p text:style-name="P16"><text:span text:style-name="T30"><text:s/></text:span><text:span text:style-name="T30">vector&lt;Data&gt; store;</text:span></text:p>
            <text:p text:style-name="P16"><text:span text:style-name="T30"><text:s/></text:span><text:span text:style-name="T30">vector&lt;</text:span><text:span text:style-name="T31">int</text:span><text:span text:style-name="T30">&gt; values;</text:span></text:p>
            <text:p text:style-name="P16"><text:span text:style-name="T30"><text:s/></text:span><text:span text:style-name="T32">// ...</text:span></text:p>
            <text:p text:style-name="P16"><text:span text:style-name="T30">};</text:span></text:p>
            <text:p text:style-name="P17"><text:span text:style-name="T31"/></text:p>
          </draw:text-box>
        </draw:frame>
        <draw:frame draw:name="Shape 151"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147" draw:style-name="gr1" draw:layer="layout" svg:width="16.931cm" svg:height="9.524cm" svg:x="1.059cm" svg:y="1.93cm" draw:page-number="15" presentation:class="page"/>
          <draw:frame draw:name="Shape 148" presentation:style-name="pr9" draw:text-style-name="P6" draw:layer="layout" svg:width="15.239cm" svg:height="11.429cm" svg:x="1.905cm" svg:y="12.065cm" presentation:class="notes" presentation:user-transformed="true">
            <draw:text-box>
              <text:p text:style-name="P15"><text:span text:style-name="T15">Version racourcie</text:span></text:p>
              <text:p text:style-name="P14"><text:span text:style-name="T15">// Parfois on a des dépendances entre les membres.</text:span></text:p>
              <text:p text:style-name="P14"><text:span text:style-name="T15"/></text:p>
              <text:p text:style-name="P14"><text:span text:style-name="T15"/></text:p>
            </draw:text-box>
          </draw:frame>
        </presentation:notes>
      </draw:page>
      <draw:page draw:name="RAII: Constructor" draw:style-name="dp3" draw:master-page-name="Title_20_and_20_body" presentation:presentation-page-layout-name="AL2T1">
        <draw:frame draw:name="Shape 156" presentation:style-name="pr5" draw:text-style-name="P8" draw:layer="layout" svg:width="26.09cm" svg:height="2.337cm" svg:x="0.954cm" svg:y="1.816cm" presentation:class="title" presentation:user-transformed="true">
          <draw:text-box>
            <text:p text:style-name="P7"><text:span text:style-name="T2">RAII: </text:span><text:span text:style-name="T5">Constructor</text:span></text:p>
          </draw:text-box>
        </draw:frame>
        <draw:frame draw:name="Shape 157" presentation:style-name="pr6" draw:text-style-name="P10" draw:layer="layout" svg:width="26.09cm" svg:height="13.947cm" svg:x="0.954cm" svg:y="4.704cm" presentation:class="outline" presentation:user-transformed="true">
          <draw:text-box>
            <text:p text:style-name="P9"><text:span text:style-name="T5">After the end of the constructor, the object must be able to </text:span><text:span text:style-name="T5">handle concurrent member calls.</text:span></text:p>
            <text:p text:style-name="P12"><text:span text:style-name="T23">Initialization must be synchronous</text:span><text:span text:style-name="T5">,</text:span><text:span text:style-name="T5"><text:line-break/></text:span><text:span text:style-name="T5">even if blocking is necessary (!!)</text:span></text:p>
            <text:p text:style-name="P13"><text:span text:style-name="T23">Don’t Block™</text:span><text:span text:style-name="T21">?</text:span></text:p>
          </draw:text-box>
        </draw:frame>
        <draw:frame draw:name="Shape 158"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153" draw:style-name="gr1" draw:layer="layout" svg:width="16.931cm" svg:height="9.524cm" svg:x="1.059cm" svg:y="1.93cm" draw:page-number="16" presentation:class="page"/>
          <draw:frame draw:name="Shape 154" presentation:style-name="pr9" draw:text-style-name="P6" draw:layer="layout" svg:width="15.239cm" svg:height="11.429cm" svg:x="1.905cm" svg:y="12.065cm" presentation:class="notes" presentation:placeholder="true" presentation:user-transformed="true">
            <draw:text-box/>
          </draw:frame>
        </presentation:notes>
      </draw:page>
      <draw:page draw:name="page17" draw:style-name="dp3" draw:master-page-name="Title_20_and_20_body" presentation:presentation-page-layout-name="AL2T1">
        <draw:frame draw:name="Shape 163" presentation:style-name="pr10" draw:text-style-name="P20" draw:layer="layout" svg:width="25.835cm" svg:height="18.184cm" svg:x="0.933cm" svg:y="1.233cm" presentation:class="outline" presentation:user-transformed="true">
          <draw:text-box>
            <text:p text:style-name="P16"><text:span text:style-name="T34">struct</text:span><text:span text:style-name="T35"> System {</text:span></text:p>
            <text:p text:style-name="P16"><text:span text:style-name="T35"><text:s/></text:span><text:span text:style-name="T34">explicit</text:span><text:span text:style-name="T35"> System(</text:span><text:span text:style-name="T34">int</text:span><text:span text:style-name="T35"> x) {</text:span></text:p>
            <text:p text:style-name="P16"><text:span text:style-name="T35"><text:s text:c="3"/></text:span><text:span text:style-name="T34">auto</text:span><text:span text:style-name="T35"> ft_data2 = crunch(some_cosmic_constant);</text:span></text:p>
            <text:p text:style-name="P16"><text:span text:style-name="T35"><text:s text:c="3"/></text:span><text:span text:style-name="T35">crunch(x).then([=](</text:span><text:span text:style-name="T34">auto</text:span><text:span text:style-name="T35"> ft_data){</text:span></text:p>
            <text:p text:style-name="P16"><text:span text:style-name="T35"><text:s text:c="5"/></text:span><text:span text:style-name="T35">store.push_back( ft_data.get() );</text:span></text:p>
            <text:p text:style-name="P16"><text:span text:style-name="T35"><text:s text:c="3"/></text:span><text:span text:style-name="T35">});</text:span></text:p>
            <text:p text:style-name="P16"><text:span text:style-name="T35"/></text:p>
            <text:p text:style-name="P16"><text:span text:style-name="T35"><text:s text:c="3"/></text:span><text:span text:style-name="T35">big_fat_random_garbage().then([&amp;](</text:span><text:span text:style-name="T34">auto</text:span><text:span text:style-name="T35"> ft_ints)</text:span><text:span text:style-name="T35">{</text:span></text:p>
            <text:p text:style-name="P16"><text:span text:style-name="T35"><text:s text:c="5"/></text:span><text:span text:style-name="T35">values = ft_ints.get();</text:span></text:p>
            <text:p text:style-name="P16"><text:span text:style-name="T35"><text:s text:c="3"/></text:span><text:span text:style-name="T35">});</text:span></text:p>
            <text:p text:style-name="P16"><text:span text:style-name="T35"><text:s/></text:span><text:span text:style-name="T35">}</text:span></text:p>
            <text:p text:style-name="P16"><text:span text:style-name="T35"><text:s/></text:span><text:span text:style-name="T36">// ...</text:span></text:p>
            <text:p text:style-name="P16"><text:span text:style-name="T34">private:</text:span></text:p>
            <text:p text:style-name="P16"><text:span text:style-name="T35"><text:s/></text:span><text:span text:style-name="T35">vector&lt;Data&gt; store;</text:span></text:p>
            <text:p text:style-name="P16"><text:span text:style-name="T35"><text:s/></text:span><text:span text:style-name="T35">vector&lt;</text:span><text:span text:style-name="T34">int</text:span><text:span text:style-name="T35">&gt; values;</text:span></text:p>
            <text:p text:style-name="P16"><text:span text:style-name="T35"><text:s/></text:span><text:span text:style-name="T36">// ...</text:span></text:p>
            <text:p text:style-name="P16"><text:span text:style-name="T35">};</text:span></text:p>
            <text:p text:style-name="P17"><text:span text:style-name="T34"/></text:p>
          </draw:text-box>
        </draw:frame>
        <draw:frame draw:name="Shape 164"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officeooo:annotation svg:x="26.977cm" svg:y="0cm">
          <dc:creator>Jérémy MONNON</dc:creator>
          <dc:date>2017-04-12T12:54:34.812000000</dc:date>
          <text:p>store.push_back( ft_data.get() );</text:p>
          <text:p>Sur les diapos précédentes, on mettait deux valeurs, mais là il n'y en a plus qu'une.</text:p>
        </officeooo:annotation>
        <officeooo:annotation svg:x="26.977cm" svg:y="0cm">
          <dc:creator>Joël LAMOTTE</dc:creator>
          <dc:date>2017-04-12T12:54:34.812000000</dc:date>
          <text:p>J'ai simplifié parceque les .then prennenttopr de place</text:p>
          <text:p>pour l'explication ca ne gene pas je pense</text:p>
        </officeooo:annotation>
      </draw:page>
      <draw:page draw:name="RAII: Constructor" draw:style-name="dp3" draw:master-page-name="Title_20_and_20_body" presentation:presentation-page-layout-name="AL2T1">
        <draw:frame draw:name="Shape 169" presentation:style-name="pr5" draw:text-style-name="P8" draw:layer="layout" svg:width="26.09cm" svg:height="2.337cm" svg:x="0.954cm" svg:y="1.816cm" presentation:class="title" presentation:user-transformed="true">
          <draw:text-box>
            <text:p text:style-name="P7"><text:span text:style-name="T2">RAII: </text:span><text:span text:style-name="T5">Constructor</text:span></text:p>
          </draw:text-box>
        </draw:frame>
        <draw:frame draw:name="Shape 170" presentation:style-name="pr6" draw:text-style-name="P10" draw:layer="layout" svg:width="26.09cm" svg:height="13.947cm" svg:x="0.954cm" svg:y="4.704cm" presentation:class="outline" presentation:user-transformed="true">
          <draw:text-box>
            <text:p text:style-name="P9"><text:span text:style-name="T5">After the end of the constructor, the object must be able to </text:span><text:span text:style-name="T5">handle concurrent member calls.</text:span></text:p>
            <text:p text:style-name="P12"><text:span text:style-name="T5">Initialization must be synchronous</text:span></text:p>
            <text:p text:style-name="P12"><text:span text:style-name="T23">Do not defer initialization</text:span><text:span text:style-name="T5"> after constructor’s end</text:span></text:p>
            <text:p text:style-name="P12"><text:span text:style-name="T5"/></text:p>
          </draw:text-box>
        </draw:frame>
        <draw:frame draw:name="Shape 171"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166" draw:style-name="gr1" draw:layer="layout" svg:width="16.931cm" svg:height="9.524cm" svg:x="1.059cm" svg:y="1.93cm" draw:page-number="18" presentation:class="page"/>
          <draw:frame draw:name="Shape 167" presentation:style-name="pr9" draw:text-style-name="P6" draw:layer="layout" svg:width="15.239cm" svg:height="11.429cm" svg:x="1.905cm" svg:y="12.065cm" presentation:class="notes" presentation:placeholder="true" presentation:user-transformed="true">
            <draw:text-box/>
          </draw:frame>
        </presentation:notes>
      </draw:page>
      <draw:page draw:name="RAII: Constructor" draw:style-name="dp3" draw:master-page-name="Title_20_and_20_body" presentation:presentation-page-layout-name="AL2T1">
        <draw:frame draw:name="Shape 176" presentation:style-name="pr5" draw:text-style-name="P8" draw:layer="layout" svg:width="26.09cm" svg:height="2.337cm" svg:x="0.954cm" svg:y="1.816cm" presentation:class="title" presentation:user-transformed="true">
          <draw:text-box>
            <text:p text:style-name="P7"><text:span text:style-name="T2">RAII: </text:span><text:span text:style-name="T5">Constructor</text:span></text:p>
          </draw:text-box>
        </draw:frame>
        <draw:frame draw:name="Shape 177" presentation:style-name="pr6" draw:text-style-name="P10" draw:layer="layout" svg:width="26.09cm" svg:height="13.947cm" svg:x="0.954cm" svg:y="4.704cm" presentation:class="outline" presentation:user-transformed="true">
          <draw:text-box>
            <text:p text:style-name="P9"><text:span text:style-name="T5">After the end of the constructor, the object must be able to </text:span><text:span text:style-name="T5">handle concurrent member calls.</text:span></text:p>
            <text:p text:style-name="P12"><text:span text:style-name="T5">Initialization must be synchronous</text:span></text:p>
            <text:p text:style-name="P12"><text:span text:style-name="T23">Do not defer initialization after constructor’s end?</text:span></text:p>
            <text:p text:style-name="P12"><text:span text:style-name="T5"/></text:p>
          </draw:text-box>
        </draw:frame>
        <draw:frame draw:name="Shape 178"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173" draw:style-name="gr1" draw:layer="layout" svg:width="16.931cm" svg:height="9.524cm" svg:x="1.059cm" svg:y="1.93cm" draw:page-number="19" presentation:class="page"/>
          <draw:frame draw:name="Shape 174" presentation:style-name="pr9" draw:text-style-name="P6" draw:layer="layout" svg:width="15.239cm" svg:height="11.429cm" svg:x="1.905cm" svg:y="12.065cm" presentation:class="notes" presentation:user-transformed="true">
            <draw:text-box>
              <text:p text:style-name="P14"><text:span text:style-name="T15">Y à-t-il des situations ou il est raisonable de finir l’initialization plus tard?</text:span></text:p>
            </draw:text-box>
          </draw:frame>
        </presentation:notes>
      </draw:page>
      <draw:page draw:name="page20" draw:style-name="dp3" draw:master-page-name="Title_20_and_20_body" presentation:presentation-page-layout-name="AL2T1">
        <draw:frame draw:name="Shape 183" presentation:style-name="pr10" draw:text-style-name="P23" draw:layer="layout" svg:width="25.835cm" svg:height="18.184cm" svg:x="0.933cm" svg:y="1.233cm" presentation:class="outline" presentation:user-transformed="true">
          <draw:text-box>
            <text:p text:style-name="P21"><text:span text:style-name="T37">struct</text:span><text:span text:style-name="T38"> System {</text:span></text:p>
            <text:p text:style-name="P21"><text:span text:style-name="T38"><text:s/></text:span><text:span text:style-name="T37">explicit</text:span><text:span text:style-name="T38"> System(</text:span><text:span text:style-name="T37">int</text:span><text:span text:style-name="T38"> x) {</text:span></text:p>
            <text:p text:style-name="P21"><text:span text:style-name="T38"><text:s text:c="3"/></text:span><text:span text:style-name="T39">// Takes a long time</text:span></text:p>
            <text:p text:style-name="P21"><text:span text:style-name="T38"><text:s text:c="3"/></text:span><text:span text:style-name="T37">auto</text:span><text:span text:style-name="T38"> ft_1 = crunch(some_cosmic_constant);</text:span></text:p>
            <text:p text:style-name="P21"><text:span text:style-name="T39"><text:s text:c="3"/></text:span><text:span text:style-name="T39">// Takes a long time</text:span></text:p>
            <text:p text:style-name="P21"><text:span text:style-name="T38"><text:s text:c="3"/></text:span><text:span text:style-name="T37">auto</text:span><text:span text:style-name="T38"> ft_2 = crunch(x);</text:span></text:p>
            <text:p text:style-name="P21"><text:span text:style-name="T39"><text:s text:c="3"/></text:span><text:span text:style-name="T39">// Takes a long time</text:span></text:p>
            <text:p text:style-name="P21"><text:span text:style-name="T38"><text:s text:c="3"/></text:span><text:span text:style-name="T37">auto</text:span><text:span text:style-name="T38"> ft_ints = big_fat_random_garbage();</text:span></text:p>
            <text:p text:style-name="P21"><text:span text:style-name="T38"/></text:p>
            <text:p text:style-name="P21"><text:span text:style-name="T38"><text:s text:c="3"/></text:span><text:span text:style-name="T39">// Wait for a long time...</text:span></text:p>
            <text:p text:style-name="P21"><text:span text:style-name="T38"><text:s text:c="3"/></text:span><text:span text:style-name="T38">store = {ft_1.get(), ft_2.get()};</text:span></text:p>
            <text:p text:style-name="P21"><text:span text:style-name="T38"><text:s text:c="3"/></text:span><text:span text:style-name="T39">// Might wait a long time...</text:span></text:p>
            <text:p text:style-name="P21"><text:span text:style-name="T38"><text:s text:c="3"/></text:span><text:span text:style-name="T38">values = ft_ints.get();</text:span></text:p>
            <text:p text:style-name="P21"><text:span text:style-name="T38"><text:s/></text:span><text:span text:style-name="T38">}</text:span></text:p>
            <text:p text:style-name="P21"><text:span text:style-name="T39"/></text:p>
            <text:p text:style-name="P21"><text:span text:style-name="T37">private:</text:span></text:p>
            <text:p text:style-name="P21"><text:span text:style-name="T38"><text:s/></text:span><text:span text:style-name="T38">vector&lt;Data&gt; store;</text:span></text:p>
            <text:p text:style-name="P21"><text:span text:style-name="T38"><text:s/></text:span><text:span text:style-name="T38">vector&lt;</text:span><text:span text:style-name="T37">int</text:span><text:span text:style-name="T38">&gt; values;</text:span></text:p>
            <text:p text:style-name="P21"><text:span text:style-name="T38"><text:s/></text:span><text:span text:style-name="T39">// ...</text:span></text:p>
            <text:p text:style-name="P21"><text:span text:style-name="T38">};</text:span></text:p>
            <text:p text:style-name="P22"><text:span text:style-name="T37"/></text:p>
          </draw:text-box>
        </draw:frame>
        <draw:frame draw:name="Shape 184"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180" draw:style-name="gr1" draw:layer="layout" svg:width="16.931cm" svg:height="9.524cm" svg:x="1.059cm" svg:y="1.93cm" draw:page-number="20" presentation:class="page"/>
          <draw:frame draw:name="Shape 181" presentation:style-name="pr9" draw:text-style-name="P6" draw:layer="layout" svg:width="15.239cm" svg:height="11.429cm" svg:x="1.905cm" svg:y="12.065cm" presentation:class="notes" presentation:user-transformed="true">
            <draw:text-box>
              <text:p text:style-name="P14"><text:span text:style-name="T15">Retour sur l’exemple parallele pour montrer le blocage</text:span></text:p>
            </draw:text-box>
          </draw:frame>
        </presentation:notes>
      </draw:page>
      <draw:page draw:name="RAII: Constructor&#10;" draw:style-name="dp3" draw:master-page-name="Title_20_and_20_body" presentation:presentation-page-layout-name="AL2T1">
        <draw:frame draw:name="Shape 189" presentation:style-name="pr5" draw:text-style-name="P8" draw:layer="layout" svg:width="26.09cm" svg:height="2.337cm" svg:x="0.954cm" svg:y="1.816cm" presentation:class="title" presentation:user-transformed="true">
          <draw:text-box>
            <text:p text:style-name="P7"><text:span text:style-name="T2">RAII: </text:span><text:span text:style-name="T5">Constructor</text:span><text:span text:style-name="T5"><text:line-break/></text:span><text:span text:style-name="T5"/></text:p>
          </draw:text-box>
        </draw:frame>
        <draw:frame draw:name="Shape 190" presentation:style-name="pr6" draw:text-style-name="P10" draw:layer="layout" svg:width="26.09cm" svg:height="13.947cm" svg:x="0.954cm" svg:y="4.704cm" presentation:class="outline" presentation:user-transformed="true">
          <draw:text-box>
            <text:p text:style-name="P9"><text:span text:style-name="T5">After the end of the constructor, the object must be able to </text:span><text:span text:style-name="T5">handle concurrent member calls.</text:span></text:p>
            <text:p text:style-name="P12"><text:span text:style-name="T5">Initialization must be synchronous</text:span></text:p>
            <text:p text:style-name="P12"><text:span text:style-name="T40">Do not defer initialization after constructor’s end...?</text:span></text:p>
            <text:p text:style-name="P12"><text:span text:style-name="T5">Exit the constructor as soon as ready to handle concurrent </text:span><text:span text:style-name="T5">member calls?</text:span></text:p>
            <text:p text:style-name="P12"><text:span text:style-name="T5"/></text:p>
          </draw:text-box>
        </draw:frame>
        <draw:frame draw:name="Shape 191"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186" draw:style-name="gr1" draw:layer="layout" svg:width="16.931cm" svg:height="9.524cm" svg:x="1.059cm" svg:y="1.93cm" draw:page-number="21" presentation:class="page"/>
          <draw:frame draw:name="Shape 187" presentation:style-name="pr9" draw:text-style-name="P6" draw:layer="layout" svg:width="15.239cm" svg:height="11.429cm" svg:x="1.905cm" svg:y="12.065cm" presentation:class="notes" presentation:placeholder="true" presentation:user-transformed="true">
            <draw:text-box/>
          </draw:frame>
        </presentation:notes>
      </draw:page>
      <draw:page draw:name="page22" draw:style-name="dp3" draw:master-page-name="Title_20_and_20_body" presentation:presentation-page-layout-name="AL2T1">
        <draw:frame draw:name="Shape 196"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197" presentation:style-name="pr10" draw:text-style-name="P26" draw:layer="layout" svg:width="13.263cm" svg:height="18.25cm" svg:x="14.039cm" svg:y="1.274cm" presentation:class="outline" presentation:user-transformed="true">
          <draw:text-box>
            <text:p text:style-name="P24"><text:span text:style-name="T41">future&lt;</text:span><text:span text:style-name="T42">int</text:span><text:span text:style-name="T41">&gt; System::foowizz(Data data) {</text:span></text:p>
            <text:p text:style-name="P24"><text:span text:style-name="T41"><text:s text:c="2"/></text:span><text:span text:style-name="T42">return</text:span><text:span text:style-name="T41"> async( [</text:span><text:span text:style-name="T42">this</text:span><text:span text:style-name="T41">, data]{</text:span></text:p>
            <text:p text:style-name="P24"><text:span text:style-name="T41"><text:s text:c="4"/></text:span><text:span text:style-name="T43">// * </text:span><text:span text:style-name="T44">scoped_lock lock{this_mutex};</text:span></text:p>
            <text:p text:style-name="P24"><text:span text:style-name="T41"><text:s text:c="4"/></text:span><text:span text:style-name="T42">int</text:span><text:span text:style-name="T41"> result = math_ninja_flip(</text:span></text:p>
            <text:p text:style-name="P24"><text:span text:style-name="T41"><text:s text:c="6"/></text:span><text:span text:style-name="T41">store.back(), data, values.back());</text:span></text:p>
            <text:p text:style-name="P24"><text:span text:style-name="T41"><text:s text:c="4"/></text:span><text:span text:style-name="T41">store.push_back(data);</text:span></text:p>
            <text:p text:style-name="P24"><text:span text:style-name="T41"><text:s text:c="4"/></text:span><text:span text:style-name="T41">values.push_back(data.code);</text:span></text:p>
            <text:p text:style-name="P24"><text:span text:style-name="T41"><text:s text:c="4"/></text:span><text:span text:style-name="T42">return</text:span><text:span text:style-name="T41"> result;</text:span></text:p>
            <text:p text:style-name="P24"><text:span text:style-name="T41"><text:s text:c="2"/></text:span><text:span text:style-name="T41">});</text:span></text:p>
            <text:p text:style-name="P24"><text:span text:style-name="T41">}</text:span><text:span text:style-name="T41"><text:line-break/></text:span><text:span text:style-name="T41"><text:line-break/></text:span><text:span text:style-name="T43">// * : Tasks are not guaranteed to be executed</text:span></text:p>
            <text:p text:style-name="P24"><text:span text:style-name="T43">// at a time where the object is still alive!</text:span><text:span text:style-name="T43"><text:line-break/></text:span><text:span text:style-name="T43">// Also initialization may finish after</text:span></text:p>
            <text:p text:style-name="P24"><text:span text:style-name="T43">// other tasks are executed!</text:span></text:p>
            <text:p text:style-name="P25"><text:span text:style-name="T41"/></text:p>
          </draw:text-box>
        </draw:frame>
        <draw:frame draw:name="Shape 198" presentation:style-name="pr10" draw:text-style-name="P30" draw:layer="layout" svg:width="12.862cm" svg:height="18.25cm" svg:x="0.933cm" svg:y="1.233cm" presentation:class="outline" presentation:user-transformed="true">
          <draw:text-box>
            <text:p text:style-name="P27"><text:span text:style-name="T45">struct</text:span><text:span text:style-name="T46"> System {</text:span></text:p>
            <text:p text:style-name="P27"><text:span text:style-name="T46"><text:s/></text:span><text:span text:style-name="T45">explicit</text:span><text:span text:style-name="T46"> System(</text:span><text:span text:style-name="T45">int</text:span><text:span text:style-name="T46"> x) { </text:span></text:p>
            <text:p text:style-name="P27"><text:span text:style-name="T46"><text:s text:c="3"/></text:span><text:span text:style-name="T46">crunch(x).then([&amp;]( </text:span><text:span text:style-name="T45">auto</text:span><text:span text:style-name="T46"> ft_data ){</text:span></text:p>
            <text:p text:style-name="P27"><text:span text:style-name="T47"><text:s text:c="5"/></text:span><text:span text:style-name="T47">// * </text:span><text:span text:style-name="T48">scoped_lock lock{this_mutex};</text:span><text:span text:style-name="T46"><text:line-break/></text:span><text:span text:style-name="T46"> <text:s text:c="4"/>store.push_back( ft_data.get() );</text:span><text:span text:style-name="T46"><text:line-break/></text:span><text:span text:style-name="T46"> <text:s text:c="2"/>});</text:span></text:p>
            <text:p text:style-name="P28"><text:span text:style-name="T46"><text:s text:c="3"/></text:span><text:span text:style-name="T46">big_fat_random_garbage()</text:span></text:p>
            <text:p text:style-name="P28"><text:span text:style-name="T46"><text:s text:c="5"/></text:span><text:span text:style-name="T46">.then([&amp;](</text:span><text:span text:style-name="T45">auto</text:span><text:span text:style-name="T46"> ft_ints){</text:span></text:p>
            <text:p text:style-name="P28"><text:span text:style-name="T46"><text:s text:c="7"/></text:span><text:span text:style-name="T47">// * </text:span><text:span text:style-name="T48">scoped_lock lock{this_mutex};</text:span><text:span text:style-name="T48"><text:line-break/></text:span><text:span text:style-name="T46"> <text:s text:c="6"/>values.push_back( ft_ints.get() );</text:span><text:span text:style-name="T46"><text:line-break/></text:span><text:span text:style-name="T46"> <text:s text:c="4"/>});</text:span></text:p>
            <text:p text:style-name="P28"><text:span text:style-name="T46"><text:s text:c="3"/></text:span><text:span text:style-name="T46">}</text:span></text:p>
            <text:p text:style-name="P28"><text:span text:style-name="T47"/></text:p>
            <text:p text:style-name="P28"><text:span text:style-name="T47"><text:s text:c="3"/></text:span><text:span text:style-name="T47">// ...</text:span></text:p>
            <text:p text:style-name="P28"><text:span text:style-name="T45"/></text:p>
            <text:p text:style-name="P28"><text:span text:style-name="T45">private:</text:span></text:p>
            <text:p text:style-name="P28"><text:span text:style-name="T46"><text:s/></text:span><text:span text:style-name="T46">vector&lt;Data&gt; store;</text:span></text:p>
            <text:p text:style-name="P28"><text:span text:style-name="T46"><text:s/></text:span><text:span text:style-name="T46">vector&lt;</text:span><text:span text:style-name="T45">int</text:span><text:span text:style-name="T46">&gt; values;</text:span></text:p>
            <text:p text:style-name="P28"><text:span text:style-name="T48"><text:s/></text:span><text:span text:style-name="T48">mutex this_mutex;</text:span></text:p>
            <text:p text:style-name="P28"><text:span text:style-name="T46"><text:s/></text:span><text:span text:style-name="T47">// ...</text:span></text:p>
            <text:p text:style-name="P28"><text:span text:style-name="T46">};</text:span></text:p>
            <text:p text:style-name="P29"><text:span text:style-name="T45"/></text:p>
          </draw:text-box>
        </draw:frame>
        <presentation:notes draw:style-name="dp2"/>
        <officeooo:annotation svg:x="26.977cm" svg:y="0cm">
          <dc:creator>Jérémy MONNON</dc:creator>
          <dc:date>2017-04-12T12:56:57.356000000</dc:date>
          <text:p>math_ninja_flip(store.back(), data, values.back())</text:p>
          <text:p/>
          <text:p>En plus, à ce niveau les vectors pourraient être vides (selon ce qu'il y a dans les autres méthodes membres).</text:p>
        </officeooo:annotation>
        <officeooo:annotation svg:x="26.977cm" svg:y="0cm">
          <dc:creator>Joël LAMOTTE</dc:creator>
          <dc:date>2017-04-12T12:56:57.356000000</dc:date>
          <text:p>Oui c'est tout les memes races, il faut asolument que l'initialization soit synchronizé avec les autres taches et se fassent avant celles ci. Ca fait partie de ce que je veux poitner.</text:p>
        </officeooo:annotation>
      </draw:page>
      <draw:page draw:name="page23" draw:style-name="dp3" draw:master-page-name="Title_20_and_20_body" presentation:presentation-page-layout-name="AL2T1">
        <draw:frame draw:name="Shape 203"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204" presentation:style-name="pr10" draw:text-style-name="P33" draw:layer="layout" svg:width="12.862cm" svg:height="18.25cm" svg:x="7.73cm" svg:y="1.374cm" presentation:class="outline" presentation:user-transformed="true">
          <draw:text-box>
            <text:p text:style-name="P31"><text:span text:style-name="T38">System sys_a{</text:span><text:span text:style-name="T49">1234</text:span><text:span text:style-name="T38">};</text:span></text:p>
            <text:p text:style-name="P31"><text:span text:style-name="T38">sys_a.foowizz(some_data);</text:span></text:p>
            <text:p text:style-name="P31"><text:span text:style-name="T38"/></text:p>
            <text:p text:style-name="P31"><text:span text:style-name="T38">System sys_b{</text:span><text:span text:style-name="T49">23423</text:span><text:span text:style-name="T38">};</text:span></text:p>
            <text:p text:style-name="P31"><text:span text:style-name="T38">sys_b.foowizz(some_data);</text:span></text:p>
            <text:p text:style-name="P31"><text:span text:style-name="T38"/></text:p>
            <text:p text:style-name="P31"><text:span text:style-name="T38">System sys_c{</text:span><text:span text:style-name="T49">4329423</text:span><text:span text:style-name="T38">};</text:span></text:p>
            <text:p text:style-name="P31"><text:span text:style-name="T38">sys_c.foowizz(some_data);</text:span></text:p>
            <text:p text:style-name="P32"><text:span text:style-name="T37"/></text:p>
          </draw:text-box>
        </draw:frame>
        <presentation:notes draw:style-name="dp2">
          <draw:page-thumbnail draw:name="Shape 200" draw:style-name="gr1" draw:layer="layout" svg:width="16.931cm" svg:height="9.524cm" svg:x="1.059cm" svg:y="1.93cm" draw:page-number="23" presentation:class="page"/>
          <draw:frame draw:name="Shape 201" presentation:style-name="pr9" draw:text-style-name="P6" draw:layer="layout" svg:width="15.239cm" svg:height="11.429cm" svg:x="1.905cm" svg:y="12.065cm" presentation:class="notes" presentation:user-transformed="true">
            <draw:text-box>
              <text:p text:style-name="P15"><text:span text:style-name="T15"><text:s/></text:span><text:span text:style-name="T15">// 8</text:span></text:p>
              <text:p text:style-name="P15"><text:span text:style-name="T15">// But: ce code reste cohérent depuis l'extérieur</text:span></text:p>
              <text:p text:style-name="P15"><text:span text:style-name="T15"/></text:p>
              <text:p text:style-name="P14"><text:span text:style-name="T15"/></text:p>
            </draw:text-box>
          </draw:frame>
        </presentation:notes>
      </draw:page>
      <draw:page draw:name="page24" draw:style-name="dp3" draw:master-page-name="Title_20_and_20_body" presentation:presentation-page-layout-name="AL2T1">
        <draw:frame draw:name="Shape 209"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210" presentation:style-name="pr10" draw:text-style-name="P36" draw:layer="layout" svg:width="12.862cm" svg:height="18.721cm" svg:x="7.71cm" svg:y="1.138cm" presentation:class="outline" presentation:user-transformed="true">
          <draw:text-box>
            <text:p text:style-name="P34"><text:span text:style-name="T50">System sys_a{</text:span><text:span text:style-name="T51">1234</text:span><text:span text:style-name="T50">};</text:span></text:p>
            <text:p text:style-name="P34"><text:span text:style-name="T50">System sys_b{</text:span><text:span text:style-name="T51">23423</text:span><text:span text:style-name="T50">};</text:span></text:p>
            <text:p text:style-name="P34"><text:span text:style-name="T50">System sys_c{</text:span><text:span text:style-name="T51">4329423</text:span><text:span text:style-name="T50">};</text:span></text:p>
            <text:p text:style-name="P34"><text:span text:style-name="T52">// “Simplified” version</text:span></text:p>
            <text:p text:style-name="P34"><text:span text:style-name="T53">auto </text:span><text:span text:style-name="T50">ft_data = </text:span></text:p>
            <text:p text:style-name="P34"><text:span text:style-name="T50"><text:s text:c="2"/></text:span><text:span text:style-name="T50">sys_a.foowizz(some_data)</text:span></text:p>
            <text:p text:style-name="P34"><text:span text:style-name="T50"><text:s text:c="2"/></text:span><text:span text:style-name="T50">.then([](</text:span><text:span text:style-name="T53">int</text:span><text:span text:style-name="T50"> value){</text:span></text:p>
            <text:p text:style-name="P34"><text:span text:style-name="T50"><text:s text:c="4"/></text:span><text:span text:style-name="T53">return </text:span><text:span text:style-name="T50">crunch(value);</text:span></text:p>
            <text:p text:style-name="P34"><text:span text:style-name="T50"><text:s text:c="2"/></text:span><text:span text:style-name="T50">})</text:span></text:p>
            <text:p text:style-name="P34"><text:span text:style-name="T50"><text:s text:c="2"/></text:span><text:span text:style-name="T50">.then([&amp;](Data data){</text:span></text:p>
            <text:p text:style-name="P34"><text:span text:style-name="T50"><text:s text:c="4"/></text:span><text:span text:style-name="T53">return </text:span><text:span text:style-name="T50">sys_b.foowizz(data);</text:span></text:p>
            <text:p text:style-name="P34"><text:span text:style-name="T50"><text:s text:c="2"/></text:span><text:span text:style-name="T50">})</text:span></text:p>
            <text:p text:style-name="P34"><text:span text:style-name="T50"><text:s text:c="2"/></text:span><text:span text:style-name="T50">.then([](</text:span><text:span text:style-name="T53">int</text:span><text:span text:style-name="T50"> value){</text:span></text:p>
            <text:p text:style-name="P34"><text:span text:style-name="T50"><text:s text:c="4"/></text:span><text:span text:style-name="T53">return </text:span><text:span text:style-name="T50">crunch(value);</text:span></text:p>
            <text:p text:style-name="P34"><text:span text:style-name="T50"><text:s text:c="2"/></text:span><text:span text:style-name="T50">})</text:span></text:p>
            <text:p text:style-name="P34"><text:span text:style-name="T50"><text:s text:c="2"/></text:span><text:span text:style-name="T50">}.then([&amp;](Data data){</text:span></text:p>
            <text:p text:style-name="P34"><text:span text:style-name="T50"><text:s text:c="4"/></text:span><text:span text:style-name="T53">return </text:span><text:span text:style-name="T50">sys_c.foowizz(data);</text:span></text:p>
            <text:p text:style-name="P34"><text:span text:style-name="T50"><text:s text:c="2"/></text:span><text:span text:style-name="T50">});</text:span></text:p>
            <text:p text:style-name="P34"><text:span text:style-name="T50"/></text:p>
            <text:p text:style-name="P35"><text:span text:style-name="T53"/></text:p>
          </draw:text-box>
        </draw:frame>
        <presentation:notes draw:style-name="dp2">
          <draw:page-thumbnail draw:name="Shape 206" draw:style-name="gr1" draw:layer="layout" svg:width="16.931cm" svg:height="9.524cm" svg:x="1.059cm" svg:y="1.93cm" draw:page-number="24" presentation:class="page"/>
          <draw:frame draw:name="Shape 207" presentation:style-name="pr9" draw:text-style-name="P6" draw:layer="layout" svg:width="15.239cm" svg:height="11.429cm" svg:x="1.905cm" svg:y="12.065cm" presentation:class="notes" presentation:user-transformed="true">
            <draw:text-box>
              <text:p text:style-name="P14"><text:span text:style-name="T15"><text:s/></text:span><text:span text:style-name="T15">// 8</text:span></text:p>
              <text:p text:style-name="P14"><text:span text:style-name="T15">// But: ce code reste cohérent depuis l'extérieur</text:span></text:p>
              <text:p text:style-name="P14"><text:span text:style-name="T15">Vivement les coroutines.</text:span></text:p>
              <text:p text:style-name="P14"><text:span text:style-name="T15">Unwrap</text:span></text:p>
              <text:p text:style-name="P14"><text:span text:style-name="T15"/></text:p>
            </draw:text-box>
          </draw:frame>
        </presentation:notes>
      </draw:page>
      <draw:page draw:name="RAII: Constructor&#10;" draw:style-name="dp3" draw:master-page-name="Title_20_and_20_body" presentation:presentation-page-layout-name="AL2T1">
        <draw:frame draw:name="Shape 215" presentation:style-name="pr5" draw:text-style-name="P8" draw:layer="layout" svg:width="26.09cm" svg:height="2.337cm" svg:x="0.954cm" svg:y="1.816cm" presentation:class="title" presentation:user-transformed="true">
          <draw:text-box>
            <text:p text:style-name="P7"><text:span text:style-name="T2">RAII: </text:span><text:span text:style-name="T5">Constructor</text:span><text:span text:style-name="T5"><text:line-break/></text:span><text:span text:style-name="T5"/></text:p>
          </draw:text-box>
        </draw:frame>
        <draw:frame draw:name="Shape 216" presentation:style-name="pr6" draw:text-style-name="P10" draw:layer="layout" svg:width="26.09cm" svg:height="13.947cm" svg:x="0.954cm" svg:y="4.704cm" presentation:class="outline" presentation:user-transformed="true">
          <draw:text-box>
            <text:p text:style-name="P9"><text:span text:style-name="T5">After the end of the constructor, the object must be able to </text:span><text:span text:style-name="T5">handle concurrent member calls.</text:span></text:p>
            <text:p text:style-name="P12"><text:span text:style-name="T5">Initialization must be synchronous</text:span></text:p>
            <text:p text:style-name="P12"><text:span text:style-name="T5">Do not defer initialization after constructor’s end</text:span></text:p>
            <text:p text:style-name="P12"><text:span text:style-name="T23">Optimization</text:span><text:span text:style-name="T5">: Exit the constructor as soon as ready to </text:span><text:span text:style-name="T5">handle concurrent member calls</text:span></text:p>
            <text:p text:style-name="P12"><text:span text:style-name="T5"/></text:p>
          </draw:text-box>
        </draw:frame>
        <draw:frame draw:name="Shape 217"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212" draw:style-name="gr1" draw:layer="layout" svg:width="16.931cm" svg:height="9.524cm" svg:x="1.059cm" svg:y="1.93cm" draw:page-number="25" presentation:class="page"/>
          <draw:frame draw:name="Shape 213" presentation:style-name="pr9" draw:text-style-name="P6" draw:layer="layout" svg:width="15.239cm" svg:height="11.429cm" svg:x="1.905cm" svg:y="12.065cm" presentation:class="notes" presentation:placeholder="true" presentation:user-transformed="true">
            <draw:text-box/>
          </draw:frame>
        </presentation:notes>
      </draw:page>
      <draw:page draw:name="page26" draw:style-name="dp3" draw:master-page-name="Title_20_and_20_body" presentation:presentation-page-layout-name="AL2T1">
        <draw:frame draw:name="Shape 222"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223" presentation:style-name="pr10" draw:text-style-name="P39" draw:layer="layout" svg:width="13.883cm" svg:height="18.25cm" svg:x="0.933cm" svg:y="1.233cm" presentation:class="outline" presentation:user-transformed="true">
          <draw:text-box>
            <text:p text:style-name="P37"><text:span text:style-name="T54">struct</text:span><text:span text:style-name="T55"> System {</text:span></text:p>
            <text:p text:style-name="P37"><text:span text:style-name="T55"><text:s/></text:span><text:span text:style-name="T54">explicit</text:span><text:span text:style-name="T55"> System(</text:span><text:span text:style-name="T54">int</text:span><text:span text:style-name="T55"> x) {</text:span></text:p>
            <text:p text:style-name="P37"><text:span text:style-name="T55"><text:s text:c="3"/></text:span><text:span text:style-name="T54">auto</text:span><text:span text:style-name="T55"> ft_data = crunch(x);</text:span></text:p>
            <text:p text:style-name="P37"><text:span text:style-name="T55"><text:s text:c="3"/></text:span><text:span text:style-name="T54">auto</text:span><text:span text:style-name="T55"> ft_ints =</text:span></text:p>
            <text:p text:style-name="P37"><text:span text:style-name="T55"><text:s text:c="5"/></text:span><text:span text:style-name="T55">big_fat_random_garbage();</text:span></text:p>
            <text:p text:style-name="P37"><text:span text:style-name="T55"><text:s text:c="3"/></text:span><text:span text:style-name="T56">work_queue.push</text:span><text:span text:style-name="T55">( [=]{</text:span></text:p>
            <text:p text:style-name="P37"><text:span text:style-name="T55"><text:s text:c="5"/></text:span><text:span text:style-name="T55">store.push_back(ft_data.get());</text:span></text:p>
            <text:p text:style-name="P37"><text:span text:style-name="T55"><text:s text:c="5"/></text:span><text:span text:style-name="T55">values = ft_ints.get();</text:span></text:p>
            <text:p text:style-name="P37"><text:span text:style-name="T55"><text:s text:c="3"/></text:span><text:span text:style-name="T55">});</text:span></text:p>
            <text:p text:style-name="P37"><text:span text:style-name="T55"><text:s/></text:span><text:span text:style-name="T55">}</text:span></text:p>
            <text:p text:style-name="P37"><text:span text:style-name="T55"><text:s/></text:span><text:span text:style-name="T55">future&lt;</text:span><text:span text:style-name="T54">int</text:span><text:span text:style-name="T55">&gt; foowizz(Data data); </text:span><text:span text:style-name="T57">// ...</text:span></text:p>
            <text:p text:style-name="P37"><text:span text:style-name="T54">private:</text:span></text:p>
            <text:p text:style-name="P37"><text:span text:style-name="T55"><text:s/></text:span><text:span text:style-name="T55">vector&lt;Data&gt; store;</text:span></text:p>
            <text:p text:style-name="P37"><text:span text:style-name="T55"><text:s/></text:span><text:span text:style-name="T55">vector&lt;</text:span><text:span text:style-name="T54">int</text:span><text:span text:style-name="T55">&gt; values;</text:span></text:p>
            <text:p text:style-name="P37"><text:span text:style-name="T55"><text:s/></text:span><text:span text:style-name="T56">concurrent_queue&lt;function&lt;void()&gt;&gt;</text:span></text:p>
            <text:p text:style-name="P37"><text:span text:style-name="T56"><text:s/></text:span><text:span text:style-name="T56">work_queue;</text:span></text:p>
            <text:p text:style-name="P37"><text:span text:style-name="T56"><text:s/></text:span><text:span text:style-name="T56">thread update_thread{ update_loop };</text:span></text:p>
            <text:p text:style-name="P37"><text:span text:style-name="T56"><text:s/></text:span><text:span text:style-name="T56">void update_loop();</text:span></text:p>
            <text:p text:style-name="P37"><text:span text:style-name="T56"><text:s/></text:span><text:span text:style-name="T57">// pop and execute tasks</text:span></text:p>
            <text:p text:style-name="P37"><text:span text:style-name="T55">};</text:span></text:p>
            <text:p text:style-name="P38"><text:span text:style-name="T54"/></text:p>
          </draw:text-box>
        </draw:frame>
        <draw:frame draw:name="Shape 224" presentation:style-name="pr10" draw:text-style-name="P39" draw:layer="layout" svg:width="12.263cm" svg:height="18.25cm" svg:x="15.039cm" svg:y="1.274cm" presentation:class="outline" presentation:user-transformed="true">
          <draw:text-box>
            <text:p text:style-name="P37"><text:span text:style-name="T55">future&lt;</text:span><text:span text:style-name="T54">int</text:span><text:span text:style-name="T55">&gt; System::foowizz(</text:span></text:p>
            <text:p text:style-name="P37"><text:span text:style-name="T55"><text:s text:c="2"/></text:span><text:span text:style-name="T55">Data data) {</text:span></text:p>
            <text:p text:style-name="P37"><text:span text:style-name="T55"><text:s text:c="2"/></text:span><text:span text:style-name="T54">return</text:span><text:span text:style-name="T55"> </text:span><text:span text:style-name="T56">work_queue.push</text:span><text:span text:style-name="T55">( </text:span></text:p>
            <text:p text:style-name="P37"><text:span text:style-name="T55"><text:s text:c="4"/></text:span><text:span text:style-name="T55">[</text:span><text:span text:style-name="T54">this</text:span><text:span text:style-name="T55">, data]{</text:span></text:p>
            <text:p text:style-name="P37"><text:span text:style-name="T55"><text:s text:c="4"/></text:span><text:span text:style-name="T54">int</text:span><text:span text:style-name="T55"> result = math_ninja_flip(</text:span></text:p>
            <text:p text:style-name="P37"><text:span text:style-name="T55"><text:s text:c="6"/></text:span><text:span text:style-name="T55">store.back(), data,</text:span></text:p>
            <text:p text:style-name="P37"><text:span text:style-name="T55"><text:s text:c="6"/></text:span><text:span text:style-name="T55">values.back());</text:span></text:p>
            <text:p text:style-name="P37"><text:span text:style-name="T55"><text:s text:c="4"/></text:span><text:span text:style-name="T55">store.push_back(data);</text:span></text:p>
            <text:p text:style-name="P37"><text:span text:style-name="T55"><text:s text:c="4"/></text:span><text:span text:style-name="T55">values.push_back(data.code);</text:span></text:p>
            <text:p text:style-name="P37"><text:span text:style-name="T55"><text:s text:c="4"/></text:span><text:span text:style-name="T54">return</text:span><text:span text:style-name="T55"> result;</text:span></text:p>
            <text:p text:style-name="P37"><text:span text:style-name="T55"><text:s text:c="2"/></text:span><text:span text:style-name="T55">});</text:span></text:p>
            <text:p text:style-name="P37"><text:span text:style-name="T55"><text:s/></text:span><text:span text:style-name="T55">}</text:span></text:p>
            <text:p text:style-name="P38"><text:span text:style-name="T55"/></text:p>
          </draw:text-box>
        </draw:frame>
        <presentation:notes draw:style-name="dp2"/>
        <officeooo:annotation svg:x="26.977cm" svg:y="0cm">
          <dc:creator>Jérémy MONNON</dc:creator>
          <dc:date>2017-04-12T13:11:58.144000000</dc:date>
          <text:p>Peut-être préciser que l'ordre de déclaration des membres est crucial ici, surtout pour la destruction.</text:p>
        </officeooo:annotation>
        <officeooo:annotation svg:x="26.977cm" svg:y="0cm">
          <dc:creator>Joël LAMOTTE</dc:creator>
          <dc:date>2017-04-12T13:11:58.144000000</dc:date>
          <text:p>Dans ma tete c'est toujours crucial, du coup ca me semble evident (vu qu'ils sont dans l'ordre de dépendence, puis dans l'ordre de hot loading)</text:p>
          <text:p>Je vais préciser a l'oral ok</text:p>
        </officeooo:annotation>
      </draw:page>
      <draw:page draw:name="page27" draw:style-name="dp3" draw:master-page-name="Title_20_and_20_body" presentation:presentation-page-layout-name="AL2T1">
        <draw:frame draw:name="Shape 229"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230" presentation:style-name="pr10" draw:text-style-name="P10" draw:layer="layout" svg:width="13.883cm" svg:height="18.25cm" svg:x="0.933cm" svg:y="1.233cm" presentation:class="outline" presentation:user-transformed="true">
          <draw:text-box>
            <text:p text:style-name="P40"><text:span text:style-name="T58">struct</text:span><text:span text:style-name="T59"> System {</text:span></text:p>
            <text:p text:style-name="P40"><text:span text:style-name="T59"><text:s/></text:span><text:span text:style-name="T58">explicit</text:span><text:span text:style-name="T59"> System(</text:span><text:span text:style-name="T58">int</text:span><text:span text:style-name="T59"> x) {</text:span></text:p>
            <text:p text:style-name="P40"><text:span text:style-name="T59"><text:s text:c="3"/></text:span><text:span text:style-name="T58">auto</text:span><text:span text:style-name="T59"> ft_data = crunch(x);</text:span></text:p>
            <text:p text:style-name="P40"><text:span text:style-name="T59"><text:s text:c="3"/></text:span><text:span text:style-name="T58">auto</text:span><text:span text:style-name="T59"> ft_ints = big_fat_random_garbage();</text:span></text:p>
            <text:p text:style-name="P40"><text:span text:style-name="T59"><text:s text:c="3"/></text:span><text:span text:style-name="T60">strand.push</text:span><text:span text:style-name="T59">( [=]{</text:span></text:p>
            <text:p text:style-name="P40"><text:span text:style-name="T59"><text:s text:c="5"/></text:span><text:span text:style-name="T59">store.push_back(ft_data.get());</text:span></text:p>
            <text:p text:style-name="P40"><text:span text:style-name="T59"><text:s text:c="5"/></text:span><text:span text:style-name="T59">values = ft_ints.get();</text:span></text:p>
            <text:p text:style-name="P40"><text:span text:style-name="T59"><text:s text:c="3"/></text:span><text:span text:style-name="T59">});</text:span></text:p>
            <text:p text:style-name="P40"><text:span text:style-name="T59"><text:s/></text:span><text:span text:style-name="T59">}</text:span></text:p>
            <text:p text:style-name="P40"><text:span text:style-name="T59"><text:s/></text:span><text:span text:style-name="T59">future&lt;</text:span><text:span text:style-name="T58">int</text:span><text:span text:style-name="T59">&gt; foowizz(Data data); </text:span><text:span text:style-name="T61">// ...</text:span></text:p>
            <text:p text:style-name="P40"><text:span text:style-name="T58">private:</text:span></text:p>
            <text:p text:style-name="P40"><text:span text:style-name="T59"><text:s/></text:span><text:span text:style-name="T59">vector&lt;Data&gt; store;</text:span></text:p>
            <text:p text:style-name="P40"><text:span text:style-name="T59"><text:s/></text:span><text:span text:style-name="T59">vector&lt;</text:span><text:span text:style-name="T58">int</text:span><text:span text:style-name="T59">&gt; values;</text:span></text:p>
            <text:p text:style-name="P40"><text:span text:style-name="T59"><text:s/></text:span><text:span text:style-name="T60">Strand strand;</text:span></text:p>
            <text:p text:style-name="P40"><text:span text:style-name="T59"><text:s/></text:span><text:span text:style-name="T61">// ...</text:span></text:p>
            <text:p text:style-name="P40"><text:span text:style-name="T59">};</text:span></text:p>
            <text:p text:style-name="P9"><text:span text:style-name="T58"/></text:p>
          </draw:text-box>
        </draw:frame>
        <draw:frame draw:name="Shape 231" presentation:style-name="pr10" draw:text-style-name="P10" draw:layer="layout" svg:width="12.263cm" svg:height="18.25cm" svg:x="15.039cm" svg:y="1.274cm" presentation:class="outline" presentation:user-transformed="true">
          <draw:text-box>
            <text:p text:style-name="P40"><text:span text:style-name="T59"><text:s/></text:span><text:span text:style-name="T59">future&lt;</text:span><text:span text:style-name="T58">int</text:span><text:span text:style-name="T59">&gt; System::foowizz(Data data) {</text:span></text:p>
            <text:p text:style-name="P40"><text:span text:style-name="T59"><text:s text:c="3"/></text:span><text:span text:style-name="T58">return</text:span><text:span text:style-name="T59"> </text:span><text:span text:style-name="T60">strand.push</text:span><text:span text:style-name="T59">( [</text:span><text:span text:style-name="T58">this</text:span><text:span text:style-name="T59">, data]{</text:span></text:p>
            <text:p text:style-name="P40"><text:span text:style-name="T59"><text:s text:c="5"/></text:span><text:span text:style-name="T58">int</text:span><text:span text:style-name="T59"> result = math_ninja_flip( store.back(), data, values.back());</text:span></text:p>
            <text:p text:style-name="P40"><text:span text:style-name="T59"><text:s text:c="5"/></text:span><text:span text:style-name="T59">store.push_back(data);</text:span></text:p>
            <text:p text:style-name="P40"><text:span text:style-name="T59"><text:s text:c="5"/></text:span><text:span text:style-name="T59">values.push_back(data.code);</text:span></text:p>
            <text:p text:style-name="P40"><text:span text:style-name="T59"><text:s text:c="5"/></text:span><text:span text:style-name="T58">return</text:span><text:span text:style-name="T59"> result;</text:span></text:p>
            <text:p text:style-name="P40"><text:span text:style-name="T59"><text:s text:c="3"/></text:span><text:span text:style-name="T59">});</text:span></text:p>
            <text:p text:style-name="P40"><text:span text:style-name="T59"><text:s text:c="2"/></text:span><text:span text:style-name="T59">}</text:span></text:p>
            <text:p text:style-name="P9"><text:span text:style-name="T59"/></text:p>
          </draw:text-box>
        </draw:frame>
        <presentation:notes draw:style-name="dp2">
          <draw:page-thumbnail draw:name="Shape 226" draw:style-name="gr1" draw:layer="layout" svg:width="16.931cm" svg:height="9.524cm" svg:x="1.059cm" svg:y="1.93cm" draw:page-number="27" presentation:class="page"/>
          <draw:frame draw:name="Shape 227" presentation:style-name="pr9" draw:text-style-name="P6" draw:layer="layout" svg:width="15.239cm" svg:height="11.429cm" svg:x="1.905cm" svg:y="12.065cm" presentation:class="notes" presentation:user-transformed="true">
            <draw:text-box>
              <text:p text:style-name="P15"><text:span text:style-name="T15">// 10</text:span></text:p>
              <text:p text:style-name="P15"><text:span text:style-name="T15">// Example defer initialization using a strand</text:span></text:p>
              <text:p text:style-name="P14"><text:span text:style-name="T15"/></text:p>
            </draw:text-box>
          </draw:frame>
        </presentation:notes>
      </draw:page>
      <draw:page draw:name="RAII: Constructor and Destructor" draw:style-name="dp3" draw:master-page-name="Title_20_and_20_body" presentation:presentation-page-layout-name="AL2T1">
        <draw:frame draw:name="Shape 236" presentation:style-name="pr5" draw:text-style-name="P8" draw:layer="layout" svg:width="26.09cm" svg:height="2.337cm" svg:x="0.954cm" svg:y="1.816cm" presentation:class="title" presentation:user-transformed="true">
          <draw:text-box>
            <text:p text:style-name="P7"><text:span text:style-name="T2">RAII: </text:span><text:span text:style-name="T5">Constructor and Destructor</text:span></text:p>
          </draw:text-box>
        </draw:frame>
        <draw:frame draw:name="Shape 237" presentation:style-name="pr6" draw:text-style-name="P10" draw:layer="layout" svg:width="26.09cm" svg:height="13.947cm" svg:x="0.954cm" svg:y="4.704cm" presentation:class="outline" presentation:user-transformed="true">
          <draw:text-box>
            <text:list text:style-name="L7">
              <text:list-item>
                <text:p text:style-name="P9"><text:span text:style-name="T5">Constructor: once constructed, object must be able to </text:span><text:span text:style-name="T5">handle concurrent member calls.</text:span><text:span text:style-name="T5"><text:line-break/></text:span><text:span text:style-name="T5"/></text:p>
              </text:list-item>
            </text:list>
            <text:list text:style-name="L8">
              <text:list-item>
                <text:p text:style-name="P9"><text:span text:style-name="T23">Destructor: all tasks launched by this object and </text:span><text:span text:style-name="T23">accessing its internal data</text:span><text:span text:style-name="T23"><text:line-break/></text:span><text:span text:style-name="T23">must be synchronized before the end of the destructor.</text:span></text:p>
              </text:list-item>
            </text:list>
          </draw:text-box>
        </draw:frame>
        <draw:frame draw:name="Shape 238"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233" draw:style-name="gr1" draw:layer="layout" svg:width="16.931cm" svg:height="9.524cm" svg:x="1.059cm" svg:y="1.93cm" draw:page-number="28" presentation:class="page"/>
          <draw:frame draw:name="Shape 234"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draw:style-name="dp3" draw:master-page-name="Title_20_and_20_body" presentation:presentation-page-layout-name="AL2T1">
        <draw:frame draw:name="Shape 243"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244" presentation:style-name="pr6" draw:text-style-name="P10" draw:layer="layout" svg:width="26.09cm" svg:height="13.947cm" svg:x="0.954cm" svg:y="4.704cm" presentation:class="outline" presentation:user-transformed="true">
          <draw:text-box>
            <text:p text:style-name="P9"><text:span text:style-name="T5">Before the end of the destructor, all tasks launched </text:span><text:span text:style-name="T5">accessing internal data must </text:span><text:span text:style-name="T21">either</text:span><text:span text:style-name="T5">:</text:span></text:p>
            <text:p text:style-name="P12"><text:span text:style-name="T21">Be finished</text:span></text:p>
            <text:p text:style-name="P12"><text:span text:style-name="T21">Do nothing on execution</text:span></text:p>
            <text:p text:style-name="P13"><text:span text:style-name="T5">Don’t throw!</text:span></text:p>
          </draw:text-box>
        </draw:frame>
        <draw:frame draw:name="Shape 245"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240" draw:style-name="gr1" draw:layer="layout" svg:width="16.931cm" svg:height="9.524cm" svg:x="1.059cm" svg:y="1.93cm" draw:page-number="29" presentation:class="page"/>
          <draw:frame draw:name="Shape 241"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draw:style-name="dp3" draw:master-page-name="Title_20_and_20_body" presentation:presentation-page-layout-name="AL2T1">
        <draw:frame draw:name="Shape 250"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251" presentation:style-name="pr6" draw:text-style-name="P10" draw:layer="layout" svg:width="26.09cm" svg:height="13.947cm" svg:x="0.954cm" svg:y="4.704cm" presentation:class="outline" presentation:user-transformed="true">
          <draw:text-box>
            <text:p text:style-name="P12"><text:span text:style-name="T5">Wait for tasks to finish</text:span></text:p>
            <text:p text:style-name="P12"><text:span text:style-name="T5"/></text:p>
          </draw:text-box>
        </draw:frame>
        <draw:frame draw:name="Shape 252"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247" draw:style-name="gr1" draw:layer="layout" svg:width="16.931cm" svg:height="9.524cm" svg:x="1.059cm" svg:y="1.93cm" draw:page-number="30" presentation:class="page"/>
          <draw:frame draw:name="Shape 248" presentation:style-name="pr9" draw:text-style-name="P6" draw:layer="layout" svg:width="15.239cm" svg:height="11.429cm" svg:x="1.905cm" svg:y="12.065cm" presentation:class="notes" presentation:placeholder="true" presentation:user-transformed="true">
            <draw:text-box/>
          </draw:frame>
        </presentation:notes>
      </draw:page>
      <draw:page draw:name="page31" draw:style-name="dp3" draw:master-page-name="Title_20_and_20_body" presentation:presentation-page-layout-name="AL2T1">
        <draw:frame draw:name="Shape 257"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258" presentation:style-name="pr10" draw:text-style-name="P10" draw:layer="layout" svg:width="13.883cm" svg:height="18.25cm" svg:x="0.933cm" svg:y="1.233cm" presentation:class="outline" presentation:user-transformed="true">
          <draw:text-box>
            <text:p text:style-name="P40"><text:span text:style-name="T58">class</text:span><text:span text:style-name="T59"> Poppy {</text:span></text:p>
            <text:p text:style-name="P40"><text:span text:style-name="T59"/></text:p>
            <text:p text:style-name="P40"><text:span text:style-name="T59"><text:s/></text:span><text:span text:style-name="T58">template</text:span><text:span text:style-name="T59">&lt;</text:span><text:span text:style-name="T58">class</text:span><text:span text:style-name="T59"> F&gt;</text:span></text:p>
            <text:p text:style-name="P40"><text:span text:style-name="T59"><text:s/></text:span><text:span text:style-name="T58">void</text:span><text:span text:style-name="T59"> launch(F task) {</text:span></text:p>
            <text:p text:style-name="P40"><text:span text:style-name="T59"><text:s text:c="3"/></text:span><text:span text:style-name="T60">launched_tasks.push</text:span><text:span text:style-name="T59">(async(executor, task));</text:span></text:p>
            <text:p text:style-name="P40"><text:span text:style-name="T59"><text:s/></text:span><text:span text:style-name="T59">}</text:span></text:p>
            <text:p text:style-name="P40"><text:span text:style-name="T59"/></text:p>
            <text:p text:style-name="P40"><text:span text:style-name="T58">public:</text:span></text:p>
            <text:p text:style-name="P40"><text:span text:style-name="T59"><text:s/></text:span><text:span text:style-name="T59">Poppy(Executor exec) : executor(exec) {</text:span></text:p>
            <text:p text:style-name="P40"><text:span text:style-name="T59"><text:s text:c="4"/></text:span><text:span text:style-name="T59">launch([]{ init_background_system(); });</text:span></text:p>
            <text:p text:style-name="P40"><text:span text:style-name="T59"><text:s/></text:span><text:span text:style-name="T59">}</text:span></text:p>
            <text:p text:style-name="P40"><text:span text:style-name="T59"/></text:p>
            <text:p text:style-name="P40"><text:span text:style-name="T59"><text:s/></text:span><text:span text:style-name="T59">~Poppy() {</text:span></text:p>
            <text:p text:style-name="P40"><text:span text:style-name="T59"><text:s text:c="3"/></text:span><text:span text:style-name="T60">future&lt;void&gt; ft;</text:span></text:p>
            <text:p text:style-name="P40"><text:span text:style-name="T60"><text:s text:c="3"/></text:span><text:span text:style-name="T60">while(launched_task.pop(ft))</text:span></text:p>
            <text:p text:style-name="P40"><text:span text:style-name="T60"><text:s text:c="7"/></text:span><text:span text:style-name="T60">ft.wait();</text:span></text:p>
            <text:p text:style-name="P40"><text:span text:style-name="T59"><text:s/></text:span><text:span text:style-name="T59">}</text:span></text:p>
            <text:p text:style-name="P40"><text:span text:style-name="T59"/></text:p>
            <text:p text:style-name="P40"><text:span text:style-name="T59"/></text:p>
            <text:p text:style-name="P9"><text:span text:style-name="T58"/></text:p>
          </draw:text-box>
        </draw:frame>
        <draw:frame draw:name="Shape 259" presentation:style-name="pr10" draw:text-style-name="P10" draw:layer="layout" svg:width="12.263cm" svg:height="18.25cm" svg:x="15.039cm" svg:y="1.274cm" presentation:class="outline" presentation:user-transformed="true">
          <draw:text-box>
            <text:p text:style-name="P40"><text:span text:style-name="T59"><text:s text:c="2"/></text:span><text:span text:style-name="T58">int</text:span><text:span text:style-name="T59"> count() </text:span><text:span text:style-name="T58">const</text:span><text:span text:style-name="T59"> { </text:span><text:span text:style-name="T58">return</text:span><text:span text:style-name="T59"> counter; }</text:span></text:p>
            <text:p text:style-name="P40"><text:span text:style-name="T59"/></text:p>
            <text:p text:style-name="P40"><text:span text:style-name="T59"><text:s text:c="2"/></text:span><text:span text:style-name="T58">void</text:span><text:span text:style-name="T59"> im_poppy(){</text:span></text:p>
            <text:p text:style-name="P40"><text:span text:style-name="T59"><text:s text:c="4"/></text:span><text:span text:style-name="T59">launch([&amp;]{ </text:span></text:p>
            <text:p text:style-name="P40"><text:span text:style-name="T59"><text:s text:c="6"/></text:span><text:span text:style-name="T59">some_dirty_laundry();</text:span></text:p>
            <text:p text:style-name="P40"><text:span text:style-name="T59"><text:s text:c="6"/></text:span><text:span text:style-name="T59">++counter;</text:span></text:p>
            <text:p text:style-name="P40"><text:span text:style-name="T59"><text:s text:c="4"/></text:span><text:span text:style-name="T59">}); </text:span></text:p>
            <text:p text:style-name="P40"><text:span text:style-name="T59"/></text:p>
            <text:p text:style-name="P40"><text:span text:style-name="T58">private:</text:span></text:p>
            <text:p text:style-name="P40"><text:span text:style-name="T59"><text:s/></text:span><text:span text:style-name="T59">atomic&lt;</text:span><text:span text:style-name="T58">int</text:span><text:span text:style-name="T59">&gt; counter;</text:span></text:p>
            <text:p text:style-name="P40"><text:span text:style-name="T59"><text:s/></text:span><text:span text:style-name="T59">Executor executor;</text:span></text:p>
            <text:p text:style-name="P40"><text:span text:style-name="T59"><text:s/></text:span><text:span text:style-name="T60">concurrent_queue&lt;future&lt;void&gt;&gt;</text:span></text:p>
            <text:p text:style-name="P40"><text:span text:style-name="T60"><text:s text:c="3"/></text:span><text:span text:style-name="T60">launched_tasks</text:span><text:span text:style-name="T59">;</text:span></text:p>
            <text:p text:style-name="P40"><text:span text:style-name="T59">};</text:span></text:p>
            <text:p text:style-name="P40"><text:span text:style-name="T59"/></text:p>
            <text:p text:style-name="P40"><text:span text:style-name="T59"/></text:p>
            <text:p text:style-name="P9"><text:span text:style-name="T59"/></text:p>
          </draw:text-box>
        </draw:frame>
        <presentation:notes draw:style-name="dp2"/>
        <officeooo:annotation svg:x="26.977cm" svg:y="0cm">
          <dc:creator>Jérémy MONNON</dc:creator>
          <dc:date>2017-04-12T13:52:11.818000000</dc:date>
          <text:p>"template&lt;class F&gt;"</text:p>
          <text:p>en trop sur le constructeur.</text:p>
          <text:p/>
          <text:p>"while(auto future = launched_task.pop())"</text:p>
          <text:p>Ca sous-entend que la queue renvoie une valeur construite par défaut quand elle est vide ? C'est suspect.</text:p>
          <text:p/>
          <text:p>int count()</text:p>
          <text:p>-&gt; const</text:p>
          <text:p/>
          <text:p>launch([&amp;]{ </text:p>
          <text:p><text:s text:c="6"/>some_dirty_laundry();</text:p>
          <text:p><text:s text:c="6"/>++counter;</text:p>
          <text:p><text:s text:c="4"/>})</text:p>
          <text:p>-&gt; Avant, tu as capturé "this" explicitement (voire "=", je sais plus).</text:p>
        </officeooo:annotation>
        <officeooo:annotation svg:x="26.977cm" svg:y="0cm">
          <dc:creator>Joël LAMOTTE</dc:creator>
          <dc:date>2017-04-12T13:52:11.818000000</dc:date>
          <text:p>Dans l'exemple avec la strand j'avais pas le choix, je devais capturer this explicitement</text:p>
          <text:p>ici c'est pas forcé, mais si tu penses que c'est plus clair je peu</text:p>
        </officeooo:annotation>
      </draw:page>
      <draw:page draw:name="page32" draw:style-name="dp3" draw:master-page-name="Title_20_and_20_body" presentation:presentation-page-layout-name="AL2T1">
        <draw:frame draw:name="Shape 264"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265" presentation:style-name="pr10" draw:text-style-name="P10" draw:layer="layout" svg:width="13.883cm" svg:height="18.25cm" svg:x="0.933cm" svg:y="1.233cm" presentation:class="outline" presentation:user-transformed="true">
          <draw:text-box>
            <text:p text:style-name="P40"><text:span text:style-name="T58">class</text:span><text:span text:style-name="T59"> Poppy {</text:span></text:p>
            <text:p text:style-name="P40"><text:span text:style-name="T59"><text:s/></text:span><text:span text:style-name="T61">//...</text:span></text:p>
            <text:p text:style-name="P40"><text:span text:style-name="T59"><text:s/></text:span><text:span text:style-name="T59">~Poppy() {</text:span></text:p>
            <text:p text:style-name="P40"><text:span text:style-name="T59"><text:s text:c="3"/></text:span><text:span text:style-name="T59">future&lt;void&gt; ft;</text:span></text:p>
            <text:p text:style-name="P40"><text:span text:style-name="T59"><text:s text:c="3"/></text:span><text:span text:style-name="T58">while</text:span><text:span text:style-name="T59">(launched_task.pop(ft))</text:span></text:p>
            <text:p text:style-name="P40"><text:span text:style-name="T59"><text:s text:c="7"/></text:span><text:span text:style-name="T59">ft.wait();</text:span></text:p>
            <text:p text:style-name="P40"><text:span text:style-name="T59"><text:s/></text:span><text:span text:style-name="T59">} </text:span><text:span text:style-name="T61">// ...</text:span></text:p>
            <text:p text:style-name="P40"><text:span text:style-name="T59">};</text:span></text:p>
            <text:p text:style-name="P40"><text:span text:style-name="T59"/></text:p>
            <text:p text:style-name="P9"><text:span text:style-name="T58"/></text:p>
          </draw:text-box>
        </draw:frame>
        <draw:frame draw:name="Shape 266" presentation:style-name="pr10" draw:text-style-name="P10" draw:layer="layout" svg:width="12.263cm" svg:height="18.25cm" svg:x="15.039cm" svg:y="1.274cm" presentation:class="outline" presentation:user-transformed="true">
          <draw:text-box>
            <text:p text:style-name="P40"><text:span text:style-name="T58">class</text:span><text:span text:style-name="T59"> BigSystem {</text:span></text:p>
            <text:p text:style-name="P40"><text:span text:style-name="T59"><text:s/></text:span><text:span text:style-name="T59">ThreadPool thread_pool;</text:span></text:p>
            <text:p text:style-name="P40"><text:span text:style-name="T59"><text:s/></text:span><text:span text:style-name="T59">Poppy poppy{ &amp;thread_pool };</text:span></text:p>
            <text:p text:style-name="P40"><text:span text:style-name="T59"><text:s/></text:span><text:span text:style-name="T61">// ...</text:span></text:p>
            <text:p text:style-name="P40"><text:span text:style-name="T58">public:</text:span></text:p>
            <text:p text:style-name="P40"><text:span text:style-name="T59"><text:s/></text:span><text:span text:style-name="T59">~BigSystem() {</text:span></text:p>
            <text:p text:style-name="P40"><text:span text:style-name="T59"><text:s text:c="3"/></text:span><text:span text:style-name="T59">thread_pool.</text:span><text:span text:style-name="T60">stop_tasks_execution();</text:span></text:p>
            <text:p text:style-name="P40"><text:span text:style-name="T59"><text:s text:c="3"/></text:span><text:span text:style-name="T59">some_cleanup();</text:span></text:p>
            <text:p text:style-name="P40"><text:span text:style-name="T59"><text:s/></text:span><text:span text:style-name="T59">}</text:span><text:span text:style-name="T62"> </text:span><text:span text:style-name="T61">// ~Poppy() might be blocked!</text:span></text:p>
            <text:p text:style-name="P40"><text:span text:style-name="T61"/></text:p>
            <text:p text:style-name="P40"><text:span text:style-name="T59"><text:s/></text:span><text:span text:style-name="T58">void</text:span><text:span text:style-name="T59"> be_funny() { poppy.im_poppy(); }</text:span></text:p>
            <text:p text:style-name="P40"><text:span text:style-name="T59"><text:s/></text:span><text:span text:style-name="T61">// ...</text:span></text:p>
            <text:p text:style-name="P40"><text:span text:style-name="T59">};</text:span></text:p>
            <text:p text:style-name="P40"><text:span text:style-name="T59"/></text:p>
            <text:p text:style-name="P40"><text:span text:style-name="T59"/></text:p>
            <text:p text:style-name="P40"><text:span text:style-name="T59"/></text:p>
            <text:p text:style-name="P9"><text:span text:style-name="T59"/></text:p>
          </draw:text-box>
        </draw:frame>
        <presentation:notes draw:style-name="dp2"/>
        <officeooo:annotation svg:x="26.977cm" svg:y="0cm">
          <dc:creator>Jérémy MONNON</dc:creator>
          <dc:date>2017-04-12T13:53:22.606000000</dc:date>
          <text:p>~BigSystem()</text:p>
          <text:p>-&gt; Si on s'abstenait de stopper le thread pool, les choses se passeraient bien a priori.</text:p>
          <text:p/>
          <text:p>L'accolade fermante colorée est bizarre.</text:p>
        </officeooo:annotation>
        <officeooo:annotation svg:x="26.977cm" svg:y="0cm">
          <dc:creator>Joël LAMOTTE</dc:creator>
          <dc:date>2017-04-12T13:53:22.606000000</dc:date>
          <text:p>BigSystem: oui</text:p>
          <text:p>le probleme devient visible quand on ne detruit pas ce qui contient les taches avant la fin de vie de celui qui a lancé les taches</text:p>
        </officeooo:annotation>
      </draw:page>
      <draw:page draw:name="page33" draw:style-name="dp3" draw:master-page-name="Title_20_and_20_body" presentation:presentation-page-layout-name="AL2T1">
        <draw:frame draw:name="Shape 271"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272" presentation:style-name="pr10" draw:text-style-name="P10" draw:layer="layout" svg:width="8.308cm" svg:height="18.25cm" svg:x="0.933cm" svg:y="1.233cm" presentation:class="outline" presentation:user-transformed="true">
          <draw:text-box>
            <text:p text:style-name="P40"><text:span text:style-name="T58">class</text:span><text:span text:style-name="T59"> Poppy {</text:span></text:p>
            <text:p text:style-name="P40"><text:span text:style-name="T59"><text:s/></text:span><text:span text:style-name="T61">//...</text:span></text:p>
            <text:p text:style-name="P40"><text:span text:style-name="T59"><text:s/></text:span><text:span text:style-name="T59">~Poppy() {</text:span></text:p>
            <text:p text:style-name="P40"><text:span text:style-name="T59"><text:s text:c="2"/></text:span><text:span text:style-name="T59">future&lt;</text:span><text:span text:style-name="T58">void</text:span><text:span text:style-name="T59">&gt; ft;</text:span></text:p>
            <text:p text:style-name="P40"><text:span text:style-name="T59"><text:s text:c="2"/></text:span><text:span text:style-name="T58">while</text:span><text:span text:style-name="T59">(</text:span></text:p>
            <text:p text:style-name="P40"><text:span text:style-name="T59"><text:s text:c="4"/></text:span><text:span text:style-name="T59">launched_task.pop(ft)</text:span></text:p>
            <text:p text:style-name="P40"><text:span text:style-name="T59"><text:s text:c="2"/></text:span><text:span text:style-name="T59">) ft.wait();</text:span></text:p>
            <text:p text:style-name="P40"><text:span text:style-name="T59"><text:s/></text:span><text:span text:style-name="T59">} </text:span><text:span text:style-name="T61">// ...</text:span></text:p>
            <text:p text:style-name="P40"><text:span text:style-name="T59">};</text:span></text:p>
            <text:p text:style-name="P40"><text:span text:style-name="T59"/></text:p>
            <text:p text:style-name="P9"><text:span text:style-name="T58"/></text:p>
          </draw:text-box>
        </draw:frame>
        <draw:frame draw:name="Shape 273" presentation:style-name="pr10" draw:text-style-name="P10" draw:layer="layout" svg:width="18.06cm" svg:height="18.25cm" svg:x="9.24cm" svg:y="1.274cm" presentation:class="outline" presentation:user-transformed="true">
          <draw:text-box>
            <text:p text:style-name="P40"><text:span text:style-name="T58">void</text:span><text:span text:style-name="T59"> be_poppy_for_some_time(</text:span><text:span text:style-name="T58">const</text:span><text:span text:style-name="T59"> seconds timeout){</text:span></text:p>
            <text:p text:style-name="P40"><text:span text:style-name="T59"><text:s text:c="2"/></text:span><text:span text:style-name="T59">concurrent_queue&lt;function&lt;</text:span><text:span text:style-name="T58">void</text:span><text:span text:style-name="T59">()&gt;&gt; work_queue;</text:span></text:p>
            <text:p text:style-name="P40"><text:span text:style-name="T59"><text:s text:c="2"/></text:span><text:span text:style-name="T59">Poppy poppy{ [&amp;](</text:span><text:span text:style-name="T58">auto</text:span><text:span text:style-name="T59"> task){</text:span></text:p>
            <text:p text:style-name="P40"><text:span text:style-name="T59"><text:s text:c="4"/></text:span><text:span text:style-name="T59">work_queue.push(task);</text:span></text:p>
            <text:p text:style-name="P40"><text:span text:style-name="T59"><text:s text:c="2"/></text:span><text:span text:style-name="T59">}};</text:span></text:p>
            <text:p text:style-name="P40"><text:span text:style-name="T59"/></text:p>
            <text:p text:style-name="P40"><text:span text:style-name="T59"><text:s text:c="2"/></text:span><text:span text:style-name="T58">auto</text:span><text:span text:style-name="T59"> begin_time = some_clock::now();</text:span></text:p>
            <text:p text:style-name="P40"><text:span text:style-name="T59"><text:s text:c="2"/></text:span><text:span text:style-name="T59">begin_try_to_be_poppy(poppy); </text:span><text:span text:style-name="T61">// calls poppy's members a lot</text:span></text:p>
            <text:p text:style-name="P40"><text:span text:style-name="T59"><text:s text:c="2"/></text:span><text:span text:style-name="T58">while</text:span><text:span text:style-name="T59">((some_clock::now() - begin_time) &lt; timeout) {</text:span></text:p>
            <text:p text:style-name="P40"><text:span text:style-name="T59"><text:s text:c="4"/></text:span><text:span text:style-name="T59">function&lt;</text:span><text:span text:style-name="T58">void</text:span><text:span text:style-name="T59">()&gt; task;</text:span></text:p>
            <text:p text:style-name="P40"><text:span text:style-name="T59"><text:s text:c="4"/></text:span><text:span text:style-name="T59">if(work_queue.pop(task))</text:span></text:p>
            <text:p text:style-name="P41"><text:span text:style-name="T59"><text:s/></text:span><text:span text:style-name="T59">task();</text:span></text:p>
            <text:p text:style-name="P41"><text:span text:style-name="T59"><text:s text:c="2"/></text:span><text:span text:style-name="T59">}</text:span><text:span text:style-name="T62"> </text:span><text:span text:style-name="T61">// No more task execution</text:span></text:p>
            <text:p text:style-name="P41"><text:span text:style-name="T59"><text:s text:c="2"/></text:span><text:span text:style-name="T59">end_try_to_be_poppy(poppy); </text:span></text:p>
            <text:p text:style-name="P41"><text:span text:style-name="T59">} </text:span><text:span text:style-name="T61">// ~Poppy() might be blocked!</text:span></text:p>
            <text:p text:style-name="P41"><text:span text:style-name="T61"/></text:p>
            <text:p text:style-name="P42"><text:span text:style-name="T58"/></text:p>
          </draw:text-box>
        </draw:frame>
        <presentation:notes draw:style-name="dp2"/>
        <officeooo:annotation svg:x="26.977cm" svg:y="0cm">
          <dc:creator>Jérémy MONNON</dc:creator>
          <dc:date>2017-04-12T13:54:32.742000000</dc:date>
          <text:p>"Poppy poppy{ [](auto task){</text:p>
          <text:p><text:s text:c="4"/>work_queue.push(task);</text:p>
          <text:p><text:s text:c="2"/>}}"</text:p>
          <text:p/>
          <text:p>Mais le constructeur de Poppy attend un exécuteur.</text:p>
          <text:p/>
          <text:p>"function&lt;void()&gt; task = work_queue.pop();</text:p>
          <text:p><text:s text:c="4"/>task();"</text:p>
          <text:p>Je suis pas sûr de comprendre l'interface de la concurrent_queue mais il faut trouver un moyen de vérifier qu'elle n'est pas vide.</text:p>
        </officeooo:annotation>
        <officeooo:annotation svg:x="26.977cm" svg:y="0cm">
          <dc:creator>Joël LAMOTTE</dc:creator>
          <dc:date>2017-04-12T13:54:11.396000000</dc:date>
          <text:p>C'est un executeur simpliste type-erasé qui peut etre réduit a function&lt;void(Task)&gt; mais je prefere le preciser a l'oral parceque c'est pas aussi simple et que c'est juste le principe derier qui compte</text:p>
        </officeooo:annotation>
        <officeooo:annotation svg:x="26.977cm" svg:y="1.587cm">
          <dc:creator>Joël LAMOTTE</dc:creator>
          <dc:date>2017-04-12T13:54:32.742000000</dc:date>
          <text:p>(mais c'est comme ca que je definis les executeurs dans netrush ;) )</text:p>
        </officeooo:annotation>
      </draw:page>
      <draw:page draw:name="page34" draw:style-name="dp3" draw:master-page-name="Title_20_and_20_body" presentation:presentation-page-layout-name="AL2T1">
        <draw:frame draw:name="Shape 278"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279" presentation:style-name="pr10" draw:text-style-name="P10" draw:layer="layout" svg:width="8.085cm" svg:height="18.25cm" svg:x="0.933cm" svg:y="1.233cm" presentation:class="outline" presentation:user-transformed="true">
          <draw:text-box>
            <text:p text:style-name="P40"><text:span text:style-name="T58">class</text:span><text:span text:style-name="T59"> Poppy {</text:span></text:p>
            <text:p text:style-name="P40"><text:span text:style-name="T59"><text:s/></text:span><text:span text:style-name="T61">//...</text:span></text:p>
            <text:p text:style-name="P40"><text:span text:style-name="T59"><text:s/></text:span><text:span text:style-name="T59">~Poppy() {</text:span></text:p>
            <text:p text:style-name="P40"><text:span text:style-name="T59"><text:s text:c="2"/></text:span><text:span text:style-name="T59">future&lt;</text:span><text:span text:style-name="T58">void</text:span><text:span text:style-name="T59">&gt; ft;</text:span></text:p>
            <text:p text:style-name="P40"><text:span text:style-name="T59"><text:s text:c="2"/></text:span><text:span text:style-name="T58">while</text:span><text:span text:style-name="T59">(</text:span></text:p>
            <text:p text:style-name="P40"><text:span text:style-name="T59"><text:s text:c="4"/></text:span><text:span text:style-name="T59">launched_task.pop(ft)</text:span></text:p>
            <text:p text:style-name="P40"><text:span text:style-name="T59"><text:s text:c="2"/></text:span><text:span text:style-name="T59">) ft.wait();</text:span></text:p>
            <text:p text:style-name="P40"><text:span text:style-name="T59"><text:s/></text:span><text:span text:style-name="T59">} </text:span><text:span text:style-name="T61">// ...</text:span></text:p>
            <text:p text:style-name="P40"><text:span text:style-name="T59">};</text:span></text:p>
            <text:p text:style-name="P40"><text:span text:style-name="T59"/></text:p>
            <text:p text:style-name="P9"><text:span text:style-name="T58"/></text:p>
          </draw:text-box>
        </draw:frame>
        <draw:frame draw:name="Shape 280" presentation:style-name="pr10" draw:text-style-name="P10" draw:layer="layout" svg:width="18.06cm" svg:height="18.25cm" svg:x="9.24cm" svg:y="1.274cm" presentation:class="outline" presentation:user-transformed="true">
          <draw:text-box>
            <text:p text:style-name="P40"><text:span text:style-name="T58">void</text:span><text:span text:style-name="T59"> be_poppy_for_some_time(</text:span><text:span text:style-name="T58">const</text:span><text:span text:style-name="T59"> seconds timeout){</text:span></text:p>
            <text:p text:style-name="P40"><text:span text:style-name="T59"><text:s text:c="2"/></text:span><text:span text:style-name="T59">Strand strand;</text:span></text:p>
            <text:p text:style-name="P40"><text:span text:style-name="T59"><text:s text:c="2"/></text:span><text:span text:style-name="T59">Poppy poppy{ &amp;strand };</text:span></text:p>
            <text:p text:style-name="P40"><text:span text:style-name="T61"/></text:p>
            <text:p text:style-name="P40"><text:span text:style-name="T61"><text:s text:c="2"/></text:span><text:span text:style-name="T59">begin_try_to_be_poppy(poppy); </text:span><text:span text:style-name="T61">// calls poppy's members a lot</text:span></text:p>
            <text:p text:style-name="P40"><text:span text:style-name="T59"><text:s text:c="2"/></text:span><text:span text:style-name="T59">sleep_for(timeout);</text:span></text:p>
            <text:p text:style-name="P40"><text:span text:style-name="T59"><text:s text:c="2"/></text:span><text:span text:style-name="T59">strand.</text:span><text:span text:style-name="T60">join()</text:span><text:span text:style-name="T59">; </text:span><text:span text:style-name="T61">// stop executing tasks, MAYBE destroy tasks?</text:span></text:p>
            <text:p text:style-name="P40"><text:span text:style-name="T59"><text:s text:c="2"/></text:span><text:span text:style-name="T59">end_try_to_be_poppy(poppy);</text:span></text:p>
            <text:p text:style-name="P40"><text:span text:style-name="T60">}</text:span><text:span text:style-name="T59"> </text:span><text:span text:style-name="T61">// ~Poppy() might be blocked!</text:span></text:p>
            <text:p text:style-name="P40"><text:span text:style-name="T61"><text:s text:c="2"/></text:span><text:span text:style-name="T61">// Depends on what the executor guarantees...</text:span><text:span text:style-name="T61"><text:line-break/></text:span><text:span text:style-name="T61"/></text:p>
          </draw:text-box>
        </draw:frame>
        <presentation:notes draw:style-name="dp2">
          <draw:page-thumbnail draw:name="Shape 275" draw:style-name="gr1" draw:layer="layout" svg:width="16.931cm" svg:height="9.524cm" svg:x="1.059cm" svg:y="1.93cm" draw:page-number="34" presentation:class="page"/>
          <draw:frame draw:name="Shape 276" presentation:style-name="pr9" draw:text-style-name="P6" draw:layer="layout" svg:width="15.239cm" svg:height="11.429cm" svg:x="1.905cm" svg:y="12.065cm" presentation:class="notes" presentation:user-transformed="true">
            <draw:text-box>
              <text:p text:style-name="P15"><text:span text:style-name="T15">// 13 Bis</text:span></text:p>
              <text:p text:style-name="P15"><text:span text:style-name="T15">// Waiting all tasks will block indefinitely if tasks objects are never called</text:span></text:p>
              <text:p text:style-name="P15"><text:span text:style-name="T15">Risque: etre trop dépendant des systemes exterieurs</text:span></text:p>
              <text:p text:style-name="P15"><text:span text:style-name="T15"/></text:p>
              <text:p text:style-name="P15"><text:span text:style-name="T15"/></text:p>
              <text:p text:style-name="P14"><text:span text:style-name="T15"/></text:p>
            </draw:text-box>
          </draw:frame>
        </presentation:notes>
      </draw:page>
      <draw:page draw:name="RAII: Destructor" draw:style-name="dp3" draw:master-page-name="Title_20_and_20_body" presentation:presentation-page-layout-name="AL2T1">
        <draw:frame draw:name="Shape 285"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286" presentation:style-name="pr6" draw:text-style-name="P10" draw:layer="layout" svg:width="26.09cm" svg:height="13.947cm" svg:x="0.954cm" svg:y="4.704cm" presentation:class="outline" presentation:user-transformed="true">
          <draw:text-box>
            <text:p text:style-name="P12"><text:span text:style-name="T40">Wait for tasks to finish</text:span></text:p>
            <text:p text:style-name="P12"><text:span text:style-name="T5">Notify tasks to do nothing on execution</text:span></text:p>
            <text:p text:style-name="P12"><text:span text:style-name="T5"/></text:p>
          </draw:text-box>
        </draw:frame>
        <draw:frame draw:name="Shape 287"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282" draw:style-name="gr1" draw:layer="layout" svg:width="16.931cm" svg:height="9.524cm" svg:x="1.059cm" svg:y="1.93cm" draw:page-number="35" presentation:class="page"/>
          <draw:frame draw:name="Shape 283" presentation:style-name="pr9" draw:text-style-name="P6" draw:layer="layout" svg:width="15.239cm" svg:height="11.429cm" svg:x="1.905cm" svg:y="12.065cm" presentation:class="notes" presentation:user-transformed="true">
            <draw:text-box>
              <text:p text:style-name="P15"><text:span text:style-name="T15">Insuffisant</text:span></text:p>
              <text:p text:style-name="P14"><text:span text:style-name="T15">What else can we try</text:span></text:p>
            </draw:text-box>
          </draw:frame>
        </presentation:notes>
      </draw:page>
      <draw:page draw:name="page36" draw:style-name="dp3" draw:master-page-name="Title_20_and_20_body" presentation:presentation-page-layout-name="AL2T1">
        <draw:frame draw:name="Shape 292"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293" presentation:style-name="pr10" draw:text-style-name="P10" draw:layer="layout" svg:width="16.25cm" svg:height="18.25cm" svg:x="0.933cm" svg:y="1.233cm" presentation:class="outline" presentation:user-transformed="true">
          <draw:text-box>
            <text:p text:style-name="P40"><text:span text:style-name="T58">class</text:span><text:span text:style-name="T59"> Poppy {</text:span></text:p>
            <text:p text:style-name="P40"><text:span text:style-name="T59"><text:s text:c="2"/></text:span><text:span text:style-name="T58">template</text:span><text:span text:style-name="T59">&lt;</text:span><text:span text:style-name="T58">class</text:span><text:span text:style-name="T59"> F&gt; </text:span><text:span text:style-name="T58">void</text:span><text:span text:style-name="T59"> launch(F f) {</text:span></text:p>
            <text:p text:style-name="P40"><text:span text:style-name="T59"><text:s text:c="4"/></text:span><text:span text:style-name="T59">async(executor, [=]{</text:span></text:p>
            <text:p text:style-name="P40"><text:span text:style-name="T59"><text:s text:c="6"/></text:span><text:span text:style-name="T58">if</text:span><text:span text:style-name="T59">(tasks_must_not_execute) </text:span><text:span text:style-name="T61">// might not exist!</text:span></text:p>
            <text:p text:style-name="P40"><text:span text:style-name="T59"><text:s text:c="8"/></text:span><text:span text:style-name="T59">f();</text:span></text:p>
            <text:p text:style-name="P40"><text:span text:style-name="T59"><text:s text:c="4"/></text:span><text:span text:style-name="T59">});</text:span></text:p>
            <text:p text:style-name="P40"><text:span text:style-name="T59"><text:s text:c="2"/></text:span><text:span text:style-name="T59">}</text:span></text:p>
            <text:p text:style-name="P40"><text:span text:style-name="T58">public:</text:span></text:p>
            <text:p text:style-name="P40"><text:span text:style-name="T59"><text:s/></text:span><text:span text:style-name="T59">~Poppy() {</text:span></text:p>
            <text:p text:style-name="P40"><text:span text:style-name="T59"><text:s text:c="3"/></text:span><text:span text:style-name="T59">tasks_must_not_execute = </text:span><text:span text:style-name="T58">true</text:span><text:span text:style-name="T59">; </text:span></text:p>
            <text:p text:style-name="P40"><text:span text:style-name="T61"><text:s text:c="3"/></text:span><text:span text:style-name="T61">// don't wait for running tasks...</text:span></text:p>
            <text:p text:style-name="P40"><text:span text:style-name="T59"><text:s/></text:span><text:span text:style-name="T59">}</text:span></text:p>
            <text:p text:style-name="P40"><text:span text:style-name="T59"><text:s text:c="2"/></text:span><text:span text:style-name="T58">void</text:span><text:span text:style-name="T59"> im_poppy() { </text:span></text:p>
            <text:p text:style-name="P40"><text:span text:style-name="T59"><text:s text:c="4"/></text:span><text:span text:style-name="T59">launch([</text:span><text:span text:style-name="T58">this</text:span><text:span text:style-name="T59">]{</text:span></text:p>
            <text:p text:style-name="P40"><text:span text:style-name="T59"><text:s text:c="6"/></text:span><text:span text:style-name="T59">some_dirty_laundry();</text:span></text:p>
            <text:p text:style-name="P40"><text:span text:style-name="T59"><text:s text:c="6"/></text:span><text:span text:style-name="T59">++counter; </text:span><text:span text:style-name="T61">// might not exist!</text:span></text:p>
            <text:p text:style-name="P40"><text:span text:style-name="T59"><text:s text:c="4"/></text:span><text:span text:style-name="T59">});</text:span></text:p>
            <text:p text:style-name="P40"><text:span text:style-name="T59"><text:s text:c="2"/></text:span><text:span text:style-name="T59">}</text:span></text:p>
            <text:p text:style-name="P40"><text:span text:style-name="T58"/></text:p>
          </draw:text-box>
        </draw:frame>
        <draw:frame draw:name="Shape 294" presentation:style-name="pr10" draw:text-style-name="P10" draw:layer="layout" svg:width="10.118cm" svg:height="18.25cm" svg:x="17.183cm" svg:y="1.274cm" presentation:class="outline" presentation:user-transformed="true">
          <draw:text-box>
            <text:p text:style-name="P40"><text:span text:style-name="T61">// ...</text:span></text:p>
            <text:p text:style-name="P40"><text:span text:style-name="T58">private:</text:span></text:p>
            <text:p text:style-name="P40"><text:span text:style-name="T59"><text:s text:c="2"/></text:span><text:span text:style-name="T59">atomic&lt;</text:span><text:span text:style-name="T58">int</text:span><text:span text:style-name="T59">&gt; counter{</text:span><text:span text:style-name="T63">0</text:span><text:span text:style-name="T59">};</text:span></text:p>
            <text:p text:style-name="P40"><text:span text:style-name="T59"><text:s text:c="2"/></text:span><text:span text:style-name="T59">atomic&lt;</text:span><text:span text:style-name="T58">bool</text:span><text:span text:style-name="T59">&gt;</text:span></text:p>
            <text:p text:style-name="P40"><text:span text:style-name="T59"><text:s text:c="4"/></text:span><text:span text:style-name="T59">tasks_must_not_execute{</text:span><text:span text:style-name="T58">false</text:span><text:span text:style-name="T59">};</text:span></text:p>
            <text:p text:style-name="P40"><text:span text:style-name="T59"><text:s/></text:span><text:span text:style-name="T61">// ...</text:span></text:p>
            <text:p text:style-name="P40"><text:span text:style-name="T59">};</text:span></text:p>
            <text:p text:style-name="P9"><text:span text:style-name="T58"/></text:p>
          </draw:text-box>
        </draw:frame>
        <presentation:notes draw:style-name="dp2">
          <draw:page-thumbnail draw:name="Shape 289" draw:style-name="gr1" draw:layer="layout" svg:width="16.931cm" svg:height="9.524cm" svg:x="1.059cm" svg:y="1.93cm" draw:page-number="36" presentation:class="page"/>
          <draw:frame draw:name="Shape 290" presentation:style-name="pr9" draw:text-style-name="P6" draw:layer="layout" svg:width="15.239cm" svg:height="11.429cm" svg:x="1.905cm" svg:y="12.065cm" presentation:class="notes" presentation:user-transformed="true">
            <draw:text-box>
              <text:p text:style-name="P15"><text:span text:style-name="T15">// 14</text:span></text:p>
              <text:p text:style-name="P15"><text:span text:style-name="T15">// Not waiting for running tasks will provoke data races</text:span></text:p>
              <text:p text:style-name="P15"><text:span text:style-name="T15"/></text:p>
              <text:p text:style-name="P14"><text:span text:style-name="T15"/></text:p>
            </draw:text-box>
          </draw:frame>
        </presentation:notes>
      </draw:page>
      <draw:page draw:name="page37" draw:style-name="dp3" draw:master-page-name="Title_20_and_20_body" presentation:presentation-page-layout-name="AL2T1">
        <draw:frame draw:name="Shape 299"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300" presentation:style-name="pr10" draw:text-style-name="P10" draw:layer="layout" svg:width="17.46cm" svg:height="18.25cm" svg:x="0.933cm" svg:y="1.233cm" presentation:class="outline" presentation:user-transformed="true">
          <draw:text-box>
            <text:p text:style-name="P40"><text:span text:style-name="T58">class</text:span><text:span text:style-name="T59"> Poppy {</text:span></text:p>
            <text:p text:style-name="P40"><text:span text:style-name="T59"><text:s text:c="2"/></text:span><text:span text:style-name="T58">template</text:span><text:span text:style-name="T59">&lt;</text:span><text:span text:style-name="T58">class</text:span><text:span text:style-name="T59"> F&gt; </text:span><text:span text:style-name="T58">void</text:span><text:span text:style-name="T59"> launch(F f) {</text:span></text:p>
            <text:p text:style-name="P40"><text:span text:style-name="T59"><text:s text:c="4"/></text:span><text:span text:style-name="T60">weak_ptr maybe_state{state};</text:span><text:span text:style-name="T59"> </text:span><text:span text:style-name="T61">// not thread-safe!</text:span></text:p>
            <text:p text:style-name="P40"><text:span text:style-name="T59"><text:s text:c="4"/></text:span><text:span text:style-name="T59">async(executor, [=]{</text:span></text:p>
            <text:p text:style-name="P40"><text:span text:style-name="T59"><text:s text:c="6"/></text:span><text:span text:style-name="T58">if</text:span><text:span text:style-name="T59">(</text:span><text:span text:style-name="T60">auto</text:span><text:span text:style-name="T59"> </text:span><text:span text:style-name="T60">state = maybe_state.lock()</text:span><text:span text:style-name="T59">)</text:span></text:p>
            <text:p text:style-name="P40"><text:span text:style-name="T59"><text:s text:c="8"/></text:span><text:span text:style-name="T59">f(</text:span><text:span text:style-name="T60">state</text:span><text:span text:style-name="T59">);</text:span></text:p>
            <text:p text:style-name="P40"><text:span text:style-name="T59"><text:s text:c="4"/></text:span><text:span text:style-name="T59">});</text:span></text:p>
            <text:p text:style-name="P40"><text:span text:style-name="T59"><text:s text:c="2"/></text:span><text:span text:style-name="T59">}</text:span></text:p>
            <text:p text:style-name="P40"><text:span text:style-name="T58">public:</text:span></text:p>
            <text:p text:style-name="P40"><text:span text:style-name="T59"><text:s text:c="2"/></text:span><text:span text:style-name="T59">~System() = </text:span><text:span text:style-name="T58">default</text:span><text:span text:style-name="T59">; </text:span><text:span text:style-name="T61">// no wait</text:span></text:p>
            <text:p text:style-name="P40"><text:span text:style-name="T61"/></text:p>
            <text:p text:style-name="P40"><text:span text:style-name="T59"><text:s text:c="2"/></text:span><text:span text:style-name="T58">void</text:span><text:span text:style-name="T59"> im_poppy(){</text:span></text:p>
            <text:p text:style-name="P40"><text:span text:style-name="T59"><text:s text:c="4"/></text:span><text:span text:style-name="T59">launch([](</text:span><text:span text:style-name="T60">auto state</text:span><text:span text:style-name="T59">){</text:span></text:p>
            <text:p text:style-name="P40"><text:span text:style-name="T59"><text:s text:c="6"/></text:span><text:span text:style-name="T59">some_dirty_laundry();</text:span></text:p>
            <text:p text:style-name="P40"><text:span text:style-name="T59"><text:s text:c="6"/></text:span><text:span text:style-name="T59">++state-&gt;counter; </text:span><text:span text:style-name="T61">// forced "living" after destruction</text:span></text:p>
            <text:p text:style-name="P40"><text:span text:style-name="T59"><text:s text:c="4"/></text:span><text:span text:style-name="T59">});</text:span></text:p>
            <text:p text:style-name="P40"><text:span text:style-name="T59"><text:s text:c="2"/></text:span><text:span text:style-name="T59">}</text:span></text:p>
            <text:p text:style-name="P40"><text:span text:style-name="T59"><text:s/></text:span><text:span text:style-name="T61">// ...</text:span></text:p>
            <text:p text:style-name="P40"><text:span text:style-name="T58"/></text:p>
          </draw:text-box>
        </draw:frame>
        <draw:frame draw:name="Shape 301" presentation:style-name="pr10" draw:text-style-name="P10" draw:layer="layout" svg:width="8.909cm" svg:height="18.25cm" svg:x="18.393cm" svg:y="1.274cm" presentation:class="outline" presentation:user-transformed="true">
          <draw:text-box>
            <text:p text:style-name="P40"><text:span text:style-name="T58">private:</text:span></text:p>
            <text:p text:style-name="P40"><text:span text:style-name="T59"><text:s/></text:span><text:span text:style-name="T58">struct</text:span><text:span text:style-name="T59"> State {</text:span></text:p>
            <text:p text:style-name="P40"><text:span text:style-name="T59"><text:s text:c="3"/></text:span><text:span text:style-name="T59">atomic&lt;</text:span><text:span text:style-name="T58">int</text:span><text:span text:style-name="T59">&gt; counter{</text:span><text:span text:style-name="T63">0</text:span><text:span text:style-name="T59">};</text:span></text:p>
            <text:p text:style-name="P40"><text:span text:style-name="T59"><text:s/></text:span><text:span text:style-name="T59">};</text:span></text:p>
            <text:p text:style-name="P40"><text:span text:style-name="T59"/></text:p>
            <text:p text:style-name="P40"><text:span text:style-name="T59"><text:s/></text:span><text:span text:style-name="T61">// needs protection too!</text:span></text:p>
            <text:p text:style-name="P40"><text:span text:style-name="T59"><text:s/></text:span><text:span text:style-name="T60">shared_ptr&lt;State&gt; state</text:span><text:span text:style-name="T59"> =</text:span></text:p>
            <text:p text:style-name="P40"><text:span text:style-name="T59"><text:s text:c="3"/></text:span><text:span text:style-name="T59">make_shared&lt;State&gt;();</text:span></text:p>
            <text:p text:style-name="P40"><text:span text:style-name="T59"/></text:p>
            <text:p text:style-name="P40"><text:span text:style-name="T59"><text:s/></text:span><text:span text:style-name="T61">// ...</text:span></text:p>
            <text:p text:style-name="P40"><text:span text:style-name="T59">};</text:span></text:p>
            <text:p text:style-name="P40"><text:span text:style-name="T58"/></text:p>
            <text:p text:style-name="P9"><text:span text:style-name="T61"/></text:p>
          </draw:text-box>
        </draw:frame>
        <presentation:notes draw:style-name="dp2">
          <draw:page-thumbnail draw:name="Shape 296" draw:style-name="gr1" draw:layer="layout" svg:width="16.931cm" svg:height="9.524cm" svg:x="1.059cm" svg:y="1.93cm" draw:page-number="37" presentation:class="page"/>
          <draw:frame draw:name="Shape 297" presentation:style-name="pr9" draw:text-style-name="P6" draw:layer="layout" svg:width="15.239cm" svg:height="11.429cm" svg:x="1.905cm" svg:y="12.065cm" presentation:class="notes" presentation:user-transformed="true">
            <draw:text-box>
              <text:p text:style-name="P15"><text:span text:style-name="T15">// 15</text:span></text:p>
              <text:p text:style-name="P15"><text:span text:style-name="T15">// Not waiting for running tasks will provoke data races - meh version</text:span></text:p>
              <text:p text:style-name="P14"><text:span text:style-name="T15"/></text:p>
            </draw:text-box>
          </draw:frame>
        </presentation:notes>
      </draw:page>
      <draw:page draw:name="RAII: Destructor" draw:style-name="dp3" draw:master-page-name="Title_20_and_20_body" presentation:presentation-page-layout-name="AL2T1">
        <draw:frame draw:name="Shape 306"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307" presentation:style-name="pr6" draw:text-style-name="P10" draw:layer="layout" svg:width="26.09cm" svg:height="13.947cm" svg:x="0.954cm" svg:y="4.704cm" presentation:class="outline" presentation:user-transformed="true">
          <draw:text-box>
            <text:p text:style-name="P12"><text:span text:style-name="T40">Wait for tasks to finish</text:span></text:p>
            <text:p text:style-name="P12"><text:span text:style-name="T40">Notify tasks to do nothing on execution</text:span></text:p>
            <text:p text:style-name="P12"><text:span text:style-name="T5">Wait running tasks to finish?</text:span></text:p>
            <text:p text:style-name="P12"><text:span text:style-name="T5"/></text:p>
          </draw:text-box>
        </draw:frame>
        <draw:frame draw:name="Shape 308"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303" draw:style-name="gr1" draw:layer="layout" svg:width="16.931cm" svg:height="9.524cm" svg:x="1.059cm" svg:y="1.93cm" draw:page-number="38" presentation:class="page"/>
          <draw:frame draw:name="Shape 304"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 The Right Way*" draw:style-name="dp3" draw:master-page-name="Title_20_and_20_body" presentation:presentation-page-layout-name="AL2T1">
        <draw:frame draw:name="Shape 313" presentation:style-name="pr5" draw:text-style-name="P8" draw:layer="layout" svg:width="26.09cm" svg:height="2.337cm" svg:x="0.954cm" svg:y="1.816cm" presentation:class="title" presentation:user-transformed="true">
          <draw:text-box>
            <text:p text:style-name="P7"><text:span text:style-name="T2">RAII: </text:span><text:span text:style-name="T5">Destructor - </text:span><text:span text:style-name="T23">The Right Way*</text:span></text:p>
          </draw:text-box>
        </draw:frame>
        <draw:frame draw:name="Shape 314" presentation:style-name="pr6" draw:text-style-name="P10" draw:layer="layout" svg:width="26.09cm" svg:height="13.947cm" svg:x="0.954cm" svg:y="4.704cm" presentation:class="outline" presentation:user-transformed="true">
          <draw:text-box>
            <text:list text:style-name="L8">
              <text:list-item>
                <text:p text:style-name="P9"><text:span text:style-name="T23">Notify all tasks to “join”;</text:span></text:p>
              </text:list-item>
            </text:list>
            <text:p text:style-name="P13"><text:span text:style-name="T5">If a task did not execute yet,</text:span><text:span text:style-name="T5"><text:line-break/></text:span><text:span text:style-name="T5">make it do nothing on execution;</text:span></text:p>
            <text:list text:style-name="L9">
              <text:list-item>
                <text:p text:style-name="P43"><text:span text:style-name="T23">Wait already running tasks to finish;</text:span></text:p>
              </text:list-item>
            </text:list>
            <text:p text:style-name="P13"><text:span text:style-name="T5">Stop waiting as soon as you can ignore tasks’ end;</text:span></text:p>
            <text:p text:style-name="P44"><text:span text:style-name="T64">*</text:span><text:span text:style-name="T65"> Except in critical cases where you have to execute all tasks anyway: banking, critical logging, </text:span><text:span text:style-name="T65">black boxes systems for exemple.</text:span></text:p>
          </draw:text-box>
        </draw:frame>
        <draw:frame draw:name="Shape 315"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officeooo:annotation svg:x="26.977cm" svg:y="0cm">
          <dc:creator>Jérémy MONNON</dc:creator>
          <dc:date>2017-04-12T13:57:43.376000000</dc:date>
          <text:p>"If a task did not execute yet,</text:p>
          <text:p>make it do nothing on execution"</text:p>
          <text:p>-&gt; On pourrait imaginer avoir des tâches importantes, et une autre politique serait :</text:p>
          <text:p>toute tâche déjà en attente doit être exécutée et on n'en accepte plus de nouvelles.</text:p>
          <text:p/>
          <text:p>Formattage:</text:p>
          <text:p>“join”;</text:p>
          <text:p>-&gt; Pourquoi le point-virgule ?</text:p>
          <text:p>Idem "finish;"</text:p>
          <text:p/>
          <text:p>"tasks end"</text:p>
          <text:p>-&gt; tasks' end</text:p>
        </officeooo:annotation>
        <officeooo:annotation svg:x="26.977cm" svg:y="0cm">
          <dc:creator>Joël LAMOTTE</dc:creator>
          <dc:date>2017-04-12T13:57:43.376000000</dc:date>
          <text:p>"toute tâche déjà en attente doit être exécutée et on n'en accepte plus de nouvelles."</text:p>
          <text:p>ca revient au cas ou on attends toutes les taches, parceque c est le destructeur et que l'interface ne doit pas etre disponible pendant son appel (comme pour le constructeur) donc on ne peut pas avoir de nouvelles taches sauf si le code interne continue a tourner, et a ce moment la on l'attends</text:p>
          <text:p/>
          <text:p>les points virgule sont la parceque c'est differentes parties d'un meme algorithme et c'; est uen maniere correcte de separer des bouts de phrase (en particulier dans les listings) par contre normalement on doit pas mettre des majuscules apres, mais bon........................(bored)</text:p>
        </officeooo:annotation>
      </draw:page>
      <draw:page draw:name="RAII: Destructor" draw:style-name="dp3" draw:master-page-name="Title_20_and_20_body" presentation:presentation-page-layout-name="AL2T1">
        <draw:frame draw:name="Shape 320"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321" presentation:style-name="pr6" draw:text-style-name="P10" draw:layer="layout" svg:width="26.09cm" svg:height="13.947cm" svg:x="0.954cm" svg:y="4.704cm" presentation:class="outline" presentation:user-transformed="true">
          <draw:text-box>
            <text:list text:style-name="L7">
              <text:list-item>
                <text:p text:style-name="P9"><text:span text:style-name="T5">Notify </text:span><text:span text:style-name="T21">all tasks</text:span><text:span text:style-name="T5"> to “join”;</text:span></text:p>
              </text:list-item>
            </text:list>
            <text:p text:style-name="P13"><text:span text:style-name="T5">If a task did not execute yet,</text:span><text:span text:style-name="T5"><text:line-break/></text:span><text:span text:style-name="T5">make it do nothing on execution;</text:span></text:p>
            <text:list text:style-name="L10">
              <text:list-item>
                <text:p text:style-name="P43"><text:span text:style-name="T5">Wait already running tasks to finish;</text:span></text:p>
              </text:list-item>
            </text:list>
            <text:p text:style-name="P13"><text:span text:style-name="T5">Stop waiting as soon as you can ignore tasks end;</text:span></text:p>
            <text:p text:style-name="P45"><text:span text:style-name="T21">Keep track of internal tasks’ lifetime</text:span></text:p>
          </draw:text-box>
        </draw:frame>
        <draw:frame draw:name="Shape 322"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317" draw:style-name="gr1" draw:layer="layout" svg:width="16.931cm" svg:height="9.524cm" svg:x="1.059cm" svg:y="1.93cm" draw:page-number="40" presentation:class="page"/>
          <draw:frame draw:name="Shape 318"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draw:style-name="dp3" draw:master-page-name="Title_20_and_20_body" presentation:presentation-page-layout-name="AL2T1">
        <draw:frame draw:name="Shape 327"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328" presentation:style-name="pr6" draw:text-style-name="P10" draw:layer="layout" svg:width="26.09cm" svg:height="13.947cm" svg:x="0.954cm" svg:y="4.704cm" presentation:class="outline" presentation:user-transformed="true">
          <draw:text-box>
            <text:list text:style-name="L7">
              <text:list-item>
                <text:p text:style-name="P9"><text:span text:style-name="T5">Notify all tasks to “join”;</text:span></text:p>
              </text:list-item>
            </text:list>
            <text:p text:style-name="P13"><text:span text:style-name="T5">If a task did not execute yet,</text:span><text:span text:style-name="T5"><text:line-break/></text:span><text:span text:style-name="T5">make it do nothing on execution;</text:span></text:p>
            <text:list text:style-name="L10">
              <text:list-item>
                <text:p text:style-name="P43"><text:span text:style-name="T5">Wait already </text:span><text:span text:style-name="T21">running tasks</text:span><text:span text:style-name="T23"> </text:span><text:span text:style-name="T5">to finish;</text:span></text:p>
              </text:list-item>
            </text:list>
            <text:p text:style-name="P13"><text:span text:style-name="T5">Stop waiting as soon as you can ignore tasks end;</text:span></text:p>
            <text:p text:style-name="P45"><text:span text:style-name="T21">Keep track of internal tasks’ status</text:span></text:p>
          </draw:text-box>
        </draw:frame>
        <draw:frame draw:name="Shape 329"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324" draw:style-name="gr1" draw:layer="layout" svg:width="16.931cm" svg:height="9.524cm" svg:x="1.059cm" svg:y="1.93cm" draw:page-number="41" presentation:class="page"/>
          <draw:frame draw:name="Shape 325"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draw:style-name="dp3" draw:master-page-name="Title_20_and_20_body" presentation:presentation-page-layout-name="AL2T1">
        <draw:frame draw:name="Shape 334"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335" presentation:style-name="pr6" draw:text-style-name="P10" draw:layer="layout" svg:width="26.09cm" svg:height="13.947cm" svg:x="0.954cm" svg:y="4.704cm" presentation:class="outline" presentation:user-transformed="true">
          <draw:text-box>
            <text:list text:style-name="L7">
              <text:list-item>
                <text:p text:style-name="P9"><text:span text:style-name="T21">Notify</text:span><text:span text:style-name="T9"> </text:span><text:span text:style-name="T5">all tasks to “join”;</text:span></text:p>
              </text:list-item>
            </text:list>
            <text:p text:style-name="P13"><text:span text:style-name="T5">If a task did not execute yet,</text:span><text:span text:style-name="T5"><text:line-break/></text:span><text:span text:style-name="T5">make it do nothing on execution;</text:span></text:p>
            <text:list text:style-name="L10">
              <text:list-item>
                <text:p text:style-name="P43"><text:span text:style-name="T21">Wait</text:span><text:span text:style-name="T9"> </text:span><text:span text:style-name="T5">already running tasks to finish;</text:span></text:p>
              </text:list-item>
            </text:list>
            <text:p text:style-name="P13"><text:span text:style-name="T5">Stop waiting as soon as you can ignore tasks end;</text:span></text:p>
            <text:p text:style-name="P46"><text:span text:style-name="T21">Use a higher-level task synchronization tool</text:span><text:span text:style-name="T21"><text:line-break/></text:span><text:span text:style-name="T21">(could be a strand or something similar...)</text:span></text:p>
          </draw:text-box>
        </draw:frame>
        <draw:frame draw:name="Shape 336"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331" draw:style-name="gr1" draw:layer="layout" svg:width="16.931cm" svg:height="9.524cm" svg:x="1.059cm" svg:y="1.93cm" draw:page-number="42" presentation:class="page"/>
          <draw:frame draw:name="Shape 332" presentation:style-name="pr9" draw:text-style-name="P6" draw:layer="layout" svg:width="15.239cm" svg:height="11.429cm" svg:x="1.905cm" svg:y="12.065cm" presentation:class="notes" presentation:placeholder="true" presentation:user-transformed="true">
            <draw:text-box/>
          </draw:frame>
        </presentation:notes>
      </draw:page>
      <draw:page draw:name="page43" draw:style-name="dp3" draw:master-page-name="Title_20_and_20_body" presentation:presentation-page-layout-name="AL2T1">
        <draw:frame draw:name="Shape 341"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342" presentation:style-name="pr10" draw:text-style-name="P10" draw:layer="layout" svg:width="17.46cm" svg:height="18.25cm" svg:x="0.933cm" svg:y="1.233cm" presentation:class="outline" presentation:user-transformed="true">
          <draw:text-box>
            <text:p text:style-name="P40"><text:span text:style-name="T58">class</text:span><text:span text:style-name="T59"> Poppy {</text:span></text:p>
            <text:p text:style-name="P40"><text:span text:style-name="T59"><text:s text:c="2"/></text:span><text:span text:style-name="T58">template</text:span><text:span text:style-name="T59">&lt;</text:span><text:span text:style-name="T58">class</text:span><text:span text:style-name="T59"> F&gt; </text:span><text:span text:style-name="T58">void</text:span><text:span text:style-name="T59"> launch(F task) {</text:span></text:p>
            <text:p text:style-name="P40"><text:span text:style-name="T59"><text:s text:c="4"/></text:span><text:span text:style-name="T58">auto</text:span><text:span text:style-name="T59"> synchronized_task = </text:span><text:span text:style-name="T62">task_sync.synched</text:span><text:span text:style-name="T59">(task);</text:span></text:p>
            <text:p text:style-name="P40"><text:span text:style-name="T59"><text:s text:c="4"/></text:span><text:span text:style-name="T59">async(executor, synchronized_task);</text:span></text:p>
            <text:p text:style-name="P40"><text:span text:style-name="T59"><text:s text:c="2"/></text:span><text:span text:style-name="T59">}</text:span></text:p>
            <text:p text:style-name="P40"><text:span text:style-name="T58">public:</text:span></text:p>
            <text:p text:style-name="P40"><text:span text:style-name="T59"><text:s text:c="2"/></text:span><text:span text:style-name="T59">~System() = </text:span><text:span text:style-name="T58">default</text:span><text:span text:style-name="T59">;</text:span></text:p>
            <text:p text:style-name="P40"><text:span text:style-name="T59"><text:s text:c="2"/></text:span><text:span text:style-name="T61">// </text:span><text:span text:style-name="T60">task_sync.join()</text:span><text:span text:style-name="T61"> called in ~TaskSynchronizer()</text:span></text:p>
            <text:p text:style-name="P40"><text:span text:style-name="T61"><text:s text:c="2"/></text:span><text:span text:style-name="T61">// wait for running tasks, deactivate all other tasks</text:span></text:p>
            <text:p text:style-name="P40"><text:span text:style-name="T61"/></text:p>
            <text:p text:style-name="P40"><text:span text:style-name="T59"><text:s text:c="2"/></text:span><text:span text:style-name="T58">void</text:span><text:span text:style-name="T59"> im_poppy(){</text:span></text:p>
            <text:p text:style-name="P40"><text:span text:style-name="T59"><text:s text:c="4"/></text:span><text:span text:style-name="T59">launch([&amp;]{</text:span></text:p>
            <text:p text:style-name="P40"><text:span text:style-name="T59"><text:s text:c="6"/></text:span><text:span text:style-name="T59">some_dirty_laundry();</text:span></text:p>
            <text:p text:style-name="P40"><text:span text:style-name="T59"><text:s text:c="6"/></text:span><text:span text:style-name="T59">++counter; <text:s/></text:span><text:span text:style-name="T61">// </text:span><text:span text:style-name="T58">’this’ </text:span><text:span text:style-name="T61">is </text:span><text:span text:style-name="T60">garanteed to be alive</text:span></text:p>
            <text:p text:style-name="P40"><text:span text:style-name="T61"><text:s text:c="18"/></text:span><text:span text:style-name="T61">// if this code is executing</text:span></text:p>
            <text:p text:style-name="P40"><text:span text:style-name="T59"><text:s text:c="4"/></text:span><text:span text:style-name="T59">});</text:span></text:p>
            <text:p text:style-name="P40"><text:span text:style-name="T59"><text:s text:c="2"/></text:span><text:span text:style-name="T59">}</text:span></text:p>
            <text:p text:style-name="P40"><text:span text:style-name="T59"><text:s/></text:span><text:span text:style-name="T61">// ...</text:span></text:p>
            <text:p text:style-name="P40"><text:span text:style-name="T58"/></text:p>
          </draw:text-box>
        </draw:frame>
        <draw:frame draw:name="Shape 343" presentation:style-name="pr10" draw:text-style-name="P10" draw:layer="layout" svg:width="8.909cm" svg:height="18.25cm" svg:x="18.393cm" svg:y="1.274cm" presentation:class="outline" presentation:user-transformed="true">
          <draw:text-box>
            <text:p text:style-name="P40"><text:span text:style-name="T58"/></text:p>
            <text:p text:style-name="P40"><text:span text:style-name="T58">private:</text:span></text:p>
            <text:p text:style-name="P40"><text:span text:style-name="T59"><text:s text:c="2"/></text:span><text:span text:style-name="T59">atomic&lt;</text:span><text:span text:style-name="T58">int</text:span><text:span text:style-name="T59">&gt; counter;</text:span></text:p>
            <text:p text:style-name="P40"><text:span text:style-name="T61"><text:s text:c="2"/></text:span><text:span text:style-name="T61">// ...</text:span></text:p>
            <text:p text:style-name="P40"><text:span text:style-name="T59"><text:s text:c="2"/></text:span><text:span text:style-name="T60">TaskSynchronizer task_sync;</text:span><text:span text:style-name="T59"> <text:s text:c="3"/></text:span></text:p>
            <text:p text:style-name="P40"><text:span text:style-name="T59">};</text:span></text:p>
            <text:p text:style-name="P9"><text:span text:style-name="T58"/></text:p>
          </draw:text-box>
        </draw:frame>
        <presentation:notes draw:style-name="dp2">
          <draw:page-thumbnail draw:name="Shape 338" draw:style-name="gr1" draw:layer="layout" svg:width="16.931cm" svg:height="9.524cm" svg:x="1.059cm" svg:y="1.93cm" draw:page-number="43" presentation:class="page"/>
          <draw:frame draw:name="Shape 339" presentation:style-name="pr9" draw:text-style-name="P6" draw:layer="layout" svg:width="15.239cm" svg:height="11.429cm" svg:x="1.905cm" svg:y="12.065cm" presentation:class="notes" presentation:user-transformed="true">
            <draw:text-box>
              <text:p text:style-name="P15"><text:span text:style-name="T15">// 16</text:span></text:p>
              <text:p text:style-name="P15"><text:span text:style-name="T15">// Example good destruction sync: task synchronizer</text:span></text:p>
              <text:p text:style-name="P15"><text:span text:style-name="T15"><text:s/></text:span><text:span text:style-name="T15">// now task lifetime depends on task_synchronizer's</text:span></text:p>
              <text:p text:style-name="P15"><text:span text:style-name="T15"/></text:p>
              <text:p text:style-name="P15"><text:span text:style-name="T15"/></text:p>
              <text:p text:style-name="P14"><text:span text:style-name="T15"/></text:p>
            </draw:text-box>
          </draw:frame>
        </presentation:notes>
      </draw:page>
      <draw:page draw:name="RAII: Destructor" draw:style-name="dp3" draw:master-page-name="Title_20_and_20_body" presentation:presentation-page-layout-name="AL2T1">
        <draw:frame draw:name="Shape 348"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349" presentation:style-name="pr6" draw:text-style-name="P10" draw:layer="layout" svg:width="26.09cm" svg:height="13.947cm" svg:x="0.954cm" svg:y="4.704cm" presentation:class="outline" presentation:user-transformed="true">
          <draw:text-box>
            <text:list text:style-name="L7">
              <text:list-item>
                <text:p text:style-name="P9"><text:span text:style-name="T5">Notify all tasks to “join”;</text:span></text:p>
              </text:list-item>
            </text:list>
            <text:p text:style-name="P13"><text:span text:style-name="T5">If a task did not execute yet,</text:span><text:span text:style-name="T5"><text:line-break/></text:span><text:span text:style-name="T5">make it do nothing on execution;</text:span></text:p>
            <text:list text:style-name="L10">
              <text:list-item>
                <text:p text:style-name="P43"><text:span text:style-name="T5">Wait already running tasks to finish;</text:span></text:p>
              </text:list-item>
            </text:list>
            <text:p text:style-name="P13"><text:span text:style-name="T5">Stop waiting as soon as you can ignore tasks end;</text:span></text:p>
            <text:list text:style-name="L9">
              <text:list-item>
                <text:p text:style-name="P43"><text:span text:style-name="T23">Do not wait asynchronous calls from the destructor: fire </text:span><text:span text:style-name="T23">and forget?</text:span></text:p>
              </text:list-item>
            </text:list>
          </draw:text-box>
        </draw:frame>
        <draw:frame draw:name="Shape 350"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345" draw:style-name="gr1" draw:layer="layout" svg:width="16.931cm" svg:height="9.524cm" svg:x="1.059cm" svg:y="1.93cm" draw:page-number="44" presentation:class="page"/>
          <draw:frame draw:name="Shape 346" presentation:style-name="pr9" draw:text-style-name="P6" draw:layer="layout" svg:width="15.239cm" svg:height="11.429cm" svg:x="1.905cm" svg:y="12.065cm" presentation:class="notes" presentation:user-transformed="true">
            <draw:text-box>
              <text:p text:style-name="P14"><text:span text:style-name="T15">Do not wait. Fire and forget</text:span></text:p>
            </draw:text-box>
          </draw:frame>
        </presentation:notes>
      </draw:page>
      <draw:page draw:name="RAII: Destructor" draw:style-name="dp3" draw:master-page-name="Title_20_and_20_body" presentation:presentation-page-layout-name="AL2T1">
        <draw:frame draw:name="Shape 355"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356" presentation:style-name="pr6" draw:text-style-name="P10" draw:layer="layout" svg:width="26.09cm" svg:height="13.947cm" svg:x="0.954cm" svg:y="4.704cm" presentation:class="outline" presentation:user-transformed="true">
          <draw:text-box>
            <text:list text:style-name="L7">
              <text:list-item>
                <text:p text:style-name="P9"><text:span text:style-name="T5">Notify all tasks to “join”;</text:span></text:p>
              </text:list-item>
            </text:list>
            <text:p text:style-name="P13"><text:span text:style-name="T5">If a task did not execute yet,</text:span><text:span text:style-name="T5"><text:line-break/></text:span><text:span text:style-name="T5">make it do nothing on execution;</text:span></text:p>
            <text:list text:style-name="L10">
              <text:list-item>
                <text:p text:style-name="P43"><text:span text:style-name="T5">Wait already running tasks</text:span><text:span text:style-name="T23"> </text:span><text:span text:style-name="T5">to finish;</text:span></text:p>
              </text:list-item>
            </text:list>
            <text:p text:style-name="P13"><text:span text:style-name="T5">Stop waiting as soon as you can ignore tasks end;</text:span></text:p>
            <text:list text:style-name="L9">
              <text:list-item>
                <text:p text:style-name="P43"><text:span text:style-name="T23">Do not wait asynchronous calls from the destructor: </text:span><text:span text:style-name="T66">fire </text:span><text:span text:style-name="T66">and forget.</text:span><text:span text:style-name="T23"> If reasonable?</text:span></text:p>
              </text:list-item>
            </text:list>
          </draw:text-box>
        </draw:frame>
        <draw:frame draw:name="Shape 357"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352" draw:style-name="gr1" draw:layer="layout" svg:width="16.931cm" svg:height="9.524cm" svg:x="1.059cm" svg:y="1.93cm" draw:page-number="45" presentation:class="page"/>
          <draw:frame draw:name="Shape 353"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draw:style-name="dp3" draw:master-page-name="Title_20_and_20_body" presentation:presentation-page-layout-name="AL2T1">
        <draw:frame draw:name="Shape 362"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363" presentation:style-name="pr6" draw:text-style-name="P10" draw:layer="layout" svg:width="26.09cm" svg:height="4.052cm" svg:x="0.954cm" svg:y="4.155cm" presentation:class="outline" presentation:user-transformed="true">
          <draw:text-box>
            <text:p text:style-name="P9"><text:span text:style-name="T5">Do not wait asynchronous calls from the destructor: fire </text:span><text:span text:style-name="T5">and forget, if reasonable.</text:span></text:p>
            <text:p text:style-name="P9"><text:span text:style-name="T67"/></text:p>
          </draw:text-box>
        </draw:frame>
        <draw:frame draw:name="Shape 364"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365" presentation:style-name="pr10" draw:text-style-name="P10" draw:layer="layout" svg:width="13.573cm" svg:height="11.692cm" svg:x="0.752cm" svg:y="8.208cm" presentation:class="outline" presentation:user-transformed="true">
          <draw:text-box>
            <text:p text:style-name="P40"><text:span text:style-name="T58">struct</text:span><text:span text:style-name="T59"> System {</text:span></text:p>
            <text:p text:style-name="P40"><text:span text:style-name="T59"><text:s/></text:span><text:span text:style-name="T61">// ...</text:span></text:p>
            <text:p text:style-name="P40"><text:span text:style-name="T59"><text:s/></text:span><text:span text:style-name="T59">World&amp; world; </text:span><text:span text:style-name="T61">// dependency, not owned</text:span></text:p>
            <text:p text:style-name="P40"><text:span text:style-name="T58">public:</text:span></text:p>
            <text:p text:style-name="P40"><text:span text:style-name="T59"><text:s/></text:span><text:span text:style-name="T59">System(World&amp; w) : world(w) {}</text:span></text:p>
            <text:p text:style-name="P40"><text:span text:style-name="T59"><text:s/></text:span><text:span text:style-name="T59">~System()</text:span></text:p>
            <text:p text:style-name="P40"><text:span text:style-name="T59"><text:s/></text:span><text:span text:style-name="T59">{</text:span></text:p>
            <text:p text:style-name="P40"><text:span text:style-name="T59"><text:s text:c="3"/></text:span><text:span text:style-name="T59">world.notify_everybody(SystemEnd{})</text:span><text:span text:style-name="T60">.get()</text:span><text:span text:style-name="T59">;</text:span></text:p>
            <text:p text:style-name="P40"><text:span text:style-name="T59"><text:s/></text:span><text:span text:style-name="T59">}</text:span></text:p>
            <text:p text:style-name="P40"><text:span text:style-name="T59"><text:s/></text:span><text:span text:style-name="T61">// ...</text:span></text:p>
            <text:p text:style-name="P40"><text:span text:style-name="T59">};</text:span></text:p>
            <text:p text:style-name="P40"><text:span text:style-name="T58"/></text:p>
          </draw:text-box>
        </draw:frame>
        <draw:frame draw:name="Shape 366" presentation:style-name="pr10" draw:text-style-name="P10" draw:layer="layout" svg:width="12.833cm" svg:height="11.692cm" svg:x="14.325cm" svg:y="8.208cm" presentation:class="outline" presentation:user-transformed="true">
          <draw:text-box>
            <text:p text:style-name="P40"><text:span text:style-name="T68">struct</text:span><text:span text:style-name="T69"> World {</text:span></text:p>
            <text:p text:style-name="P40"><text:span text:style-name="T69"><text:s/></text:span><text:span text:style-name="T70">// ...</text:span></text:p>
            <text:p text:style-name="P40"><text:span text:style-name="T69"><text:s/></text:span><text:span text:style-name="T68">template</text:span><text:span text:style-name="T69">&lt;</text:span><text:span text:style-name="T68">class</text:span><text:span text:style-name="T69"> M&gt;</text:span></text:p>
            <text:p text:style-name="P40"><text:span text:style-name="T69"><text:s/></text:span><text:span text:style-name="T69">future&lt;</text:span><text:span text:style-name="T68">void</text:span><text:span text:style-name="T69">&gt; notify_everybody(M message);</text:span></text:p>
            <text:p text:style-name="P40"><text:span text:style-name="T69">};</text:span></text:p>
            <text:p text:style-name="P40"><text:span text:style-name="T68"/></text:p>
          </draw:text-box>
        </draw:frame>
        <presentation:notes draw:style-name="dp2"/>
        <officeooo:annotation svg:x="26.977cm" svg:y="0cm">
          <dc:creator>Jérémy MONNON</dc:creator>
          <dc:date>2017-04-12T14:02:31.334000000</dc:date>
          <text:p>"If reasonable"</text:p>
          <text:p>-&gt; if reasonable</text:p>
          <text:p>(minuscule)</text:p>
          <text:p/>
          <text:p>Condition sine qua non : World n'utilise pas en parallèle System.</text:p>
          <text:p/>
          <text:p>(ça concerne la version de la diapo suivante)</text:p>
        </officeooo:annotation>
        <officeooo:annotation svg:x="26.977cm" svg:y="0cm">
          <dc:creator>Joël LAMOTTE</dc:creator>
          <dc:date>2017-04-12T14:02:31.334000000</dc:date>
          <text:p>Oui j'ai pas précisé mais pour moi il n'y a pas de dépendences cycliques directes acceptable, Au PIRE on peut avoir un intermediaire qui depends des eux et les fait communiquer ensemble sans qu'ils sachent qu'ils sont liés autrement.</text:p>
        </officeooo:annotation>
        <officeooo:annotation svg:x="26.977cm" svg:y="1.587cm">
          <dc:creator>Jérémy MONNON</dc:creator>
          <dc:date>2017-04-06T14:10:54.412000000</dc:date>
          <text:p>Dernière ligne :</text:p>
          <text:p>la question importante est : est-ce que le handle détient la ressource ?</text:p>
        </officeooo:annotation>
      </draw:page>
      <draw:page draw:name="RAII: Destructor" draw:style-name="dp3" draw:master-page-name="Title_20_and_20_body" presentation:presentation-page-layout-name="AL2T1">
        <draw:frame draw:name="Shape 371"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372" presentation:style-name="pr6" draw:text-style-name="P10" draw:layer="layout" svg:width="26.09cm" svg:height="4.052cm" svg:x="0.954cm" svg:y="4.155cm" presentation:class="outline" presentation:user-transformed="true">
          <draw:text-box>
            <text:p text:style-name="P9"><text:span text:style-name="T5">Do not wait asynchronous calls from the destructor: fire </text:span><text:span text:style-name="T5">and forget, If reasonable.</text:span></text:p>
            <text:p text:style-name="P9"><text:span text:style-name="T67"/></text:p>
          </draw:text-box>
        </draw:frame>
        <draw:frame draw:name="Shape 373"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374" presentation:style-name="pr10" draw:text-style-name="P10" draw:layer="layout" svg:width="13.573cm" svg:height="11.692cm" svg:x="0.752cm" svg:y="8.208cm" presentation:class="outline" presentation:user-transformed="true">
          <draw:text-box>
            <text:p text:style-name="P40"><text:span text:style-name="T58">struct</text:span><text:span text:style-name="T59"> System {</text:span></text:p>
            <text:p text:style-name="P40"><text:span text:style-name="T59"><text:s/></text:span><text:span text:style-name="T61">// ...</text:span></text:p>
            <text:p text:style-name="P40"><text:span text:style-name="T59"><text:s/></text:span><text:span text:style-name="T59">World&amp; world; </text:span><text:span text:style-name="T61">// dependency, not owned</text:span></text:p>
            <text:p text:style-name="P40"><text:span text:style-name="T58">public:</text:span></text:p>
            <text:p text:style-name="P40"><text:span text:style-name="T59"><text:s/></text:span><text:span text:style-name="T59">System(World&amp; w) : world(w) {}</text:span></text:p>
            <text:p text:style-name="P40"><text:span text:style-name="T59"><text:s/></text:span><text:span text:style-name="T59">~System()</text:span></text:p>
            <text:p text:style-name="P40"><text:span text:style-name="T59"><text:s/></text:span><text:span text:style-name="T59">{</text:span></text:p>
            <text:p text:style-name="P40"><text:span text:style-name="T59"><text:s text:c="3"/></text:span><text:span text:style-name="T59">world.notify_everybody(SystemEnd{});</text:span></text:p>
            <text:p text:style-name="P40"><text:span text:style-name="T59"><text:s text:c="3"/></text:span><text:span text:style-name="T61">// fire and forget: ok</text:span></text:p>
            <text:p text:style-name="P40"><text:span text:style-name="T59"><text:s/></text:span><text:span text:style-name="T59">}</text:span></text:p>
            <text:p text:style-name="P40"><text:span text:style-name="T59"><text:s/></text:span><text:span text:style-name="T61">// ...</text:span></text:p>
            <text:p text:style-name="P40"><text:span text:style-name="T59">};</text:span></text:p>
            <text:p text:style-name="P40"><text:span text:style-name="T58"/></text:p>
          </draw:text-box>
        </draw:frame>
        <draw:frame draw:name="Shape 375" presentation:style-name="pr10" draw:text-style-name="P10" draw:layer="layout" svg:width="12.833cm" svg:height="11.692cm" svg:x="14.325cm" svg:y="8.208cm" presentation:class="outline" presentation:user-transformed="true">
          <draw:text-box>
            <text:p text:style-name="P40"><text:span text:style-name="T68">struct</text:span><text:span text:style-name="T69"> World {</text:span></text:p>
            <text:p text:style-name="P40"><text:span text:style-name="T69"><text:s/></text:span><text:span text:style-name="T70">// ...</text:span></text:p>
            <text:p text:style-name="P40"><text:span text:style-name="T69"><text:s/></text:span><text:span text:style-name="T68">template</text:span><text:span text:style-name="T69">&lt;</text:span><text:span text:style-name="T68">class</text:span><text:span text:style-name="T69"> M&gt;</text:span></text:p>
            <text:p text:style-name="P40"><text:span text:style-name="T69"><text:s/></text:span><text:span text:style-name="T69">future&lt;</text:span><text:span text:style-name="T68">void</text:span><text:span text:style-name="T69">&gt; notify_everybody(M message);</text:span></text:p>
            <text:p text:style-name="P40"><text:span text:style-name="T69">};</text:span></text:p>
            <text:p text:style-name="P40"><text:span text:style-name="T68"/></text:p>
          </draw:text-box>
        </draw:frame>
        <presentation:notes draw:style-name="dp2">
          <draw:page-thumbnail draw:name="Shape 368" draw:style-name="gr1" draw:layer="layout" svg:width="16.931cm" svg:height="9.524cm" svg:x="1.059cm" svg:y="1.93cm" draw:page-number="47" presentation:class="page"/>
          <draw:frame draw:name="Shape 369" presentation:style-name="pr9" draw:text-style-name="P6" draw:layer="layout" svg:width="15.239cm" svg:height="11.429cm" svg:x="1.905cm" svg:y="12.065cm" presentation:class="notes" presentation:user-transformed="true">
            <draw:text-box>
              <text:p text:style-name="P15"><text:span text:style-name="T15">// 18</text:span></text:p>
              <text:p text:style-name="P15"><text:span text:style-name="T15">// It's ok to not wait</text:span></text:p>
              <text:p text:style-name="P14"><text:span text:style-name="T15"/></text:p>
              <text:p text:style-name="P14"><text:span text:style-name="T15"/></text:p>
            </draw:text-box>
          </draw:frame>
        </presentation:notes>
      </draw:page>
      <draw:page draw:name="RAII: Destructor" draw:style-name="dp3" draw:master-page-name="Title_20_and_20_body" presentation:presentation-page-layout-name="AL2T1">
        <draw:frame draw:name="Shape 380" presentation:style-name="pr5" draw:text-style-name="P8" draw:layer="layout" svg:width="26.09cm" svg:height="2.337cm" svg:x="0.954cm" svg:y="1.816cm" presentation:class="title" presentation:user-transformed="true">
          <draw:text-box>
            <text:p text:style-name="P7"><text:span text:style-name="T2">RAII: </text:span><text:span text:style-name="T5">Destructor</text:span></text:p>
          </draw:text-box>
        </draw:frame>
        <draw:frame draw:name="Shape 381" presentation:style-name="pr6" draw:text-style-name="P10" draw:layer="layout" svg:width="26.09cm" svg:height="4.052cm" svg:x="0.954cm" svg:y="4.155cm" presentation:class="outline" presentation:user-transformed="true">
          <draw:text-box>
            <text:p text:style-name="P9"><text:span text:style-name="T5">Do not wait asynchronous calls from the destructor: fire </text:span><text:span text:style-name="T5">and forget, if reasonable.</text:span></text:p>
            <text:p text:style-name="P9"><text:span text:style-name="T67"/></text:p>
          </draw:text-box>
        </draw:frame>
        <draw:frame draw:name="Shape 382"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383" presentation:style-name="pr10" draw:text-style-name="P10" draw:layer="layout" svg:width="25.19cm" svg:height="11.692cm" svg:x="0.752cm" svg:y="8.208cm" presentation:class="outline" presentation:user-transformed="true">
          <draw:text-box>
            <text:p text:style-name="P40"><text:span text:style-name="T58">class</text:span><text:span text:style-name="T59"> Focus { </text:span><text:span text:style-name="T61">// Unique focus acquisition</text:span></text:p>
            <text:p text:style-name="P40"><text:span text:style-name="T59"><text:s/></text:span><text:span text:style-name="T59">SomeSystem&amp; system;</text:span></text:p>
            <text:p text:style-name="P40"><text:span text:style-name="T58">public:</text:span></text:p>
            <text:p text:style-name="P40"><text:span text:style-name="T61"><text:s/></text:span><text:span text:style-name="T61">// ... move-only</text:span></text:p>
            <text:p text:style-name="P40"><text:span text:style-name="T59"><text:s/></text:span><text:span text:style-name="T59">Focus(SomeSystem&amp; sys)</text:span></text:p>
            <text:p text:style-name="P40"><text:span text:style-name="T59"><text:s text:c="3"/></text:span><text:span text:style-name="T59">: system{ sys }</text:span></text:p>
            <text:p text:style-name="P40"><text:span text:style-name="T59"><text:s/></text:span><text:span text:style-name="T59">{ system.acquire_focus().get(); } </text:span><text:span text:style-name="T61">// wait to get it</text:span></text:p>
            <text:p text:style-name="P40"><text:span text:style-name="T59"><text:s/></text:span><text:span text:style-name="T61">// fire and forget: might be ok, we </text:span><text:span text:style-name="T71">don't really own or share the resource</text:span></text:p>
            <text:p text:style-name="P40"><text:span text:style-name="T59"><text:s/></text:span><text:span text:style-name="T59">~Focus() { system.notify_focus_end_use(); } </text:span><text:span text:style-name="T61">// async call, no wait</text:span></text:p>
            <text:p text:style-name="P40"><text:span text:style-name="T59"><text:s/></text:span><text:span text:style-name="T61">// ...</text:span></text:p>
            <text:p text:style-name="P40"><text:span text:style-name="T59">};</text:span></text:p>
            <text:p text:style-name="P40"><text:span text:style-name="T58"/></text:p>
          </draw:text-box>
        </draw:frame>
        <presentation:notes draw:style-name="dp2"/>
        <officeooo:annotation svg:x="26.977cm" svg:y="0cm">
          <dc:creator>Jérémy MONNON</dc:creator>
          <dc:date>2017-04-12T14:04:42.612000000</dc:date>
          <text:p>id{ provider.acquire_crown(id).get(); }</text:p>
          <text:p/>
          <text:p>-&gt; L'interface est bizarre : on passe l'id non-initialisé et on initialise id avec le retour.</text:p>
          <text:p/>
          <text:p>// Unique access to a crown</text:p>
          <text:p>-&gt; Dans la mesure où on passe au constructeur un pool de couronnes, l'unicité n'est pas claire.</text:p>
        </officeooo:annotation>
      </draw:page>
      <draw:page draw:name="RAII: Constructor and Destructor" draw:style-name="dp3" draw:master-page-name="Title_20_and_20_body" presentation:presentation-page-layout-name="AL2T1">
        <draw:frame draw:name="Shape 388" presentation:style-name="pr5" draw:text-style-name="P8" draw:layer="layout" svg:width="26.09cm" svg:height="2.337cm" svg:x="0.954cm" svg:y="1.816cm" presentation:class="title" presentation:user-transformed="true">
          <draw:text-box>
            <text:p text:style-name="P7"><text:span text:style-name="T2">RAII: </text:span><text:span text:style-name="T5">Constructor and Destructor</text:span></text:p>
          </draw:text-box>
        </draw:frame>
        <draw:frame draw:name="Shape 389" presentation:style-name="pr6" draw:text-style-name="P10" draw:layer="layout" svg:width="26.09cm" svg:height="13.947cm" svg:x="0.954cm" svg:y="4.704cm" presentation:class="outline" presentation:user-transformed="true">
          <draw:text-box>
            <text:p text:style-name="P9"><text:span text:style-name="T23">Observations:</text:span></text:p>
            <text:p text:style-name="P9"><text:span text:style-name="T5"/></text:p>
          </draw:text-box>
        </draw:frame>
        <draw:frame draw:name="Shape 390"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385" draw:style-name="gr1" draw:layer="layout" svg:width="16.931cm" svg:height="9.524cm" svg:x="1.059cm" svg:y="1.93cm" draw:page-number="49" presentation:class="page"/>
          <draw:frame draw:name="Shape 386" presentation:style-name="pr9" draw:text-style-name="P6" draw:layer="layout" svg:width="15.239cm" svg:height="11.429cm" svg:x="1.905cm" svg:y="12.065cm" presentation:class="notes" presentation:placeholder="true" presentation:user-transformed="true">
            <draw:text-box/>
          </draw:frame>
        </presentation:notes>
      </draw:page>
      <draw:page draw:name="page50" draw:style-name="dp3" draw:master-page-name="Title_20_and_20_body" presentation:presentation-page-layout-name="AL2T1">
        <draw:frame draw:name="Shape 395"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396" presentation:style-name="pr10" draw:text-style-name="P10" draw:layer="layout" svg:width="13.263cm" svg:height="18.25cm" svg:x="14.039cm" svg:y="1.274cm" presentation:class="outline" presentation:user-transformed="true">
          <draw:text-box>
            <text:p text:style-name="P40"><text:span text:style-name="T59"/></text:p>
            <text:p text:style-name="P40"><text:span text:style-name="T58">class</text:span><text:span text:style-name="T59"> VeryBigSystem</text:span></text:p>
            <text:p text:style-name="P40"><text:span text:style-name="T59">{</text:span></text:p>
            <text:p text:style-name="P40"><text:span text:style-name="T59"><text:s/></text:span><text:span text:style-name="T59">BigSystem k;</text:span></text:p>
            <text:p text:style-name="P40"><text:span text:style-name="T59"><text:s/></text:span><text:span text:style-name="T59">OtherBigSystem l;</text:span></text:p>
            <text:p text:style-name="P40"><text:span text:style-name="T59"><text:s/></text:span><text:span text:style-name="T59">TroublingSystem m{l, k};</text:span></text:p>
            <text:p text:style-name="P40"><text:span text:style-name="T59"><text:s/></text:span><text:span text:style-name="T61">// ...</text:span></text:p>
            <text:p text:style-name="P40"><text:span text:style-name="T59">};</text:span></text:p>
            <text:p text:style-name="P9"><text:span text:style-name="T58"/></text:p>
            <text:p text:style-name="P9"><text:span text:style-name="T59"/></text:p>
          </draw:text-box>
        </draw:frame>
        <draw:frame draw:name="Shape 397" presentation:style-name="pr10" draw:text-style-name="P10" draw:layer="layout" svg:width="12.862cm" svg:height="18.25cm" svg:x="0.933cm" svg:y="1.233cm" presentation:class="outline" presentation:user-transformed="true">
          <draw:text-box>
            <text:p text:style-name="P40"><text:span text:style-name="T58"/></text:p>
            <text:p text:style-name="P40"><text:span text:style-name="T58">template</text:span><text:span text:style-name="T59">&lt;</text:span><text:span text:style-name="T58">class</text:span><text:span text:style-name="T59"> T&gt; </text:span><text:span text:style-name="T58">class</text:span><text:span text:style-name="T59"> Mechanism { </text:span><text:span text:style-name="T61">/* ... */</text:span><text:span text:style-name="T59"> };</text:span></text:p>
            <text:p text:style-name="P40"><text:span text:style-name="T59"/></text:p>
            <text:p text:style-name="P40"><text:span text:style-name="T58">class</text:span><text:span text:style-name="T59"> SubSystem {</text:span></text:p>
            <text:p text:style-name="P40"><text:span text:style-name="T59"><text:s/></text:span><text:span text:style-name="T59">BigData data;</text:span></text:p>
            <text:p text:style-name="P40"><text:span text:style-name="T59"><text:s/></text:span><text:span text:style-name="T59">Mechanism cog{data};</text:span></text:p>
            <text:p text:style-name="P40"><text:span text:style-name="T59"><text:s/></text:span><text:span text:style-name="T61">// ...</text:span></text:p>
            <text:p text:style-name="P40"><text:span text:style-name="T59">};</text:span></text:p>
            <text:p text:style-name="P40"><text:span text:style-name="T59"/></text:p>
            <text:p text:style-name="P40"><text:span text:style-name="T58">class</text:span><text:span text:style-name="T59"> BigSystem {</text:span></text:p>
            <text:p text:style-name="P40"><text:span text:style-name="T59"><text:s/></text:span><text:span text:style-name="T59">ThreadPool executor;</text:span></text:p>
            <text:p text:style-name="P40"><text:span text:style-name="T59"><text:s/></text:span><text:span text:style-name="T59">SubSystem a{executor};</text:span></text:p>
            <text:p text:style-name="P40"><text:span text:style-name="T59"><text:s/></text:span><text:span text:style-name="T59">OtherSubSystem b{a, executor};</text:span></text:p>
            <text:p text:style-name="P40"><text:span text:style-name="T59"><text:s/></text:span><text:span text:style-name="T59">WeirdSubSystem c{b, executor};</text:span></text:p>
            <text:p text:style-name="P40"><text:span text:style-name="T59"><text:s/></text:span><text:span text:style-name="T61">// ...</text:span></text:p>
            <text:p text:style-name="P40"><text:span text:style-name="T59">};</text:span></text:p>
            <text:p text:style-name="P9"><text:span text:style-name="T58"/></text:p>
          </draw:text-box>
        </draw:frame>
        <presentation:notes draw:style-name="dp2">
          <draw:page-thumbnail draw:name="Shape 392" draw:style-name="gr1" draw:layer="layout" svg:width="16.931cm" svg:height="9.524cm" svg:x="1.059cm" svg:y="1.93cm" draw:page-number="50" presentation:class="page"/>
          <draw:frame draw:name="Shape 393" presentation:style-name="pr9" draw:text-style-name="P6" draw:layer="layout" svg:width="15.239cm" svg:height="11.429cm" svg:x="1.905cm" svg:y="12.065cm" presentation:class="notes" presentation:user-transformed="true">
            <draw:text-box>
              <text:p text:style-name="P15"><text:span text:style-name="T15">// 20</text:span></text:p>
              <text:p text:style-name="P15"><text:span text:style-name="T15">// What the user code looks like</text:span></text:p>
              <text:p text:style-name="P14"><text:span text:style-name="T15"/></text:p>
            </draw:text-box>
          </draw:frame>
        </presentation:notes>
      </draw:page>
      <draw:page draw:name="page51" draw:style-name="dp3" draw:master-page-name="Title_20_and_20_body" presentation:presentation-page-layout-name="AL2T1">
        <draw:frame draw:name="Shape 402"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403" presentation:style-name="pr10" draw:text-style-name="P10" draw:layer="layout" svg:width="13.263cm" svg:height="18.25cm" svg:x="14.039cm" svg:y="1.274cm" presentation:class="outline" presentation:user-transformed="true">
          <draw:text-box>
            <text:p text:style-name="P40"><text:span text:style-name="T72"/></text:p>
            <text:p text:style-name="P40"><text:span text:style-name="T72">Client::Client( std::string window_name, Configuration config )</text:span></text:p>
            <text:p text:style-name="P40"><text:span text:style-name="T72"><text:s text:c="5"/></text:span><text:span text:style-name="T72">: io_executor( IO_CYCLE_FREQUENCY )</text:span></text:p>
            <text:p text:style-name="P40"><text:span text:style-name="T72"><text:s text:c="5"/></text:span><text:span text:style-name="T72">, main_window( window_io, window_name,</text:span><text:span text:style-name="T72"><text:line-break/></text:span><text:span text:style-name="T72"> <text:s text:c="8"/>core::read_window_state( config ) )</text:span></text:p>
            <text:p text:style-name="P40"><text:span text:style-name="T72"><text:s text:c="5"/></text:span><text:span text:style-name="T72">, input_engine{ system_io, main_window,</text:span></text:p>
            <text:p text:style-name="P40"><text:span text:style-name="T72"><text:s text:c="9"/></text:span><text:span text:style-name="T72">input_config( config ) }</text:span></text:p>
            <text:p text:style-name="P40"><text:span text:style-name="T72"><text:s text:c="5"/></text:span><text:span text:style-name="T72">, graphic_engine{ std::ref(io_executor),</text:span></text:p>
            <text:p text:style-name="P40"><text:span text:style-name="T72"><text:s text:c="9"/></text:span><text:span text:style-name="T72">main_window, config }</text:span></text:p>
            <text:p text:style-name="P40"><text:span text:style-name="T72"><text:s text:c="5"/></text:span><text:span text:style-name="T72">, graphic_components{ graphic_engine }</text:span></text:p>
            <text:p text:style-name="P40"><text:span text:style-name="T72"><text:s text:c="5"/></text:span><text:span text:style-name="T72">, actions_registry{ input_engine }</text:span></text:p>
            <text:p text:style-name="P40"><text:span text:style-name="T72"><text:s/></text:span><text:span text:style-name="T72">{</text:span></text:p>
            <text:p text:style-name="P40"><text:span text:style-name="T72"><text:s text:c="5"/></text:span><text:span text:style-name="T72">main_window.show();</text:span></text:p>
            <text:p text:style-name="P40"><text:span text:style-name="T72"><text:s/></text:span><text:span text:style-name="T72">}</text:span></text:p>
            <text:p text:style-name="P9"><text:span text:style-name="T58"/></text:p>
            <text:p text:style-name="P9"><text:span text:style-name="T59"/></text:p>
          </draw:text-box>
        </draw:frame>
        <draw:frame draw:name="Shape 404" presentation:style-name="pr10" draw:text-style-name="P10" draw:layer="layout" svg:width="12.862cm" svg:height="18.25cm" svg:x="0.933cm" svg:y="1.233cm" presentation:class="outline" presentation:user-transformed="true">
          <draw:text-box>
            <text:p text:style-name="P40"><text:span text:style-name="T73">class</text:span><text:span text:style-name="T72"> Client</text:span></text:p>
            <text:p text:style-name="P40"><text:span text:style-name="T72">{</text:span></text:p>
            <text:p text:style-name="P40"><text:span text:style-name="T73">public:</text:span></text:p>
            <text:p text:style-name="P40"><text:span text:style-name="T72"><text:s text:c="3"/></text:span><text:span text:style-name="T72">Client( std::string window_name, Configuration configuration );</text:span></text:p>
            <text:p text:style-name="P40"><text:span text:style-name="T72"><text:s text:c="3"/></text:span><text:span text:style-name="T72">~Client() = </text:span><text:span text:style-name="T73">default</text:span><text:span text:style-name="T72">;</text:span></text:p>
            <text:p text:style-name="P40"><text:span text:style-name="T72"/></text:p>
            <text:p text:style-name="P40"><text:span text:style-name="T72"><text:s text:c="3"/></text:span><text:span text:style-name="T72">core::TaskChainThread io_executor;</text:span></text:p>
            <text:p text:style-name="P40"><text:span text:style-name="T72"/></text:p>
            <text:p text:style-name="P40"><text:span text:style-name="T72"><text:s text:c="3"/></text:span><text:span text:style-name="T72">core::SystemIO system_io{ io_executor };</text:span></text:p>
            <text:p text:style-name="P40"><text:span text:style-name="T72"><text:s text:c="3"/></text:span><text:span text:style-name="T72">core::WindowSystem window_io{ system_io };</text:span></text:p>
            <text:p text:style-name="P40"><text:span text:style-name="T72"><text:s text:c="3"/></text:span><text:span text:style-name="T72">core::Window main_window;</text:span></text:p>
            <text:p text:style-name="P40"><text:span text:style-name="T72"/></text:p>
            <text:p text:style-name="P40"><text:span text:style-name="T72"><text:s text:c="3"/></text:span><text:span text:style-name="T72">input::InputEngine input_engine;</text:span></text:p>
            <text:p text:style-name="P40"><text:span text:style-name="T72"><text:s text:c="3"/></text:span><text:span text:style-name="T72">graphic::GraphicEngine graphic_engine;</text:span></text:p>
            <text:p text:style-name="P40"><text:span text:style-name="T72"><text:s text:c="3"/></text:span><text:span text:style-name="T72">GraphicComponents graphic_components;</text:span></text:p>
            <text:p text:style-name="P40"><text:span text:style-name="T72"><text:s text:c="3"/></text:span><text:span text:style-name="T72">ActionsRegistry actions_registry;</text:span></text:p>
            <text:p text:style-name="P40"><text:span text:style-name="T72"><text:s text:c="3"/></text:span><text:span text:style-name="T74">// ...</text:span></text:p>
            <text:p text:style-name="P40"><text:span text:style-name="T72">};</text:span></text:p>
          </draw:text-box>
        </draw:frame>
        <presentation:notes draw:style-name="dp2">
          <draw:page-thumbnail draw:name="Shape 399" draw:style-name="gr1" draw:layer="layout" svg:width="16.931cm" svg:height="9.524cm" svg:x="1.059cm" svg:y="1.93cm" draw:page-number="51" presentation:class="page"/>
          <draw:frame draw:name="Shape 400" presentation:style-name="pr9" draw:text-style-name="P6" draw:layer="layout" svg:width="15.239cm" svg:height="11.429cm" svg:x="1.905cm" svg:y="12.065cm" presentation:class="notes" presentation:user-transformed="true">
            <draw:text-box>
              <text:p text:style-name="P14"><text:span text:style-name="T15">// 20</text:span></text:p>
              <text:p text:style-name="P14"><text:span text:style-name="T15">// What the user code looks like</text:span></text:p>
              <text:p text:style-name="P14"><text:span text:style-name="T15"/></text:p>
            </draw:text-box>
          </draw:frame>
        </presentation:notes>
      </draw:page>
      <draw:page draw:name="RAII: Constructor and Destructor" draw:style-name="dp3" draw:master-page-name="Title_20_and_20_body" presentation:presentation-page-layout-name="AL2T1">
        <draw:frame draw:name="Shape 409" presentation:style-name="pr6" draw:text-style-name="P10" draw:layer="layout" svg:width="26.09cm" svg:height="13.947cm" svg:x="0.954cm" svg:y="4.704cm" presentation:class="outline" presentation:user-transformed="true">
          <draw:text-box>
            <text:p text:style-name="P9"><text:span text:style-name="T23">Observations:</text:span></text:p>
            <text:p text:style-name="P12"><text:span text:style-name="T5">Like for all RAII-based code,</text:span><text:span text:style-name="T5"><text:line-break/></text:span><text:span text:style-name="T5">reasoning concurrent code appears</text:span><text:span text:style-name="T5"><text:line-break/></text:span><text:span text:style-name="T23">“easy”, familiar, unsurprising</text:span><text:span text:style-name="T5">.</text:span></text:p>
            <text:p text:style-name="P12"><text:span text:style-name="T5">Helps with </text:span><text:span text:style-name="T23">correctness</text:span><text:span text:style-name="T5">.</text:span></text:p>
            <text:p text:style-name="P12"><text:span text:style-name="T5">Opens door to </text:span><text:span text:style-name="T23">potential optimizations</text:span><text:span text:style-name="T5"><text:line-break/></text:span><text:span text:style-name="T5">(by avoiding blocking internally once algorithms are </text:span><text:span text:style-name="T5">correct).</text:span></text:p>
          </draw:text-box>
        </draw:frame>
        <draw:frame draw:name="Shape 410" presentation:style-name="pr5" draw:text-style-name="P8" draw:layer="layout" svg:width="26.09cm" svg:height="2.337cm" svg:x="0.954cm" svg:y="1.816cm" presentation:class="title" presentation:user-transformed="true">
          <draw:text-box>
            <text:p text:style-name="P7"><text:span text:style-name="T2">RAII: </text:span><text:span text:style-name="T5">Constructor and Destructor</text:span></text:p>
          </draw:text-box>
        </draw:frame>
        <draw:frame draw:name="Shape 411"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406" draw:style-name="gr1" draw:layer="layout" svg:width="16.931cm" svg:height="9.524cm" svg:x="1.059cm" svg:y="1.93cm" draw:page-number="52" presentation:class="page"/>
          <draw:frame draw:name="Shape 407" presentation:style-name="pr9" draw:text-style-name="P6" draw:layer="layout" svg:width="15.239cm" svg:height="11.429cm" svg:x="1.905cm" svg:y="12.065cm" presentation:class="notes" presentation:placeholder="true" presentation:user-transformed="true">
            <draw:text-box/>
          </draw:frame>
        </presentation:notes>
      </draw:page>
      <draw:page draw:name="Principles/Hypotheses" draw:style-name="dp3" draw:master-page-name="Title_20_and_20_body" presentation:presentation-page-layout-name="AL2T1">
        <draw:frame draw:name="Shape 416" presentation:style-name="pr5" draw:text-style-name="P8" draw:layer="layout" svg:width="26.09cm" svg:height="2.337cm" svg:x="0.954cm" svg:y="1.816cm" presentation:class="title" presentation:user-transformed="true">
          <draw:text-box>
            <text:p text:style-name="P7"><text:span text:style-name="T22">Principles/Hypotheses</text:span></text:p>
          </draw:text-box>
        </draw:frame>
        <draw:frame draw:name="Shape 417" presentation:style-name="pr6" draw:text-style-name="P10" draw:layer="layout" svg:width="26.09cm" svg:height="13.947cm" svg:x="0.954cm" svg:y="4.704cm" presentation:class="outline" presentation:user-transformed="true">
          <draw:text-box>
            <text:list text:style-name="L7">
              <text:list-item>
                <text:p text:style-name="P9"><text:span text:style-name="T5">RAII applied to concurrency</text:span></text:p>
              </text:list-item>
              <text:list-item>
                <text:p text:style-name="P9"><text:span text:style-name="T5">No raw synchronization primitives</text:span></text:p>
              </text:list-item>
              <text:list-item>
                <text:p text:style-name="P9"><text:span text:style-name="T5">Task ⇔ message</text:span></text:p>
              </text:list-item>
              <text:list-item>
                <text:p text:style-name="P9"><text:span text:style-name="T5">System ⇔ “Actor-like”</text:span></text:p>
              </text:list-item>
              <text:list-item>
                <text:p text:style-name="P9"><text:span text:style-name="T5">1 synchronization mechanism per abstraction</text:span></text:p>
              </text:list-item>
              <text:list-item>
                <text:p text:style-name="P9"><text:span text:style-name="T5">Executor( Task{} );</text:span></text:p>
              </text:list-item>
            </text:list>
            <text:p text:style-name="P9"><text:span text:style-name="T10"/></text:p>
          </draw:text-box>
        </draw:frame>
        <draw:frame draw:name="Shape 418"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413" draw:style-name="gr1" draw:layer="layout" svg:width="16.931cm" svg:height="9.524cm" svg:x="1.059cm" svg:y="1.93cm" draw:page-number="53" presentation:class="page"/>
          <draw:frame draw:name="Shape 414" presentation:style-name="pr9" draw:text-style-name="P6" draw:layer="layout" svg:width="15.239cm" svg:height="11.429cm" svg:x="1.905cm" svg:y="12.065cm" presentation:class="notes" presentation:placeholder="true" presentation:user-transformed="true">
            <draw:text-box/>
          </draw:frame>
        </presentation:notes>
      </draw:page>
      <draw:page draw:name="RAII applied to Concurrency" draw:style-name="dp3" draw:master-page-name="Title_20_and_20_body" presentation:presentation-page-layout-name="AL2T1">
        <draw:frame draw:name="Shape 423" presentation:style-name="pr5" draw:text-style-name="P8" draw:layer="layout" svg:width="26.09cm" svg:height="2.337cm" svg:x="0.954cm" svg:y="1.816cm" presentation:class="title" presentation:user-transformed="true">
          <draw:text-box>
            <text:p text:style-name="P7"><text:span text:style-name="T22">RAII applied to Concurrency</text:span></text:p>
          </draw:text-box>
        </draw:frame>
        <draw:frame draw:name="Shape 424" presentation:style-name="pr6" draw:text-style-name="P10" draw:layer="layout" svg:width="26.09cm" svg:height="13.947cm" svg:x="0.954cm" svg:y="4.704cm" presentation:class="outline" presentation:user-transformed="true">
          <draw:text-box>
            <text:p text:style-name="P11"><text:span text:style-name="T8"/></text:p>
            <text:p text:style-name="P11"><text:span text:style-name="T8">Questions?</text:span></text:p>
            <text:p text:style-name="P9"><text:span text:style-name="T64">References:</text:span><text:span text:style-name="T65"><text:line-break/></text:span><text:span text:style-name="T65">Sean Parent’s concurrency talk: </text:span><text:span text:style-name="T75"><text:a xlink:href="https://www.youtube.com/watch?v=32f6JrQPV8c" xlink:type="simple">https://www.youtube.com/watch?v=32f6JrQPV8c</text:a></text:span><text:span text:style-name="T65"> </text:span><text:span text:style-name="T65"><text:line-break/></text:span><text:span text:style-name="T65">Book “C++ Concurrency In Action”:</text:span><text:span text:style-name="T65"><text:line-break/></text:span><text:span text:style-name="T65"> <text:s text:c="14"/></text:span><text:span text:style-name="T75"><text:a xlink:href="https://www.manning.com/books/c-plus-plus-concurrency-in-action" xlink:type="simple">https://www.manning.com/books/c-plus-plus-concurrency-in-action</text:a></text:span><text:span text:style-name="T65"> </text:span></text:p>
            <text:p text:style-name="P11"><text:span text:style-name="T76"/></text:p>
            <text:p text:style-name="P11"><text:span text:style-name="T76">@mjklaim </text:span><text:span text:style-name="T77"><text:a xlink:href="mailto:mjklaim@gmail.com" xlink:type="simple">mjklaim@gmail.com</text:a></text:span><text:span text:style-name="T76"> or </text:span><text:span text:style-name="T77"><text:a xlink:href="mailto:jlamotte@softbankrobitics.com" xlink:type="simple">jlamotte@softbankrobotics.com</text:a></text:span><text:span text:style-name="T76"> </text:span></text:p>
            <text:p text:style-name="P9"><text:span text:style-name="T10"/></text:p>
          </draw:text-box>
        </draw:frame>
        <draw:frame draw:name="Shape 425"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420" draw:style-name="gr1" draw:layer="layout" svg:width="16.931cm" svg:height="9.524cm" svg:x="1.059cm" svg:y="1.93cm" draw:page-number="54" presentation:class="page"/>
          <draw:frame draw:name="Shape 421" presentation:style-name="pr9" draw:text-style-name="P6" draw:layer="layout" svg:width="15.239cm" svg:height="11.429cm" svg:x="1.905cm" svg:y="12.065cm" presentation:class="notes" presentation:placeholder="true" presentation:user-transformed="true">
            <draw:text-box/>
          </draw:frame>
        </presentation:notes>
      </draw:page>
      <draw:page draw:name="Projets &amp; Experimentations" draw:style-name="dp3" draw:master-page-name="Title_20_and_20_body" presentation:presentation-page-layout-name="AL2T1">
        <draw:frame draw:name="Shape 430" presentation:style-name="pr5" draw:text-style-name="P8" draw:layer="layout" svg:width="26.09cm" svg:height="2.337cm" svg:x="0.954cm" svg:y="1.816cm" presentation:class="title" presentation:user-transformed="true">
          <draw:text-box>
            <text:p text:style-name="P7"><text:span text:style-name="T2">Projets &amp; Experimentations</text:span></text:p>
          </draw:text-box>
        </draw:frame>
        <draw:frame draw:name="Shape 431"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432" presentation:style-name="pr6" draw:text-style-name="P10" draw:layer="layout" svg:width="26.09cm" svg:height="13.947cm" svg:x="0.954cm" svg:y="4.704cm" presentation:class="outline" presentation:user-transformed="true">
          <draw:text-box>
            <text:p text:style-name="P9"><text:span text:style-name="T9">Qi library </text:span><text:span text:style-name="T5">(SBE): </text:span><text:span text:style-name="T77"><text:a xlink:href="https://github.com/aldebaran/libqi" xlink:type="simple">https://github.com/aldebaran/libqi</text:a></text:span><text:span text:style-name="T78"> </text:span></text:p>
            <text:p text:style-name="P9"><text:span text:style-name="T5">An inter-process RPC-based communication middleware </text:span><text:span text:style-name="T5">and concurrency coding tools.</text:span></text:p>
            <text:p text:style-name="P12"><text:span text:style-name="T5">Targets robotics use cases (multi-process)</text:span></text:p>
            <text:p text:style-name="P12"><text:span text:style-name="T5">Gives good perspective vs experimentations</text:span></text:p>
            <text:p text:style-name="P47"><text:span text:style-name="T7">WE ARE STILL RECRUITING</text:span></text:p>
            <text:p text:style-name="P12"><text:span text:style-name="T10"/></text:p>
          </draw:text-box>
        </draw:frame>
        <presentation:notes draw:style-name="dp2"/>
        <officeooo:annotation svg:x="26.977cm" svg:y="0cm">
          <dc:creator>Jérémy MONNON</dc:creator>
          <dc:date>2017-04-11T13:33:14.060000000</dc:date>
          <text:p>Je propose que tu mettes RECRUITING en haut de chaque diapo.</text:p>
        </officeooo:annotation>
        <officeooo:annotation svg:x="26.977cm" svg:y="0cm">
          <dc:creator>Taylor VELTROP</dc:creator>
          <dc:date>2017-04-10T09:39:35.386000000</dc:date>
          <text:p>c'est une blague?</text:p>
        </officeooo:annotation>
        <officeooo:annotation svg:x="26.977cm" svg:y="1.587cm">
          <dc:creator>Jérémy MONNON</dc:creator>
          <dc:date>2017-04-11T13:33:14.060000000</dc:date>
          <text:p>Oui, j'avais l'impression qu'on avait bien compris le message et qu'insister pouvait être contre-productif :)</text:p>
        </officeooo:annotation>
      </draw:page>
      <draw:page draw:name="RAII applied to Concurrency" draw:style-name="dp3" draw:master-page-name="Title_20_and_20_body" presentation:presentation-page-layout-name="AL2T1">
        <draw:frame draw:name="Shape 437" presentation:style-name="pr5" draw:text-style-name="P8" draw:layer="layout" svg:width="26.09cm" svg:height="2.337cm" svg:x="0.954cm" svg:y="1.816cm" presentation:class="title" presentation:user-transformed="true">
          <draw:text-box>
            <text:p text:style-name="P7"><text:span text:style-name="T22">RAII applied to Concurrency</text:span></text:p>
          </draw:text-box>
        </draw:frame>
        <draw:frame draw:name="Shape 438" presentation:style-name="pr8" draw:text-style-name="P10" draw:layer="layout" svg:width="26.09cm" svg:height="13.947cm" svg:x="0.954cm" svg:y="4.704cm" presentation:class="outline" presentation:user-transformed="true">
          <draw:text-box>
            <text:p text:style-name="P11"><text:span text:style-name="T5">BONUS CODE!</text:span></text:p>
            <text:p text:style-name="P11"><text:span text:style-name="T5">TaskSynchronizer</text:span></text:p>
          </draw:text-box>
        </draw:frame>
        <draw:frame draw:name="Shape 439"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434" draw:style-name="gr1" draw:layer="layout" svg:width="16.931cm" svg:height="9.524cm" svg:x="1.059cm" svg:y="1.93cm" draw:page-number="56" presentation:class="page"/>
          <draw:frame draw:name="Shape 435" presentation:style-name="pr9" draw:text-style-name="P6" draw:layer="layout" svg:width="15.239cm" svg:height="11.429cm" svg:x="1.905cm" svg:y="12.065cm" presentation:class="notes" presentation:placeholder="true" presentation:user-transformed="true">
            <draw:text-box/>
          </draw:frame>
        </presentation:notes>
      </draw:page>
      <draw:page draw:name="Projects &amp; Experimentations" draw:style-name="dp3" draw:master-page-name="Title_20_and_20_body" presentation:presentation-page-layout-name="AL2T1">
        <draw:frame draw:name="Shape 444" presentation:style-name="pr5" draw:text-style-name="P8" draw:layer="layout" svg:width="26.09cm" svg:height="2.337cm" svg:x="0.954cm" svg:y="1.816cm" presentation:class="title" presentation:user-transformed="true">
          <draw:text-box>
            <text:p text:style-name="P7"><text:span text:style-name="T2">Projects &amp; Experimentations</text:span></text:p>
          </draw:text-box>
        </draw:frame>
        <draw:frame draw:name="Shape 445"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draw:frame draw:name="Shape 446" presentation:style-name="pr6" draw:text-style-name="P10" draw:layer="layout" svg:width="26.09cm" svg:height="13.947cm" svg:x="0.954cm" svg:y="4.704cm" presentation:class="outline" presentation:user-transformed="true">
          <draw:text-box>
            <text:p text:style-name="P9"><text:span text:style-name="T21">My Technical Goals</text:span><text:span text:style-name="T23">: </text:span></text:p>
            <text:list text:style-name="L8">
              <text:list-item>
                <text:p text:style-name="P9"><text:span text:style-name="T23">code maintainable for </text:span><text:span text:style-name="T21">long-term</text:span></text:p>
              </text:list-item>
              <text:list-item>
                <text:p text:style-name="P9"><text:span text:style-name="T21">scalable</text:span><text:span text:style-name="T23"> usage of available resources</text:span></text:p>
              </text:list-item>
              <text:list-item>
                <text:p text:style-name="P9"><text:span text:style-name="T23">good </text:span><text:span text:style-name="T21">performance</text:span></text:p>
              </text:list-item>
              <text:list-item>
                <text:p text:style-name="P9"><text:span text:style-name="T23">open door to easy </text:span><text:span text:style-name="T21">extensibility</text:span></text:p>
              </text:list-item>
            </text:list>
            <text:p text:style-name="P9"><text:span text:style-name="T10"/></text:p>
          </draw:text-box>
        </draw:frame>
        <presentation:notes draw:style-name="dp2"/>
        <officeooo:annotation svg:x="26.977cm" svg:y="0cm">
          <dc:creator>Joël LAMOTTE</dc:creator>
          <dc:date>2017-04-09T15:41:37.905000000</dc:date>
          <text:p>Add mention of C++ Concurrency In Action</text:p>
        </officeooo:annotation>
      </draw:page>
      <draw:page draw:name="RAII: Constructor" draw:style-name="dp3" draw:master-page-name="Title_20_and_20_body" presentation:presentation-page-layout-name="AL2T1">
        <draw:frame draw:name="Shape 451" presentation:style-name="pr5" draw:text-style-name="P8" draw:layer="layout" svg:width="26.09cm" svg:height="2.337cm" svg:x="0.954cm" svg:y="1.816cm" presentation:class="title" presentation:user-transformed="true">
          <draw:text-box>
            <text:p text:style-name="P7"><text:span text:style-name="T22">RAII: </text:span><text:span text:style-name="T23">Constructor</text:span></text:p>
          </draw:text-box>
        </draw:frame>
        <draw:frame draw:name="Shape 452" presentation:style-name="pr6" draw:text-style-name="P10" draw:layer="layout" svg:width="26.09cm" svg:height="13.947cm" svg:x="0.954cm" svg:y="4.704cm" presentation:class="outline" presentation:user-transformed="true">
          <draw:text-box>
            <text:p text:style-name="P9"><text:span text:style-name="T5">No member call can happen.</text:span></text:p>
            <text:p text:style-name="P12"><text:span text:style-name="T5">No need to protect data…</text:span></text:p>
            <text:p text:style-name="P12"><text:span text:style-name="T5">… </text:span><text:span text:style-name="T5">except if we need to launch concurrent tasks for </text:span><text:span text:style-name="T5">initialization!</text:span></text:p>
            <text:p text:style-name="P12"><text:span text:style-name="T5"/></text:p>
          </draw:text-box>
        </draw:frame>
        <draw:frame draw:name="Shape 453"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officeooo:annotation svg:x="26.977cm" svg:y="0cm">
          <dc:creator>Jérémy MONNON</dc:creator>
          <dc:date>2017-04-09T22:55:32.450000000</dc:date>
          <text:p>Le cas que j'imagine est surtout une séparation des données, donc pas de protection au sens mutex / strand.</text:p>
        </officeooo:annotation>
        <officeooo:annotation svg:x="26.977cm" svg:y="0cm">
          <dc:creator>Joël LAMOTTE</dc:creator>
          <dc:date>2017-04-09T22:55:32.450000000</dc:date>
          <text:p>Tous les cas ne sont pas aussi simple, par exemple quand les membres sont interdépendant.</text:p>
        </officeooo:annotation>
      </draw:page>
      <draw:page draw:name="page59" draw:style-name="dp3" draw:master-page-name="Title_20_and_20_body" presentation:presentation-page-layout-name="AL2T1">
        <draw:frame draw:name="Shape 458" presentation:style-name="pr10" draw:text-style-name="P10" draw:layer="layout" svg:width="25.835cm" svg:height="18.45cm" svg:x="0.933cm" svg:y="1.233cm" presentation:class="outline" presentation:user-transformed="true">
          <draw:text-box>
            <text:p text:style-name="P40"><text:span text:style-name="T58">struct</text:span><text:span text:style-name="T59"> System {</text:span></text:p>
            <text:p text:style-name="P40"><text:span text:style-name="T59"><text:s/></text:span><text:span text:style-name="T58">explicit</text:span><text:span text:style-name="T59"> System(</text:span><text:span text:style-name="T58">int</text:span><text:span text:style-name="T59"> x) {</text:span></text:p>
            <text:p text:style-name="P40"><text:span text:style-name="T59"><text:s text:c="3"/></text:span><text:span text:style-name="T59">crunch(x).then([&amp;]( </text:span><text:span text:style-name="T58">auto</text:span><text:span text:style-name="T59"> ft_data ){</text:span></text:p>
            <text:p text:style-name="P40"><text:span text:style-name="T59"><text:s text:c="5"/></text:span><text:span text:style-name="T59">store.push_back( ft_data );</text:span></text:p>
            <text:p text:style-name="P40"><text:span text:style-name="T59"><text:s text:c="3"/></text:span><text:span text:style-name="T59">});</text:span></text:p>
            <text:p text:style-name="P40"><text:span text:style-name="T59"/></text:p>
            <text:p text:style-name="P40"><text:span text:style-name="T59"><text:s text:c="3"/></text:span><text:span text:style-name="T59">big_fat_random_garbage()</text:span><text:span text:style-name="T59"><text:line-break/></text:span><text:span text:style-name="T59"> <text:s text:c="4"/>.then([&amp;](</text:span><text:span text:style-name="T58">auto</text:span><text:span text:style-name="T59"> ft_ints){</text:span></text:p>
            <text:p text:style-name="P40"><text:span text:style-name="T59"><text:s text:c="7"/></text:span><text:span text:style-name="T59">values = ft_ints.get();</text:span></text:p>
            <text:p text:style-name="P40"><text:span text:style-name="T59"><text:s text:c="5"/></text:span><text:span text:style-name="T59">});</text:span></text:p>
            <text:p text:style-name="P40"><text:span text:style-name="T59"><text:s/></text:span><text:span text:style-name="T59">}</text:span></text:p>
            <text:p text:style-name="P40"><text:span text:style-name="T59"><text:s/></text:span><text:span text:style-name="T61">// ...</text:span></text:p>
            <text:p text:style-name="P40"><text:span text:style-name="T59"><text:s/></text:span><text:span text:style-name="T59">future&lt;</text:span><text:span text:style-name="T58">int</text:span><text:span text:style-name="T59">&gt; foowizz(Data data) { </text:span><text:span text:style-name="T61">/*???*/</text:span><text:span text:style-name="T59"> } </text:span><text:span text:style-name="T61">// not a trigraph</text:span></text:p>
            <text:p text:style-name="P40"><text:span text:style-name="T58">private:</text:span></text:p>
            <text:p text:style-name="P40"><text:span text:style-name="T59"><text:s/></text:span><text:span text:style-name="T59">vector&lt;Data&gt; store;</text:span></text:p>
            <text:p text:style-name="P40"><text:span text:style-name="T59"><text:s/></text:span><text:span text:style-name="T59">vector&lt;</text:span><text:span text:style-name="T58">int</text:span><text:span text:style-name="T59">&gt; values;</text:span></text:p>
            <text:p text:style-name="P40"><text:span text:style-name="T59"><text:s/></text:span><text:span text:style-name="T61">// ...</text:span></text:p>
            <text:p text:style-name="P40"><text:span text:style-name="T59">};</text:span></text:p>
            <text:p text:style-name="P9"><text:span text:style-name="T58"/></text:p>
          </draw:text-box>
        </draw:frame>
        <draw:frame draw:name="Shape 459" presentation:style-name="pr7" draw:text-style-name="P5" draw:layer="layout" svg:width="1.679cm" svg:height="1.605cm" svg:x="25.944cm" svg:y="19.037cm" presentation:class="page-number" presentation:user-transformed="true">
          <draw:text-box>
            <text:p text:style-name="P4"><text:span text:style-name="T4"><text:page-number>&lt;number&gt;</text:page-number></text:span></text:p>
          </draw:text-box>
        </draw:frame>
        <presentation:notes draw:style-name="dp2">
          <draw:page-thumbnail draw:name="Shape 455" draw:style-name="gr1" draw:layer="layout" svg:width="16.931cm" svg:height="9.524cm" svg:x="1.059cm" svg:y="1.93cm" draw:page-number="59" presentation:class="page"/>
          <draw:frame draw:name="Shape 456" presentation:style-name="pr9" draw:text-style-name="P6" draw:layer="layout" svg:width="15.239cm" svg:height="11.429cm" svg:x="1.905cm" svg:y="12.065cm" presentation:class="notes" presentation:user-transformed="true">
            <draw:text-box>
              <text:p text:style-name="P15"><text:span text:style-name="T15">// Le besoin de protection dépends de ce dont on a besoin dans les membres.</text:span></text:p>
              <text:p text:style-name="P15"><text:span text:style-name="T15"/></text:p>
              <text:p text:style-name="P14"><text:span text:style-name="T1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ce style:name="Arial1" svg:font-family="Arial"/>
    <style:font-face style:name="Roboto Mono" svg:font-family="'Roboto Mono'"/>
    <style:font-face style:name="Ultra" svg:font-family="Ultra"/>
    <style:font-face style:name="mmmmonospace" svg:font-family="mmmmonospace"/>
    <style:font-face style:name="monospace" svg:font-family="monospace"/>
    <style:font-face style:name="Monospace" svg:font-family="Monospace" style:font-pitch="fixed"/>
    <style:font-face style:name="monospace1" svg:font-family="monospace" style:font-pitch="fixed"/>
    <style:font-face style:name="Arial" svg:font-family="Arial" style:font-pitch="variable"/>
    <style:font-face style:name="Caladea1" svg:font-family="Caladea"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21212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0.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587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9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46cm" fo:margin-bottom="0cm" fo:text-indent="0cm"/>
      <style:text-properties fo:font-size="29.3999996185303pt" style:font-size-asian="20pt" style:font-size-complex="20pt"/>
    </style:style>
    <style:style style:name="Title_20_slide-outline6" style:display-name="Title slide-outline6" style:family="presentation" style:parent-style-name="Title_20_slide-outline5">
      <style:paragraph-properties fo:margin-left="0cm" fo:margin-right="0cm" fo:margin-top="0.146cm" fo:margin-bottom="0cm" fo:text-indent="0cm"/>
      <style:text-properties fo:font-size="29.3999996185303pt" style:font-size-asian="20pt" style:font-size-complex="20pt"/>
    </style:style>
    <style:style style:name="Title_20_slide-outline7" style:display-name="Title slide-outline7" style:family="presentation" style:parent-style-name="Title_20_slide-outline6">
      <style:paragraph-properties fo:margin-left="0cm" fo:margin-right="0cm" fo:margin-top="0.146cm" fo:margin-bottom="0cm" fo:text-indent="0cm"/>
      <style:text-properties fo:font-size="29.3999996185303pt" style:font-size-asian="20pt" style:font-size-complex="20pt"/>
    </style:style>
    <style:style style:name="Title_20_slide-outline8" style:display-name="Title slide-outline8" style:family="presentation" style:parent-style-name="Title_20_slide-outline7">
      <style:paragraph-properties fo:margin-left="0cm" fo:margin-right="0cm" fo:margin-top="0.146cm" fo:margin-bottom="0cm" fo:text-indent="0cm"/>
      <style:text-properties fo:font-size="29.3999996185303pt" style:font-size-asian="20pt" style:font-size-complex="20pt"/>
    </style:style>
    <style:style style:name="Title_20_slide-outline9" style:display-name="Title slide-outline9" style:family="presentation" style:parent-style-name="Title_20_slide-outline8">
      <style:paragraph-properties fo:margin-left="0cm" fo:margin-right="0cm" fo:margin-top="0.146cm" fo:margin-bottom="0cm" fo:text-indent="0cm"/>
      <style:text-properties fo:font-size="29.3999996185303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0.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212121"/>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0.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587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9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left="0cm" fo:margin-right="0cm" fo:margin-top="0.146cm" fo:margin-bottom="0cm" fo:text-indent="0cm"/>
      <style:text-properties fo:font-size="29.3999996185303pt" style:font-size-asian="20pt" style:font-size-complex="20pt"/>
    </style:style>
    <style:style style:name="Title_20_and_20_body-outline6" style:display-name="Title and body-outline6" style:family="presentation" style:parent-style-name="Title_20_and_20_body-outline5">
      <style:paragraph-properties fo:margin-left="0cm" fo:margin-right="0cm" fo:margin-top="0.146cm" fo:margin-bottom="0cm" fo:text-indent="0cm"/>
      <style:text-properties fo:font-size="29.3999996185303pt" style:font-size-asian="20pt" style:font-size-complex="20pt"/>
    </style:style>
    <style:style style:name="Title_20_and_20_body-outline7" style:display-name="Title and body-outline7" style:family="presentation" style:parent-style-name="Title_20_and_20_body-outline6">
      <style:paragraph-properties fo:margin-left="0cm" fo:margin-right="0cm" fo:margin-top="0.146cm" fo:margin-bottom="0cm" fo:text-indent="0cm"/>
      <style:text-properties fo:font-size="29.3999996185303pt" style:font-size-asian="20pt" style:font-size-complex="20pt"/>
    </style:style>
    <style:style style:name="Title_20_and_20_body-outline8" style:display-name="Title and body-outline8" style:family="presentation" style:parent-style-name="Title_20_and_20_body-outline7">
      <style:paragraph-properties fo:margin-left="0cm" fo:margin-right="0cm" fo:margin-top="0.146cm" fo:margin-bottom="0cm" fo:text-indent="0cm"/>
      <style:text-properties fo:font-size="29.3999996185303pt" style:font-size-asian="20pt" style:font-size-complex="20pt"/>
    </style:style>
    <style:style style:name="Title_20_and_20_body-outline9" style:display-name="Title and body-outline9" style:family="presentation" style:parent-style-name="Title_20_and_20_body-outline8">
      <style:paragraph-properties fo:margin-left="0cm" fo:margin-right="0cm" fo:margin-top="0.146cm" fo:margin-bottom="0cm" fo:text-indent="0cm"/>
      <style:text-properties fo:font-size="29.3999996185303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0.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frame draw:name="Shape 10" presentation:style-name="Mpr1" draw:text-style-name="MP5" draw:layer="backgroundobjects" svg:width="26.09cm" svg:height="8.379cm" svg:x="0.954cm" svg:y="3.039cm" presentation:class="title" presentation:user-transformed="true">
        <draw:text-box>
          <text:p/>
        </draw:text-box>
      </draw:frame>
      <draw:frame draw:name="Shape 12" presentation:style-name="Mpr2" draw:text-style-name="MP7" draw:layer="backgroundobjects" svg:width="1.679cm" svg:height="1.605cm" svg:x="25.944cm" svg:y="19.037cm" presentation:class="page-number" presentation:user-transformed="true">
        <draw:text-box>
          <text:p text:style-name="MP6"><text:span text:style-name="MT2"><text:page-number>&lt;number&gt;</text:page-number></text:span></text:p>
        </draw:text-box>
      </draw:frame>
      <draw:frame presentation:style-name="Title_20_slide-outline1" draw:layer="backgroundobjects" svg:width="25.199cm" svg:height="12.178cm" svg:x="1.4cm" svg:y="4.91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1">
      <draw:frame draw:name="Shape 17" presentation:style-name="Mpr5" draw:text-style-name="MP8" draw:layer="backgroundobjects" svg:width="26.09cm" svg:height="2.337cm" svg:x="0.954cm" svg:y="1.816cm" presentation:class="title" presentation:user-transformed="true">
        <draw:text-box>
          <text:p/>
        </draw:text-box>
      </draw:frame>
      <draw:frame draw:name="Shape 18" presentation:style-name="Title_20_and_20_body-outline1" draw:layer="backgroundobjects" svg:width="26.09cm" svg:height="13.947cm" svg:x="0.954cm" svg:y="4.704cm" presentation:class="outline" presentation:placeholder="true" presentation:user-transformed="true">
        <draw:text-box/>
      </draw:frame>
      <draw:frame draw:name="Shape 19" presentation:style-name="Mpr6" draw:text-style-name="MP7" draw:layer="backgroundobjects" svg:width="1.679cm" svg:height="1.605cm" svg:x="25.944cm" svg:y="19.037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6.2$Linux_X86_64 LibreOffice_project/20$Build-2</meta:generator>
    <dc:date>2017-04-23T18:32:13.075428688</dc:date>
    <meta:editing-duration>PT5M40S</meta:editing-duration>
    <meta:editing-cycles>2</meta:editing-cycles>
    <meta:document-statistic meta:object-count="290"/>
  </office:meta>
</office:document-meta>
</file>